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541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4.752cm"/>
    </style:style>
    <style:style style:name="Table1.C" style:family="table-column">
      <style:table-column-properties style:column-width="5.58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20pt" officeooo:paragraph-rsid="000bfc16" style:font-size-asian="20pt" style:font-size-complex="20pt"/>
    </style:style>
    <style:style style:name="P2" style:family="paragraph" style:parent-style-name="Heading_20_1">
      <style:paragraph-properties fo:break-before="column"/>
      <style:text-properties officeooo:paragraph-rsid="000bfc16"/>
    </style:style>
    <style:style style:name="P3" style:family="paragraph" style:parent-style-name="Heading_20_1">
      <style:text-properties officeooo:paragraph-rsid="000bfc16"/>
    </style:style>
    <style:style style:name="P4" style:family="paragraph" style:parent-style-name="Heading_20_2">
      <style:text-properties officeooo:paragraph-rsid="000bfc16"/>
    </style:style>
    <style:style style:name="P5" style:family="paragraph" style:parent-style-name="Heading_20_3">
      <style:text-properties officeooo:paragraph-rsid="000bfc16"/>
    </style:style>
    <style:style style:name="P6" style:family="paragraph" style:parent-style-name="Heading_20_4">
      <style:text-properties officeooo:paragraph-rsid="000bfc16"/>
    </style:style>
    <style:style style:name="P7" style:family="paragraph" style:parent-style-name="Horizontal_20_Line">
      <style:text-properties officeooo:paragraph-rsid="000bfc16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0bfc16"/>
    </style:style>
    <style:style style:name="P9" style:family="paragraph" style:parent-style-name="Preformatted_20_Text">
      <style:text-properties officeooo:paragraph-rsid="000bfc16"/>
    </style:style>
    <style:style style:name="P10" style:family="paragraph" style:parent-style-name="Quotations">
      <style:text-properties officeooo:paragraph-rsid="000bfc16"/>
    </style:style>
    <style:style style:name="P11" style:family="paragraph" style:parent-style-name="Standard">
      <style:text-properties officeooo:paragraph-rsid="000bfc16"/>
    </style:style>
    <style:style style:name="P12" style:family="paragraph" style:parent-style-name="Text_20_body">
      <style:text-properties officeooo:paragraph-rsid="000bfc16"/>
    </style:style>
    <style:style style:name="P13" style:family="paragraph" style:parent-style-name="Standard">
      <style:text-properties fo:font-size="12pt" fo:font-weight="normal" officeooo:paragraph-rsid="000bfc16" style:font-size-asian="12pt" style:font-weight-asian="normal" style:font-size-complex="12pt" style:font-weight-complex="normal"/>
    </style:style>
    <style:style style:name="P14" style:family="paragraph" style:parent-style-name="Heading_20_1">
      <style:text-properties officeooo:paragraph-rsid="000dcef5"/>
    </style:style>
    <style:style style:name="P15" style:family="paragraph" style:parent-style-name="Horizontal_20_Line">
      <style:text-properties officeooo:paragraph-rsid="000bfc16"/>
    </style:style>
    <style:style style:name="P16" style:family="paragraph" style:parent-style-name="Preformatted_20_Text" style:list-style-name="L1">
      <style:paragraph-properties fo:margin-top="0cm" fo:margin-bottom="0.499cm" style:contextual-spacing="false"/>
      <style:text-properties officeooo:paragraph-rsid="000bfc16"/>
    </style:style>
    <style:style style:name="P17" style:family="paragraph" style:parent-style-name="Preformatted_20_Text" style:list-style-name="L1">
      <style:text-properties officeooo:paragraph-rsid="000bfc16"/>
    </style:style>
    <style:style style:name="P18" style:family="paragraph" style:parent-style-name="Preformatted_20_Text" style:list-style-name="L36">
      <style:paragraph-properties fo:margin-top="0cm" fo:margin-bottom="0.499cm" style:contextual-spacing="false"/>
      <style:text-properties officeooo:paragraph-rsid="000bfc16"/>
    </style:style>
    <style:style style:name="P19" style:family="paragraph" style:parent-style-name="Preformatted_20_Text" style:list-style-name="L38">
      <style:text-properties officeooo:paragraph-rsid="000bfc16"/>
    </style:style>
    <style:style style:name="P20" style:family="paragraph" style:parent-style-name="Preformatted_20_Text" style:list-style-name="L38">
      <style:paragraph-properties fo:margin-top="0cm" fo:margin-bottom="0.499cm" style:contextual-spacing="false"/>
      <style:text-properties officeooo:paragraph-rsid="000bfc16"/>
    </style:style>
    <style:style style:name="P21" style:family="paragraph" style:parent-style-name="Preformatted_20_Text" style:list-style-name="L44">
      <style:paragraph-properties fo:margin-top="0cm" fo:margin-bottom="0.499cm" style:contextual-spacing="false"/>
      <style:text-properties officeooo:paragraph-rsid="000bfc16"/>
    </style:style>
    <style:style style:name="P22" style:family="paragraph" style:parent-style-name="Preformatted_20_Text" style:list-style-name="L44">
      <style:text-properties officeooo:paragraph-rsid="000bfc16"/>
    </style:style>
    <style:style style:name="P23" style:family="paragraph" style:parent-style-name="Preformatted_20_Text" style:list-style-name="L45">
      <style:paragraph-properties fo:margin-top="0cm" fo:margin-bottom="0.499cm" style:contextual-spacing="false"/>
      <style:text-properties officeooo:paragraph-rsid="000bfc16"/>
    </style:style>
    <style:style style:name="P24" style:family="paragraph" style:parent-style-name="Preformatted_20_Text" style:list-style-name="L51">
      <style:text-properties officeooo:paragraph-rsid="000bfc16"/>
    </style:style>
    <style:style style:name="P25" style:family="paragraph" style:parent-style-name="Preformatted_20_Text" style:list-style-name="L51">
      <style:paragraph-properties fo:margin-top="0cm" fo:margin-bottom="0.499cm" style:contextual-spacing="false"/>
      <style:text-properties officeooo:paragraph-rsid="000bfc16"/>
    </style:style>
    <style:style style:name="P26" style:family="paragraph" style:parent-style-name="Preformatted_20_Text" style:list-style-name="L72">
      <style:paragraph-properties fo:margin-top="0cm" fo:margin-bottom="0.499cm" style:contextual-spacing="false"/>
      <style:text-properties officeooo:paragraph-rsid="000bfc16"/>
    </style:style>
    <style:style style:name="P27" style:family="paragraph" style:parent-style-name="Preformatted_20_Text" style:list-style-name="L72">
      <style:text-properties officeooo:paragraph-rsid="000bfc16"/>
    </style:style>
    <style:style style:name="P28" style:family="paragraph" style:parent-style-name="Preformatted_20_Text" style:list-style-name="L73">
      <style:paragraph-properties fo:margin-top="0cm" fo:margin-bottom="0.499cm" style:contextual-spacing="false"/>
      <style:text-properties officeooo:paragraph-rsid="000bfc16"/>
    </style:style>
    <style:style style:name="P29" style:family="paragraph" style:parent-style-name="Preformatted_20_Text" style:list-style-name="L74">
      <style:text-properties officeooo:paragraph-rsid="000bfc16"/>
    </style:style>
    <style:style style:name="P30" style:family="paragraph" style:parent-style-name="Preformatted_20_Text" style:list-style-name="L74">
      <style:paragraph-properties fo:margin-top="0cm" fo:margin-bottom="0.499cm" style:contextual-spacing="false"/>
      <style:text-properties officeooo:paragraph-rsid="000bfc16"/>
    </style:style>
    <style:style style:name="P31" style:family="paragraph" style:parent-style-name="Preformatted_20_Text" style:list-style-name="L75">
      <style:text-properties officeooo:paragraph-rsid="000bfc16"/>
    </style:style>
    <style:style style:name="P32" style:family="paragraph" style:parent-style-name="Preformatted_20_Text" style:list-style-name="L75">
      <style:paragraph-properties fo:margin-top="0cm" fo:margin-bottom="0.499cm" style:contextual-spacing="false"/>
      <style:text-properties officeooo:paragraph-rsid="000bfc16"/>
    </style:style>
    <style:style style:name="P33" style:family="paragraph" style:parent-style-name="Preformatted_20_Text" style:list-style-name="L76">
      <style:text-properties officeooo:paragraph-rsid="000bfc16"/>
    </style:style>
    <style:style style:name="P34" style:family="paragraph" style:parent-style-name="Preformatted_20_Text" style:list-style-name="L76">
      <style:paragraph-properties fo:margin-top="0cm" fo:margin-bottom="0.499cm" style:contextual-spacing="false"/>
      <style:text-properties officeooo:paragraph-rsid="000bfc16"/>
    </style:style>
    <style:style style:name="P35" style:family="paragraph" style:parent-style-name="Preformatted_20_Text" style:list-style-name="L77">
      <style:text-properties officeooo:paragraph-rsid="000bfc16"/>
    </style:style>
    <style:style style:name="P36" style:family="paragraph" style:parent-style-name="Preformatted_20_Text" style:list-style-name="L77">
      <style:paragraph-properties fo:margin-top="0cm" fo:margin-bottom="0.499cm" style:contextual-spacing="false"/>
      <style:text-properties officeooo:paragraph-rsid="000bfc16"/>
    </style:style>
    <style:style style:name="P37" style:family="paragraph" style:parent-style-name="Preformatted_20_Text" style:list-style-name="L88">
      <style:paragraph-properties fo:margin-top="0cm" fo:margin-bottom="0.499cm" style:contextual-spacing="false"/>
      <style:text-properties officeooo:paragraph-rsid="000bfc16"/>
    </style:style>
    <style:style style:name="P38" style:family="paragraph" style:parent-style-name="Preformatted_20_Text" style:list-style-name="L89">
      <style:paragraph-properties fo:margin-top="0cm" fo:margin-bottom="0.499cm" style:contextual-spacing="false"/>
      <style:text-properties officeooo:paragraph-rsid="000bfc16"/>
    </style:style>
    <style:style style:name="P39" style:family="paragraph" style:parent-style-name="Preformatted_20_Text" style:list-style-name="L109">
      <style:text-properties officeooo:paragraph-rsid="000bfc16"/>
    </style:style>
    <style:style style:name="P40" style:family="paragraph" style:parent-style-name="Preformatted_20_Text" style:list-style-name="L109">
      <style:paragraph-properties fo:margin-top="0cm" fo:margin-bottom="0.499cm" style:contextual-spacing="false"/>
      <style:text-properties officeooo:paragraph-rsid="000bfc16"/>
    </style:style>
    <style:style style:name="P41" style:family="paragraph" style:parent-style-name="Preformatted_20_Text" style:list-style-name="L115">
      <style:text-properties officeooo:paragraph-rsid="000bfc16"/>
    </style:style>
    <style:style style:name="P42" style:family="paragraph" style:parent-style-name="Preformatted_20_Text" style:list-style-name="L115">
      <style:paragraph-properties fo:margin-top="0cm" fo:margin-bottom="0.499cm" style:contextual-spacing="false"/>
      <style:text-properties officeooo:paragraph-rsid="000bfc16"/>
    </style:style>
    <style:style style:name="P43" style:family="paragraph" style:parent-style-name="Preformatted_20_Text">
      <style:paragraph-properties fo:margin-top="0cm" fo:margin-bottom="0.499cm" style:contextual-spacing="false"/>
    </style:style>
    <style:style style:name="P44" style:family="paragraph" style:parent-style-name="Preformatted_20_Text" style:list-style-name="L128">
      <style:paragraph-properties fo:margin-top="0cm" fo:margin-bottom="0.499cm" style:contextual-spacing="false"/>
    </style:style>
    <style:style style:name="P45" style:family="paragraph" style:parent-style-name="Preformatted_20_Text" style:list-style-name="L130"/>
    <style:style style:name="P46" style:family="paragraph" style:parent-style-name="Preformatted_20_Text" style:list-style-name="L130">
      <style:paragraph-properties fo:margin-top="0cm" fo:margin-bottom="0.499cm" style:contextual-spacing="false"/>
    </style:style>
    <style:style style:name="P47" style:family="paragraph" style:parent-style-name="Preformatted_20_Text" style:list-style-name="L132">
      <style:paragraph-properties fo:margin-top="0cm" fo:margin-bottom="0.499cm" style:contextual-spacing="false"/>
    </style:style>
    <style:style style:name="P48" style:family="paragraph" style:parent-style-name="Preformatted_20_Text" style:list-style-name="L133">
      <style:paragraph-properties fo:margin-top="0cm" fo:margin-bottom="0.499cm" style:contextual-spacing="false"/>
    </style:style>
    <style:style style:name="P49" style:family="paragraph" style:parent-style-name="Preformatted_20_Text" style:list-style-name="L134">
      <style:paragraph-properties fo:margin-top="0cm" fo:margin-bottom="0.499cm" style:contextual-spacing="false"/>
    </style:style>
    <style:style style:name="P50" style:family="paragraph" style:parent-style-name="Preformatted_20_Text" style:list-style-name="L135">
      <style:paragraph-properties fo:margin-top="0cm" fo:margin-bottom="0.499cm" style:contextual-spacing="false"/>
    </style:style>
    <style:style style:name="P51" style:family="paragraph" style:parent-style-name="Preformatted_20_Text" style:list-style-name="L136">
      <style:paragraph-properties fo:margin-top="0cm" fo:margin-bottom="0.499cm" style:contextual-spacing="false"/>
    </style:style>
    <style:style style:name="P52" style:family="paragraph" style:parent-style-name="Preformatted_20_Text" style:list-style-name="L137">
      <style:paragraph-properties fo:margin-top="0cm" fo:margin-bottom="0.499cm" style:contextual-spacing="false"/>
    </style:style>
    <style:style style:name="P53" style:family="paragraph" style:parent-style-name="Quotations" style:list-style-name="L47">
      <style:text-properties officeooo:paragraph-rsid="000bfc16"/>
    </style:style>
    <style:style style:name="P54" style:family="paragraph" style:parent-style-name="Text_20_body" style:list-style-name="L1">
      <style:text-properties officeooo:paragraph-rsid="000bfc16"/>
    </style:style>
    <style:style style:name="P55" style:family="paragraph" style:parent-style-name="Text_20_body" style:list-style-name="L2">
      <style:text-properties officeooo:paragraph-rsid="000bfc16"/>
    </style:style>
    <style:style style:name="P56" style:family="paragraph" style:parent-style-name="Text_20_body" style:list-style-name="L3">
      <style:text-properties officeooo:paragraph-rsid="000bfc16"/>
    </style:style>
    <style:style style:name="P57" style:family="paragraph" style:parent-style-name="Text_20_body" style:list-style-name="L4">
      <style:text-properties officeooo:paragraph-rsid="000bfc16"/>
    </style:style>
    <style:style style:name="P58" style:family="paragraph" style:parent-style-name="Text_20_body" style:list-style-name="L5">
      <style:text-properties officeooo:paragraph-rsid="000bfc16"/>
    </style:style>
    <style:style style:name="P59" style:family="paragraph" style:parent-style-name="Text_20_body" style:list-style-name="L6">
      <style:text-properties officeooo:paragraph-rsid="000bfc16"/>
    </style:style>
    <style:style style:name="P60" style:family="paragraph" style:parent-style-name="Text_20_body" style:list-style-name="L7">
      <style:text-properties officeooo:paragraph-rsid="000bfc16"/>
    </style:style>
    <style:style style:name="P61" style:family="paragraph" style:parent-style-name="Text_20_body" style:list-style-name="L8">
      <style:text-properties officeooo:paragraph-rsid="000bfc16"/>
    </style:style>
    <style:style style:name="P62" style:family="paragraph" style:parent-style-name="Text_20_body" style:list-style-name="L9">
      <style:text-properties officeooo:paragraph-rsid="000bfc16"/>
    </style:style>
    <style:style style:name="P63" style:family="paragraph" style:parent-style-name="Text_20_body" style:list-style-name="L10">
      <style:text-properties officeooo:paragraph-rsid="000bfc16"/>
    </style:style>
    <style:style style:name="P64" style:family="paragraph" style:parent-style-name="Text_20_body" style:list-style-name="L11">
      <style:text-properties officeooo:paragraph-rsid="000bfc16"/>
    </style:style>
    <style:style style:name="P65" style:family="paragraph" style:parent-style-name="Text_20_body" style:list-style-name="L12">
      <style:text-properties officeooo:paragraph-rsid="000bfc16"/>
    </style:style>
    <style:style style:name="P66" style:family="paragraph" style:parent-style-name="Text_20_body" style:list-style-name="L13">
      <style:text-properties officeooo:paragraph-rsid="000bfc16"/>
    </style:style>
    <style:style style:name="P67" style:family="paragraph" style:parent-style-name="Text_20_body" style:list-style-name="L14">
      <style:text-properties officeooo:paragraph-rsid="000bfc16"/>
    </style:style>
    <style:style style:name="P68" style:family="paragraph" style:parent-style-name="Text_20_body" style:list-style-name="L15">
      <style:text-properties officeooo:paragraph-rsid="000bfc16"/>
    </style:style>
    <style:style style:name="P69" style:family="paragraph" style:parent-style-name="Text_20_body" style:list-style-name="L16">
      <style:text-properties officeooo:paragraph-rsid="000bfc16"/>
    </style:style>
    <style:style style:name="P70" style:family="paragraph" style:parent-style-name="Text_20_body" style:list-style-name="L17">
      <style:text-properties officeooo:paragraph-rsid="000bfc16"/>
    </style:style>
    <style:style style:name="P71" style:family="paragraph" style:parent-style-name="Text_20_body" style:list-style-name="L18">
      <style:text-properties officeooo:paragraph-rsid="000bfc16"/>
    </style:style>
    <style:style style:name="P72" style:family="paragraph" style:parent-style-name="Text_20_body" style:list-style-name="L19">
      <style:text-properties officeooo:paragraph-rsid="000bfc16"/>
    </style:style>
    <style:style style:name="P73" style:family="paragraph" style:parent-style-name="Text_20_body" style:list-style-name="L20">
      <style:text-properties officeooo:paragraph-rsid="000bfc16"/>
    </style:style>
    <style:style style:name="P74" style:family="paragraph" style:parent-style-name="Text_20_body" style:list-style-name="L21">
      <style:text-properties officeooo:paragraph-rsid="000bfc16"/>
    </style:style>
    <style:style style:name="P75" style:family="paragraph" style:parent-style-name="Text_20_body" style:list-style-name="L22">
      <style:text-properties officeooo:paragraph-rsid="000bfc16"/>
    </style:style>
    <style:style style:name="P76" style:family="paragraph" style:parent-style-name="Text_20_body" style:list-style-name="L23">
      <style:text-properties officeooo:paragraph-rsid="000bfc16"/>
    </style:style>
    <style:style style:name="P77" style:family="paragraph" style:parent-style-name="Text_20_body" style:list-style-name="L24">
      <style:text-properties officeooo:paragraph-rsid="000bfc16"/>
    </style:style>
    <style:style style:name="P78" style:family="paragraph" style:parent-style-name="Text_20_body" style:list-style-name="L25">
      <style:text-properties officeooo:paragraph-rsid="000bfc16"/>
    </style:style>
    <style:style style:name="P79" style:family="paragraph" style:parent-style-name="Text_20_body" style:list-style-name="L26">
      <style:text-properties officeooo:paragraph-rsid="000bfc16"/>
    </style:style>
    <style:style style:name="P80" style:family="paragraph" style:parent-style-name="Text_20_body" style:list-style-name="L27">
      <style:text-properties officeooo:paragraph-rsid="000bfc16"/>
    </style:style>
    <style:style style:name="P81" style:family="paragraph" style:parent-style-name="Text_20_body" style:list-style-name="L28">
      <style:text-properties officeooo:paragraph-rsid="000bfc16"/>
    </style:style>
    <style:style style:name="P82" style:family="paragraph" style:parent-style-name="Text_20_body" style:list-style-name="L29">
      <style:text-properties officeooo:paragraph-rsid="000bfc16"/>
    </style:style>
    <style:style style:name="P83" style:family="paragraph" style:parent-style-name="Text_20_body" style:list-style-name="L30">
      <style:text-properties officeooo:paragraph-rsid="000bfc16"/>
    </style:style>
    <style:style style:name="P84" style:family="paragraph" style:parent-style-name="Text_20_body" style:list-style-name="L31">
      <style:text-properties officeooo:paragraph-rsid="000bfc16"/>
    </style:style>
    <style:style style:name="P85" style:family="paragraph" style:parent-style-name="Text_20_body" style:list-style-name="L32">
      <style:text-properties officeooo:paragraph-rsid="000bfc16"/>
    </style:style>
    <style:style style:name="P86" style:family="paragraph" style:parent-style-name="Text_20_body" style:list-style-name="L33">
      <style:text-properties officeooo:paragraph-rsid="000bfc16"/>
    </style:style>
    <style:style style:name="P87" style:family="paragraph" style:parent-style-name="Text_20_body" style:list-style-name="L34">
      <style:text-properties officeooo:paragraph-rsid="000bfc16"/>
    </style:style>
    <style:style style:name="P88" style:family="paragraph" style:parent-style-name="Text_20_body" style:list-style-name="L35">
      <style:text-properties officeooo:paragraph-rsid="000bfc16"/>
    </style:style>
    <style:style style:name="P89" style:family="paragraph" style:parent-style-name="Text_20_body" style:list-style-name="L36">
      <style:text-properties officeooo:paragraph-rsid="000bfc16"/>
    </style:style>
    <style:style style:name="P90" style:family="paragraph" style:parent-style-name="Text_20_body" style:list-style-name="L37">
      <style:text-properties officeooo:paragraph-rsid="000bfc16"/>
    </style:style>
    <style:style style:name="P91" style:family="paragraph" style:parent-style-name="Text_20_body" style:list-style-name="L38">
      <style:text-properties officeooo:paragraph-rsid="000bfc16"/>
    </style:style>
    <style:style style:name="P92" style:family="paragraph" style:parent-style-name="Text_20_body" style:list-style-name="L39">
      <style:text-properties officeooo:paragraph-rsid="000bfc16"/>
    </style:style>
    <style:style style:name="P93" style:family="paragraph" style:parent-style-name="Text_20_body" style:list-style-name="L40">
      <style:text-properties officeooo:paragraph-rsid="000bfc16"/>
    </style:style>
    <style:style style:name="P94" style:family="paragraph" style:parent-style-name="Text_20_body" style:list-style-name="L41">
      <style:text-properties officeooo:paragraph-rsid="000bfc16"/>
    </style:style>
    <style:style style:name="P95" style:family="paragraph" style:parent-style-name="Text_20_body" style:list-style-name="L42">
      <style:text-properties officeooo:paragraph-rsid="000bfc16"/>
    </style:style>
    <style:style style:name="P96" style:family="paragraph" style:parent-style-name="Text_20_body" style:list-style-name="L43">
      <style:text-properties officeooo:paragraph-rsid="000bfc16"/>
    </style:style>
    <style:style style:name="P97" style:family="paragraph" style:parent-style-name="Text_20_body" style:list-style-name="L44">
      <style:text-properties officeooo:paragraph-rsid="000bfc16"/>
    </style:style>
    <style:style style:name="P98" style:family="paragraph" style:parent-style-name="Text_20_body" style:list-style-name="L45">
      <style:text-properties officeooo:paragraph-rsid="000bfc16"/>
    </style:style>
    <style:style style:name="P99" style:family="paragraph" style:parent-style-name="Text_20_body" style:list-style-name="L46">
      <style:text-properties officeooo:paragraph-rsid="000bfc16"/>
    </style:style>
    <style:style style:name="P100" style:family="paragraph" style:parent-style-name="Text_20_body" style:list-style-name="L48">
      <style:text-properties officeooo:paragraph-rsid="000bfc16"/>
    </style:style>
    <style:style style:name="P101" style:family="paragraph" style:parent-style-name="Text_20_body" style:list-style-name="L49">
      <style:text-properties officeooo:paragraph-rsid="000bfc16"/>
    </style:style>
    <style:style style:name="P102" style:family="paragraph" style:parent-style-name="Text_20_body" style:list-style-name="L50">
      <style:text-properties officeooo:paragraph-rsid="000bfc16"/>
    </style:style>
    <style:style style:name="P103" style:family="paragraph" style:parent-style-name="Text_20_body" style:list-style-name="L51">
      <style:text-properties officeooo:paragraph-rsid="000bfc16"/>
    </style:style>
    <style:style style:name="P104" style:family="paragraph" style:parent-style-name="Text_20_body" style:list-style-name="L52">
      <style:text-properties officeooo:paragraph-rsid="000bfc16"/>
    </style:style>
    <style:style style:name="P105" style:family="paragraph" style:parent-style-name="Text_20_body" style:list-style-name="L53">
      <style:text-properties officeooo:paragraph-rsid="000bfc16"/>
    </style:style>
    <style:style style:name="P106" style:family="paragraph" style:parent-style-name="Text_20_body" style:list-style-name="L54">
      <style:text-properties officeooo:paragraph-rsid="000bfc16"/>
    </style:style>
    <style:style style:name="P107" style:family="paragraph" style:parent-style-name="Text_20_body" style:list-style-name="L55">
      <style:text-properties officeooo:paragraph-rsid="000bfc16"/>
    </style:style>
    <style:style style:name="P108" style:family="paragraph" style:parent-style-name="Text_20_body" style:list-style-name="L56">
      <style:text-properties officeooo:paragraph-rsid="000bfc16"/>
    </style:style>
    <style:style style:name="P109" style:family="paragraph" style:parent-style-name="Text_20_body" style:list-style-name="L57">
      <style:text-properties officeooo:paragraph-rsid="000bfc16"/>
    </style:style>
    <style:style style:name="P110" style:family="paragraph" style:parent-style-name="Text_20_body" style:list-style-name="L58">
      <style:text-properties officeooo:paragraph-rsid="000bfc16"/>
    </style:style>
    <style:style style:name="P111" style:family="paragraph" style:parent-style-name="Text_20_body" style:list-style-name="L59">
      <style:text-properties officeooo:paragraph-rsid="000bfc16"/>
    </style:style>
    <style:style style:name="P112" style:family="paragraph" style:parent-style-name="Text_20_body" style:list-style-name="L60">
      <style:text-properties officeooo:paragraph-rsid="000bfc16"/>
    </style:style>
    <style:style style:name="P113" style:family="paragraph" style:parent-style-name="Text_20_body" style:list-style-name="L61">
      <style:text-properties officeooo:paragraph-rsid="000bfc16"/>
    </style:style>
    <style:style style:name="P114" style:family="paragraph" style:parent-style-name="Text_20_body" style:list-style-name="L62">
      <style:text-properties officeooo:paragraph-rsid="000bfc16"/>
    </style:style>
    <style:style style:name="P115" style:family="paragraph" style:parent-style-name="Text_20_body" style:list-style-name="L63">
      <style:text-properties officeooo:paragraph-rsid="000bfc16"/>
    </style:style>
    <style:style style:name="P116" style:family="paragraph" style:parent-style-name="Text_20_body" style:list-style-name="L64">
      <style:text-properties officeooo:paragraph-rsid="000bfc16"/>
    </style:style>
    <style:style style:name="P117" style:family="paragraph" style:parent-style-name="Text_20_body" style:list-style-name="L65">
      <style:text-properties officeooo:paragraph-rsid="000bfc16"/>
    </style:style>
    <style:style style:name="P118" style:family="paragraph" style:parent-style-name="Text_20_body" style:list-style-name="L66">
      <style:text-properties officeooo:paragraph-rsid="000bfc16"/>
    </style:style>
    <style:style style:name="P119" style:family="paragraph" style:parent-style-name="Text_20_body" style:list-style-name="L67">
      <style:text-properties officeooo:paragraph-rsid="000bfc16"/>
    </style:style>
    <style:style style:name="P120" style:family="paragraph" style:parent-style-name="Text_20_body" style:list-style-name="L68">
      <style:text-properties officeooo:paragraph-rsid="000bfc16"/>
    </style:style>
    <style:style style:name="P121" style:family="paragraph" style:parent-style-name="Text_20_body" style:list-style-name="L69">
      <style:text-properties officeooo:paragraph-rsid="000bfc16"/>
    </style:style>
    <style:style style:name="P122" style:family="paragraph" style:parent-style-name="Text_20_body" style:list-style-name="L70">
      <style:text-properties officeooo:paragraph-rsid="000bfc16"/>
    </style:style>
    <style:style style:name="P123" style:family="paragraph" style:parent-style-name="Text_20_body" style:list-style-name="L71">
      <style:text-properties officeooo:paragraph-rsid="000bfc16"/>
    </style:style>
    <style:style style:name="P124" style:family="paragraph" style:parent-style-name="Text_20_body" style:list-style-name="L72">
      <style:text-properties officeooo:paragraph-rsid="000bfc16"/>
    </style:style>
    <style:style style:name="P125" style:family="paragraph" style:parent-style-name="Text_20_body" style:list-style-name="L73">
      <style:text-properties officeooo:paragraph-rsid="000bfc16"/>
    </style:style>
    <style:style style:name="P126" style:family="paragraph" style:parent-style-name="Text_20_body" style:list-style-name="L74">
      <style:text-properties officeooo:paragraph-rsid="000bfc16"/>
    </style:style>
    <style:style style:name="P127" style:family="paragraph" style:parent-style-name="Text_20_body" style:list-style-name="L75">
      <style:text-properties officeooo:paragraph-rsid="000bfc16"/>
    </style:style>
    <style:style style:name="P128" style:family="paragraph" style:parent-style-name="Text_20_body" style:list-style-name="L76">
      <style:text-properties officeooo:paragraph-rsid="000bfc16"/>
    </style:style>
    <style:style style:name="P129" style:family="paragraph" style:parent-style-name="Text_20_body" style:list-style-name="L77">
      <style:text-properties officeooo:paragraph-rsid="000bfc16"/>
    </style:style>
    <style:style style:name="P130" style:family="paragraph" style:parent-style-name="Text_20_body" style:list-style-name="L78">
      <style:text-properties officeooo:paragraph-rsid="000bfc16"/>
    </style:style>
    <style:style style:name="P131" style:family="paragraph" style:parent-style-name="Text_20_body" style:list-style-name="L79">
      <style:text-properties officeooo:paragraph-rsid="000bfc16"/>
    </style:style>
    <style:style style:name="P132" style:family="paragraph" style:parent-style-name="Text_20_body" style:list-style-name="L80">
      <style:text-properties officeooo:paragraph-rsid="000bfc16"/>
    </style:style>
    <style:style style:name="P133" style:family="paragraph" style:parent-style-name="Text_20_body" style:list-style-name="L81">
      <style:text-properties officeooo:paragraph-rsid="000bfc16"/>
    </style:style>
    <style:style style:name="P134" style:family="paragraph" style:parent-style-name="Text_20_body" style:list-style-name="L82">
      <style:text-properties officeooo:paragraph-rsid="000bfc16"/>
    </style:style>
    <style:style style:name="P135" style:family="paragraph" style:parent-style-name="Text_20_body" style:list-style-name="L83">
      <style:text-properties officeooo:paragraph-rsid="000bfc16"/>
    </style:style>
    <style:style style:name="P136" style:family="paragraph" style:parent-style-name="Text_20_body" style:list-style-name="L84">
      <style:text-properties officeooo:paragraph-rsid="000bfc16"/>
    </style:style>
    <style:style style:name="P137" style:family="paragraph" style:parent-style-name="Text_20_body" style:list-style-name="L85">
      <style:text-properties officeooo:paragraph-rsid="000bfc16"/>
    </style:style>
    <style:style style:name="P138" style:family="paragraph" style:parent-style-name="Text_20_body" style:list-style-name="L86">
      <style:text-properties officeooo:paragraph-rsid="000bfc16"/>
    </style:style>
    <style:style style:name="P139" style:family="paragraph" style:parent-style-name="Text_20_body" style:list-style-name="L87">
      <style:text-properties officeooo:paragraph-rsid="000bfc16"/>
    </style:style>
    <style:style style:name="P140" style:family="paragraph" style:parent-style-name="Text_20_body" style:list-style-name="L88">
      <style:text-properties officeooo:paragraph-rsid="000bfc16"/>
    </style:style>
    <style:style style:name="P141" style:family="paragraph" style:parent-style-name="Text_20_body" style:list-style-name="L89">
      <style:text-properties officeooo:paragraph-rsid="000bfc16"/>
    </style:style>
    <style:style style:name="P142" style:family="paragraph" style:parent-style-name="Text_20_body" style:list-style-name="L90">
      <style:text-properties officeooo:paragraph-rsid="000bfc16"/>
    </style:style>
    <style:style style:name="P143" style:family="paragraph" style:parent-style-name="Text_20_body" style:list-style-name="L91">
      <style:text-properties officeooo:paragraph-rsid="000bfc16"/>
    </style:style>
    <style:style style:name="P144" style:family="paragraph" style:parent-style-name="Text_20_body" style:list-style-name="L92">
      <style:text-properties officeooo:paragraph-rsid="000bfc16"/>
    </style:style>
    <style:style style:name="P145" style:family="paragraph" style:parent-style-name="Text_20_body" style:list-style-name="L93">
      <style:text-properties officeooo:paragraph-rsid="000bfc16"/>
    </style:style>
    <style:style style:name="P146" style:family="paragraph" style:parent-style-name="Text_20_body" style:list-style-name="L94">
      <style:text-properties officeooo:paragraph-rsid="000bfc16"/>
    </style:style>
    <style:style style:name="P147" style:family="paragraph" style:parent-style-name="Text_20_body" style:list-style-name="L95">
      <style:text-properties officeooo:paragraph-rsid="000bfc16"/>
    </style:style>
    <style:style style:name="P148" style:family="paragraph" style:parent-style-name="Text_20_body" style:list-style-name="L96">
      <style:text-properties officeooo:paragraph-rsid="000bfc16"/>
    </style:style>
    <style:style style:name="P149" style:family="paragraph" style:parent-style-name="Text_20_body" style:list-style-name="L97">
      <style:text-properties officeooo:paragraph-rsid="000bfc16"/>
    </style:style>
    <style:style style:name="P150" style:family="paragraph" style:parent-style-name="Text_20_body" style:list-style-name="L98">
      <style:text-properties officeooo:paragraph-rsid="000bfc16"/>
    </style:style>
    <style:style style:name="P151" style:family="paragraph" style:parent-style-name="Text_20_body" style:list-style-name="L99">
      <style:text-properties officeooo:paragraph-rsid="000bfc16"/>
    </style:style>
    <style:style style:name="P152" style:family="paragraph" style:parent-style-name="Text_20_body" style:list-style-name="L100">
      <style:text-properties officeooo:paragraph-rsid="000bfc16"/>
    </style:style>
    <style:style style:name="P153" style:family="paragraph" style:parent-style-name="Text_20_body" style:list-style-name="L101">
      <style:text-properties officeooo:paragraph-rsid="000bfc16"/>
    </style:style>
    <style:style style:name="P154" style:family="paragraph" style:parent-style-name="Text_20_body" style:list-style-name="L102">
      <style:text-properties officeooo:paragraph-rsid="000bfc16"/>
    </style:style>
    <style:style style:name="P155" style:family="paragraph" style:parent-style-name="Text_20_body" style:list-style-name="L103">
      <style:text-properties officeooo:paragraph-rsid="000bfc16"/>
    </style:style>
    <style:style style:name="P156" style:family="paragraph" style:parent-style-name="Text_20_body" style:list-style-name="L104">
      <style:text-properties officeooo:paragraph-rsid="000bfc16"/>
    </style:style>
    <style:style style:name="P157" style:family="paragraph" style:parent-style-name="Text_20_body" style:list-style-name="L105">
      <style:text-properties officeooo:paragraph-rsid="000bfc16"/>
    </style:style>
    <style:style style:name="P158" style:family="paragraph" style:parent-style-name="Text_20_body" style:list-style-name="L106">
      <style:text-properties officeooo:paragraph-rsid="000bfc16"/>
    </style:style>
    <style:style style:name="P159" style:family="paragraph" style:parent-style-name="Text_20_body" style:list-style-name="L107">
      <style:text-properties officeooo:paragraph-rsid="000bfc16"/>
    </style:style>
    <style:style style:name="P160" style:family="paragraph" style:parent-style-name="Text_20_body" style:list-style-name="L108">
      <style:text-properties officeooo:paragraph-rsid="000bfc16"/>
    </style:style>
    <style:style style:name="P161" style:family="paragraph" style:parent-style-name="Text_20_body" style:list-style-name="L109">
      <style:text-properties officeooo:paragraph-rsid="000bfc16"/>
    </style:style>
    <style:style style:name="P162" style:family="paragraph" style:parent-style-name="Text_20_body" style:list-style-name="L110">
      <style:text-properties officeooo:paragraph-rsid="000bfc16"/>
    </style:style>
    <style:style style:name="P163" style:family="paragraph" style:parent-style-name="Text_20_body" style:list-style-name="L111">
      <style:text-properties officeooo:paragraph-rsid="000bfc16"/>
    </style:style>
    <style:style style:name="P164" style:family="paragraph" style:parent-style-name="Text_20_body" style:list-style-name="L112">
      <style:text-properties officeooo:paragraph-rsid="000bfc16"/>
    </style:style>
    <style:style style:name="P165" style:family="paragraph" style:parent-style-name="Text_20_body" style:list-style-name="L113">
      <style:text-properties officeooo:paragraph-rsid="000bfc16"/>
    </style:style>
    <style:style style:name="P166" style:family="paragraph" style:parent-style-name="Text_20_body" style:list-style-name="L114">
      <style:text-properties officeooo:paragraph-rsid="000bfc16"/>
    </style:style>
    <style:style style:name="P167" style:family="paragraph" style:parent-style-name="Text_20_body" style:list-style-name="L115">
      <style:text-properties officeooo:paragraph-rsid="000bfc16"/>
    </style:style>
    <style:style style:name="P168" style:family="paragraph" style:parent-style-name="Text_20_body" style:list-style-name="L116">
      <style:text-properties officeooo:paragraph-rsid="000bfc16"/>
    </style:style>
    <style:style style:name="P169" style:family="paragraph" style:parent-style-name="Text_20_body" style:list-style-name="L117">
      <style:text-properties officeooo:paragraph-rsid="000bfc16"/>
    </style:style>
    <style:style style:name="P170" style:family="paragraph" style:parent-style-name="Text_20_body">
      <style:text-properties officeooo:paragraph-rsid="000bfc16"/>
    </style:style>
    <style:style style:name="P171" style:family="paragraph" style:parent-style-name="Text_20_body" style:list-style-name="L118"/>
    <style:style style:name="P172" style:family="paragraph" style:parent-style-name="Text_20_body" style:list-style-name="L119"/>
    <style:style style:name="P173" style:family="paragraph" style:parent-style-name="Text_20_body" style:list-style-name="L120"/>
    <style:style style:name="P174" style:family="paragraph" style:parent-style-name="Text_20_body" style:list-style-name="L121"/>
    <style:style style:name="P175" style:family="paragraph" style:parent-style-name="Text_20_body" style:list-style-name="L122"/>
    <style:style style:name="P176" style:family="paragraph" style:parent-style-name="Text_20_body" style:list-style-name="L123"/>
    <style:style style:name="P177" style:family="paragraph" style:parent-style-name="Text_20_body" style:list-style-name="L124"/>
    <style:style style:name="P178" style:family="paragraph" style:parent-style-name="Text_20_body" style:list-style-name="L125"/>
    <style:style style:name="P179" style:family="paragraph" style:parent-style-name="Text_20_body" style:list-style-name="L126"/>
    <style:style style:name="P180" style:family="paragraph" style:parent-style-name="Text_20_body" style:list-style-name="L127"/>
    <style:style style:name="P181" style:family="paragraph" style:parent-style-name="Text_20_body" style:list-style-name="L128"/>
    <style:style style:name="P182" style:family="paragraph" style:parent-style-name="Text_20_body" style:list-style-name="L129"/>
    <style:style style:name="P183" style:family="paragraph" style:parent-style-name="Text_20_body" style:list-style-name="L130"/>
    <style:style style:name="P184" style:family="paragraph" style:parent-style-name="Text_20_body" style:list-style-name="L131"/>
    <style:style style:name="P185" style:family="paragraph" style:parent-style-name="Text_20_body" style:list-style-name="L132"/>
    <style:style style:name="P186" style:family="paragraph" style:parent-style-name="Text_20_body" style:list-style-name="L133"/>
    <style:style style:name="P187" style:family="paragraph" style:parent-style-name="Text_20_body" style:list-style-name="L134"/>
    <style:style style:name="P188" style:family="paragraph" style:parent-style-name="Text_20_body" style:list-style-name="L135"/>
    <style:style style:name="P189" style:family="paragraph" style:parent-style-name="Text_20_body" style:list-style-name="L136"/>
    <style:style style:name="P190" style:family="paragraph" style:parent-style-name="Text_20_body" style:list-style-name="L137"/>
    <style:style style:name="P191" style:family="paragraph" style:parent-style-name="Text_20_body" style:list-style-name="L138"/>
    <style:style style:name="P192" style:family="paragraph" style:parent-style-name="Text_20_body" style:list-style-name="L139"/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xpense Project Setup (3-Tier Architecture)</text:h>
      <text:p text:style-name="P7"/>
      <text:h text:style-name="P4" text:outline-level="2">🗄️ MySQL (Database Tier)</text:h>
      <text:p text:style-name="P12"><text:span text:style-name="Strong_20_Emphasis">Developer has chosen MySQL.</text:span><text:line-break/>We install, configure, and secure MySQL.</text:p>
      <text:h text:style-name="P5" text:outline-level="3">Install MySQL Server</text:h>
      <text:p text:style-name="P9"><text:span text:style-name="Source_20_Text">dnf install mysql-server -y</text:span></text:p>
      <text:p text:style-name="P9"><text:span text:style-name="Source_20_Text">systemctl enable mysqld</text:span></text:p>
      <text:p text:style-name="P8"><text:span text:style-name="Source_20_Text">systemctl start mysqld</text:span></text:p>
      <text:h text:style-name="P5" text:outline-level="3">Set Root Password</text:h>
      <text:p text:style-name="P8"><text:span text:style-name="Source_20_Text">mysql_secure_installation --set-root-pass ExpenseApp@1</text:span></text:p>
      <text:h text:style-name="P5" text:outline-level="3">Verify Installation</text:h>
      <text:list xml:id="list3591720240" text:style-name="L1">
        <text:list-item>
          <text:p text:style-name="P54">Connect to MySQL</text:p>
          <text:p text:style-name="P16"><text:span text:style-name="Source_20_Text">mysql -h &lt;host-address&gt; -u root -pExpenseApp@1</text:span></text:p>
          <text:p text:style-name="P54">(if client &amp; server are same → just <text:span text:style-name="Source_20_Text">mysql</text:span>)</text:p>
        </text:list-item>
        <text:list-item>
          <text:p text:style-name="P54">Show schemas/databases</text:p>
          <text:p text:style-name="P16"><text:span text:style-name="Source_20_Text">show databases;</text:span></text:p>
        </text:list-item>
        <text:list-item>
          <text:p text:style-name="P54">Show tables (inside a schema)</text:p>
          <text:p text:style-name="P17"><text:span text:style-name="Source_20_Text">use &lt;schema&gt;;</text:span></text:p>
          <text:p text:style-name="P16"><text:span text:style-name="Source_20_Text">show tables;</text:span></text:p>
        </text:list-item>
        <text:list-item>
          <text:p text:style-name="P54">Query a table</text:p>
          <text:p text:style-name="P16"><text:span text:style-name="Source_20_Text">select * from &lt;table_name&gt;;</text:span></text:p>
        </text:list-item>
      </text:list>
      <text:p text:style-name="P7"/>
      <text:h text:style-name="P4" text:outline-level="2">⚙️ Backend (Application Tier)</text:h>
      <text:p text:style-name="P12"><text:span text:style-name="Strong_20_Emphasis">Backend service adds values into DB. Written in NodeJS.</text:span><text:line-break/>Developer confirms app works with NodeJS &gt;20.</text:p>
      <text:h text:style-name="P5" text:outline-level="3">Install NodeJS</text:h>
      <text:p text:style-name="P9"><text:span text:style-name="Source_20_Text">dnf module list nodejs</text:span></text:p>
      <text:p text:style-name="P9"><text:span text:style-name="Source_20_Text">dnf module disable nodejs -y</text:span></text:p>
      <text:p text:style-name="P9"><text:span text:style-name="Source_20_Text">dnf module enable nodejs:20 -y</text:span></text:p>
      <text:p text:style-name="P8"><text:span text:style-name="Source_20_Text">dnf install nodejs -y</text:span></text:p>
      <text:h text:style-name="P5" text:outline-level="3"><text:soft-page-break/>Create Application User</text:h>
      <text:p text:style-name="P8"><text:span text:style-name="Source_20_Text">useradd expense</text:span></text:p>
      <text:p text:style-name="P12">👉 This is a <text:span text:style-name="Strong_20_Emphasis">system/daemon user</text:span>, used only to run the app.</text:p>
      <text:h text:style-name="P5" text:outline-level="3">Setup Application Directory</text:h>
      <text:p text:style-name="P9"><text:span text:style-name="Source_20_Text">mkdir /app</text:span></text:p>
      <text:p text:style-name="P9"><text:span text:style-name="Source_20_Text">curl -o /tmp/backend.zip https://expense-builds.s3.us-east-1.amazonaws.com/expense-backend-v2.zip</text:span></text:p>
      <text:p text:style-name="P9"><text:span text:style-name="Source_20_Text">cd /app</text:span></text:p>
      <text:p text:style-name="P8"><text:span text:style-name="Source_20_Text">unzip /tmp/backend.zip</text:span></text:p>
      <text:h text:style-name="P5" text:outline-level="3">Install Dependencies</text:h>
      <text:p text:style-name="P9"><text:span text:style-name="Source_20_Text">cd /app</text:span></text:p>
      <text:p text:style-name="P8"><text:span text:style-name="Source_20_Text">npm install</text:span></text:p>
      <text:h text:style-name="P5" text:outline-level="3">Create SystemD Service</text:h>
      <text:p text:style-name="P12"><text:span text:style-name="Source_20_Text">vim /etc/systemd/system/backend.service</text:span></text:p>
      <text:p text:style-name="P9"><text:span text:style-name="Source_20_Text">[Unit]</text:span></text:p>
      <text:p text:style-name="P9"><text:span text:style-name="Source_20_Text">Description=Backend Service</text:span></text:p>
      <text:p text:style-name="P9"/>
      <text:p text:style-name="P9"><text:span text:style-name="Source_20_Text">[Service]</text:span></text:p>
      <text:p text:style-name="P9"><text:span text:style-name="Source_20_Text">User=expense</text:span></text:p>
      <text:p text:style-name="P9"><text:span text:style-name="Source_20_Text">Environment=DB_HOST="&lt;MYSQL-SERVER-IPADDRESS&gt;"</text:span></text:p>
      <text:p text:style-name="P9"><text:span text:style-name="Source_20_Text">ExecStart=/bin/node /app/index.js</text:span></text:p>
      <text:p text:style-name="P9"><text:span text:style-name="Source_20_Text">SyslogIdentifier=backend</text:span></text:p>
      <text:p text:style-name="P9"/>
      <text:p text:style-name="P9"><text:span text:style-name="Source_20_Text">[Install]</text:span></text:p>
      <text:p text:style-name="P8"><text:span text:style-name="Source_20_Text">WantedBy=multi-user.target</text:span></text:p>
      <text:p text:style-name="P12">👉 Replace <text:span text:style-name="Source_20_Text">&lt;MYSQL-SERVER-IPADDRESS&gt;</text:span> with actual MySQL private IP.</text:p>
      <text:h text:style-name="P5" text:outline-level="3">Start Backend Service</text:h>
      <text:p text:style-name="P9"><text:span text:style-name="Source_20_Text">systemctl daemon-reload</text:span></text:p>
      <text:p text:style-name="P9"><text:span text:style-name="Source_20_Text">systemctl start backend</text:span></text:p>
      <text:p text:style-name="P9"><text:span text:style-name="Source_20_Text">systemctl enable backend</text:span></text:p>
      <text:p text:style-name="P8"><text:span text:style-name="Source_20_Text">systemctl status backend</text:span></text:p>
      <text:h text:style-name="P5" text:outline-level="3">Load Database Schema</text:h>
      <text:p text:style-name="P12">Install MySQL client:</text:p>
      <text:p text:style-name="P8"><text:span text:style-name="Source_20_Text">dnf install mysql -y</text:span></text:p>
      <text:p text:style-name="P12">Load schema:</text:p>
      <text:p text:style-name="P8"><text:span text:style-name="Source_20_Text">mysql -h &lt;MYSQL-SERVER-IPADDRESS&gt; -uroot -pExpenseApp@1 &lt; /app/schema/backend.sql</text:span></text:p>
      <text:p text:style-name="P12">Restart backend:</text:p>
      <text:p text:style-name="P8"><text:span text:style-name="Source_20_Text">systemctl restart backend</text:span></text:p>
      <text:p text:style-name="P7"><text:soft-page-break/></text:p>
      <text:h text:style-name="P4" text:outline-level="2">🌐 Frontend (Web Tier with Nginx)</text:h>
      <text:p text:style-name="P12"><text:span text:style-name="Strong_20_Emphasis">Frontend serves static content via Nginx and proxies API requests to backend.</text:span></text:p>
      <text:h text:style-name="P5" text:outline-level="3">Install Nginx</text:h>
      <text:p text:style-name="P9"><text:span text:style-name="Source_20_Text">dnf install nginx -y</text:span></text:p>
      <text:p text:style-name="P9"><text:span text:style-name="Source_20_Text">systemctl enable nginx</text:span></text:p>
      <text:p text:style-name="P8"><text:span text:style-name="Source_20_Text">systemctl start nginx</text:span></text:p>
      <text:p text:style-name="P12">👉 Verify in browser → default Nginx page.</text:p>
      <text:h text:style-name="P5" text:outline-level="3">Replace Default Content</text:h>
      <text:p text:style-name="P9"><text:span text:style-name="Source_20_Text">rm -rf /usr/share/nginx/html/*</text:span></text:p>
      <text:p text:style-name="P9"><text:span text:style-name="Source_20_Text">curl -o /tmp/frontend.zip https://expense-builds.s3.us-east-1.amazonaws.com/expense-frontend-v2.zip</text:span></text:p>
      <text:p text:style-name="P9"><text:span text:style-name="Source_20_Text">cd /usr/share/nginx/html</text:span></text:p>
      <text:p text:style-name="P8"><text:span text:style-name="Source_20_Text">unzip /tmp/frontend.zip</text:span></text:p>
      <text:p text:style-name="P12">👉 Verify in browser → Expense frontend page.</text:p>
      <text:h text:style-name="P5" text:outline-level="3">Configure Reverse Proxy</text:h>
      <text:p text:style-name="P12"><text:span text:style-name="Source_20_Text">vim /etc/nginx/default.d/expense.conf</text:span></text:p>
      <text:p text:style-name="P9"><text:span text:style-name="Source_20_Text">proxy_http_version 1.1;</text:span></text:p>
      <text:p text:style-name="P9"/>
      <text:p text:style-name="P9"><text:span text:style-name="Source_20_Text">location /api/ {</text:span></text:p>
      <text:p text:style-name="P9"><text:span text:style-name="Source_20_Text"><text:s text:c="2"/>proxy_pass http://&lt;BACKEND-SERVER-IP&gt;:8080/;</text:span></text:p>
      <text:p text:style-name="P9"><text:span text:style-name="Source_20_Text">}</text:span></text:p>
      <text:p text:style-name="P9"/>
      <text:p text:style-name="P9"><text:span text:style-name="Source_20_Text">location /health {</text:span></text:p>
      <text:p text:style-name="P9"><text:span text:style-name="Source_20_Text"><text:s text:c="2"/>stub_status on;</text:span></text:p>
      <text:p text:style-name="P9"><text:span text:style-name="Source_20_Text"><text:s text:c="2"/>access_log off;</text:span></text:p>
      <text:p text:style-name="P8"><text:span text:style-name="Source_20_Text">}</text:span></text:p>
      <text:p text:style-name="P12">👉 Replace <text:span text:style-name="Source_20_Text">&lt;BACKEND-SERVER-IP&gt;</text:span> with backend server’s IP.</text:p>
      <text:h text:style-name="P5" text:outline-level="3">Restart Nginx</text:h>
      <text:p text:style-name="P8"><text:span text:style-name="Source_20_Text">systemctl restart nginx</text:span></text:p>
      <text:p text:style-name="P7"/>
      <text:h text:style-name="P3" text:outline-level="1">✅ 3-Tier Architecture Flow</text:h>
      <text:list xml:id="list2549977439" text:style-name="L2">
        <text:list-item>
          <text:p text:style-name="P55"><text:span text:style-name="Strong_20_Emphasis">Database Tier (MySQL)</text:span> → stores data (<text:span text:style-name="Source_20_Text">3306</text:span>)</text:p>
        </text:list-item>
        <text:list-item>
          <text:p text:style-name="P55"><text:span text:style-name="Strong_20_Emphasis">Application Tier (NodeJS Backend)</text:span> → business logic (<text:span text:style-name="Source_20_Text">8080</text:span>)</text:p>
        </text:list-item>
        <text:list-item>
          <text:p text:style-name="P55"><text:span text:style-name="Strong_20_Emphasis">Web Tier (Nginx Frontend)</text:span> → serves UI + proxies API (<text:span text:style-name="Source_20_Text">80</text:span>)</text:p>
        </text:list-item>
      </text:list>
      <text:p text:style-name="P12">User → Nginx (Frontend) → Backend (NodeJS) → MySQL (DB)</text:p>
      <text:h text:style-name="P3" text:outline-level="1"><text:soft-page-break/>SDLC (Software Development Lifecycle)</text:h>
      <text:p text:style-name="P12">The SDLC defines the process of developing software from idea to maintenance.</text:p>
      <text:h text:style-name="P5" text:outline-level="3">Phases</text:h>
      <text:list xml:id="list3545495981" text:style-name="L3">
        <text:list-item>
          <text:p text:style-name="P56"><text:span text:style-name="Strong_20_Emphasis">Business Analyst</text:span> → Collects business needs.</text:p>
        </text:list-item>
        <text:list-item>
          <text:p text:style-name="P56"><text:span text:style-name="Strong_20_Emphasis">Requirements Gathering</text:span> → Understanding what the software should do.</text:p>
        </text:list-item>
        <text:list-item>
          <text:p text:style-name="P56"><text:span text:style-name="Strong_20_Emphasis">Planning &amp; Designing</text:span> → Preparing architecture and design.</text:p>
        </text:list-item>
        <text:list-item>
          <text:p text:style-name="P56"><text:span text:style-name="Strong_20_Emphasis">Implementation (Development)</text:span> → Writing code.</text:p>
        </text:list-item>
        <text:list-item>
          <text:p text:style-name="P56"><text:span text:style-name="Strong_20_Emphasis">Testing</text:span> → Verifying correctness.</text:p>
        </text:list-item>
        <text:list-item>
          <text:p text:style-name="P56"><text:span text:style-name="Strong_20_Emphasis">Deployment</text:span> → Moving the product to production.</text:p>
        </text:list-item>
        <text:list-item>
          <text:p text:style-name="P56"><text:span text:style-name="Strong_20_Emphasis">Release to Public</text:span> → Making it available to users.</text:p>
        </text:list-item>
        <text:list-item>
          <text:p text:style-name="P56"><text:span text:style-name="Strong_20_Emphasis">Maintenance</text:span> → Fixes, updates, improvements.</text:p>
        </text:list-item>
      </text:list>
      <text:p text:style-name="P7"/>
      <text:h text:style-name="P3" text:outline-level="1">Waterfall Model</text:h>
      <text:p text:style-name="P12">A traditional, step-by-step approach. Each phase must be completed before the next begins.</text:p>
      <text:h text:style-name="P5" text:outline-level="3">Example: School Management System</text:h>
      <text:p text:style-name="P12"><text:span text:style-name="Strong_20_Emphasis">Stakeholders</text:span></text:p>
      <text:list xml:id="list3977211590" text:style-name="L4">
        <text:list-item>
          <text:p text:style-name="P57">Teachers, Students, Parents, Staff (Principal), Investors/Management, Government</text:p>
        </text:list-item>
      </text:list>
      <text:p text:style-name="P12"><text:span text:style-name="Strong_20_Emphasis">Observation (100-year school analogy)</text:span></text:p>
      <text:list xml:id="list2837935086" text:style-name="L5">
        <text:list-item>
          <text:p text:style-name="P58">Students → Don’t study from Day 1</text:p>
        </text:list-item>
        <text:list-item>
          <text:p text:style-name="P58">Teachers → Don’t push students from Day 1</text:p>
        </text:list-item>
        <text:list-item>
          <text:p text:style-name="P58">Parents → Start worrying from Day 1</text:p>
        </text:list-item>
      </text:list>
      <text:p text:style-name="P12">📊 Success rate: 20–30%<text:line-break/>❌ 70% projects fail due to late feedback</text:p>
      <text:p text:style-name="P12"><text:span text:style-name="Strong_20_Emphasis">Problems</text:span></text:p>
      <text:list xml:id="list1232987503" text:style-name="L6">
        <text:list-item>
          <text:p text:style-name="P59">Students only study at exam time (similar to testing at the end in Waterfall).</text:p>
        </text:list-item>
        <text:list-item>
          <text:p text:style-name="P59">Teachers don’t enforce continuous learning (no early testing).</text:p>
        </text:list-item>
      </text:list>
      <text:p text:style-name="P12"><text:span text:style-name="Strong_20_Emphasis">Changes (Improvements)</text:span></text:p>
      <text:list xml:id="list4284885816" text:style-name="L7">
        <text:list-item>
          <text:p text:style-name="P60">Unit Tests (I, II, III, IV), Quarterly, Half-yearly, Pre-Final exams → Success rate improves to 80%.</text:p>
        </text:list-item>
        <text:list-item>
          <text:p text:style-name="P60">Slip/Daily Tests (150 slip tests in 200 days) → Success rate improves to 95%.</text:p>
        </text:list-item>
      </text:list>
      <text:p text:style-name="P12"><text:soft-page-break/>📌 Analogy:</text:p>
      <text:list xml:id="list4162126045" text:style-name="L8">
        <text:list-item>
          <text:p text:style-name="P61"><text:span text:style-name="Strong_20_Emphasis">Gurukul</text:span> → Waterfall (long cycle, one big final test).</text:p>
        </text:list-item>
        <text:list-item>
          <text:p text:style-name="P61"><text:span text:style-name="Strong_20_Emphasis">Unit Tests</text:span> → Agile (short, iterative improvements).</text:p>
        </text:list-item>
        <text:list-item>
          <text:p text:style-name="P61"><text:span text:style-name="Strong_20_Emphasis">Daily Tests</text:span> → DevOps (continuous learning &amp; feedback).</text:p>
        </text:list-item>
      </text:list>
      <text:p text:style-name="P12"><text:span text:style-name="Strong_20_Emphasis">Software Example (Waterfall Project)</text:span></text:p>
      <text:list xml:id="list1201054394" text:style-name="L9">
        <text:list-item>
          <text:p text:style-name="P62">Duration: 2 years → Budget ₹100 Crore</text:p>
        </text:list-item>
        <text:list-item>
          <text:p text:style-name="P62">Requirements: 1 year</text:p>
        </text:list-item>
        <text:list-item>
          <text:p text:style-name="P62">Development + Testing: 6 months</text:p>
        </text:list-item>
        <text:list-item>
          <text:p text:style-name="P62">Final Testing after 6 months → Too late</text:p>
        </text:list-item>
      </text:list>
      <text:p text:style-name="P12">➡ 100 defects found, 10 invalid defects → Very costly to fix.<text:line-break/>👉 Expected Ferrari, delivered Maruti 800.</text:p>
      <text:p text:style-name="P7"/>
      <text:h text:style-name="P3" text:outline-level="1">Agile Model</text:h>
      <text:p text:style-name="P12">Agile breaks work into <text:span text:style-name="Strong_20_Emphasis">sprints</text:span> (short iterations), allowing faster feedback and better results.</text:p>
      <text:h text:style-name="P5" text:outline-level="3">Example: E-commerce Application</text:h>
      <text:p text:style-name="P12">Modules: Signup/Login, Product Management, Order Management, Shipping, Payment, Reviews</text:p>
      <text:p text:style-name="P12"><text:span text:style-name="Strong_20_Emphasis">Sprint 1</text:span></text:p>
      <text:list xml:id="list3417885240" text:style-name="L10">
        <text:list-item>
          <text:p text:style-name="P63">Scope: Signup &amp; Login</text:p>
        </text:list-item>
        <text:list-item>
          <text:p text:style-name="P63">Duration: 1 month (15 days development + 15 days testing &amp; deployment)</text:p>
        </text:list-item>
        <text:list-item>
          <text:p text:style-name="P63">Defects: 10 found, 2 invalid<text:line-break/>➡ Early feedback improved quality.<text:line-break/>👉 Ferrari → Honda City (closer to expected result).</text:p>
        </text:list-item>
      </text:list>
      <text:p text:style-name="P12"><text:span text:style-name="Strong_20_Emphasis">Sprint 2</text:span></text:p>
      <text:list xml:id="list1036042896" text:style-name="L11">
        <text:list-item>
          <text:p text:style-name="P64">Scope: Product Management, Bug Fixing, Backlog completion</text:p>
        </text:list-item>
        <text:list-item>
          <text:p text:style-name="P64">Final product delivered faster and with higher quality.</text:p>
        </text:list-item>
      </text:list>
      <text:p text:style-name="P7"/>
      <text:h text:style-name="P3" text:outline-level="1">DevOps Model</text:h>
      <text:p text:style-name="P12">DevOps integrates <text:span text:style-name="Strong_20_Emphasis">Development + Operations</text:span>.<text:line-break/>Goal: Whatever code a developer writes should be <text:span text:style-name="Strong_20_Emphasis">built, tested, and deployed on the same day</text:span>.</text:p>
      <text:h text:style-name="P5" text:outline-level="3">Process</text:h>
      <text:list xml:id="list2717925744" text:style-name="L12">
        <text:list-item>
          <text:p text:style-name="P65">Development → Build/Release (DEV &amp; SIT) → Testing → Deployment</text:p>
        </text:list-item>
      </text:list>
      <text:p text:style-name="P12"><text:soft-page-break/><text:span text:style-name="Strong_20_Emphasis">Example: Signup Form</text:span></text:p>
      <text:list xml:id="list1203052892" text:style-name="L13">
        <text:list-item>
          <text:p text:style-name="P66">Fields: First Name, Last Name</text:p>
        </text:list-item>
        <text:list-item>
          <text:p text:style-name="P66">2 defects found → 1 invalid defect (fixed quickly).</text:p>
        </text:list-item>
      </text:list>
      <text:h text:style-name="P5" text:outline-level="3">Definition</text:h>
      <text:p text:style-name="P12">DevOps is the process of <text:span text:style-name="Strong_20_Emphasis">developing, building, testing, and deploying software continuously</text:span>.<text:line-break/>It improves coordination between Development, Testing, and Operations teams.</text:p>
      <text:h text:style-name="P5" text:outline-level="3">Tools Used</text:h>
      <text:list xml:id="list1370866146" text:style-name="L14">
        <text:list-item>
          <text:p text:style-name="P67"><text:span text:style-name="Strong_20_Emphasis">Configuration Management</text:span> (Ansible, Puppet, Chef)</text:p>
        </text:list-item>
        <text:list-item>
          <text:p text:style-name="P67"><text:span text:style-name="Strong_20_Emphasis">CI/CD</text:span> (Jenkins, GitLab CI, GitHub Actions)</text:p>
        </text:list-item>
        <text:list-item>
          <text:p text:style-name="P67"><text:span text:style-name="Strong_20_Emphasis">Monitoring &amp; Automation</text:span> (Docker, Kubernetes, Prometheus, Grafana)</text:p>
        </text:list-item>
      </text:list>
      <text:p text:style-name="P7"/>
      <text:p text:style-name="P12">✅ <text:span text:style-name="Strong_20_Emphasis">In Short</text:span></text:p>
      <text:list xml:id="list3361386914" text:style-name="L15">
        <text:list-item>
          <text:p text:style-name="P68"><text:span text:style-name="Strong_20_Emphasis">Waterfall</text:span> → Linear, slow, late feedback, high failure rate.</text:p>
        </text:list-item>
        <text:list-item>
          <text:p text:style-name="P68"><text:span text:style-name="Strong_20_Emphasis">Agile</text:span> → Iterative, sprint-based, early feedback, improved quality.</text:p>
        </text:list-item>
        <text:list-item>
          <text:p text:style-name="P68"><text:span text:style-name="Strong_20_Emphasis">DevOps</text:span> → Continuous integration &amp; deployment, real-time collaboration, highest efficiency.</text:p>
        </text:list-item>
      </text:list>
      <text:p text:style-name="P7"/>
      <text:p text:style-name="P12">Would you like me to also create a <text:span text:style-name="Strong_20_Emphasis">simple diagram/flowchart</text:span> (Waterfall → Agile → DevOps) so you can visually present this in one glance?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" text:outline-level="1"><text:soft-page-break/>Rules</text:h>
      <text:list xml:id="list1205604255" text:style-name="L16">
        <text:list-item>
          <text:p text:style-name="P69">Private bank debit cards and Rupay will not work.</text:p>
          <text:list>
            <text:list-item>
              <text:p text:style-name="P69">✅ Canara Bank and Union Bank work.</text:p>
            </text:list-item>
            <text:list-item>
              <text:p text:style-name="P69">✅ SBI also works (if international transactions are enabled).</text:p>
            </text:list-item>
          </text:list>
        </text:list-item>
        <text:list-item>
          <text:p text:style-name="P69">Minimum balance required: <text:span text:style-name="Strong_20_Emphasis">₹500</text:span>.</text:p>
        </text:list-item>
        <text:list-item>
          <text:p text:style-name="P69">Use the <text:span text:style-name="Strong_20_Emphasis">same address as in your bank card</text:span>.</text:p>
        </text:list-item>
        <text:list-item>
          <text:p text:style-name="P69"><text:span text:style-name="Strong_20_Emphasis">PAN card is mandatory</text:span>.</text:p>
        </text:list-item>
        <text:list-item>
          <text:p text:style-name="P69">Don’t create 2 accounts with the same card.</text:p>
          <text:list>
            <text:list-item>
              <text:p text:style-name="P69">Use a different email and a different card.</text:p>
            </text:list-item>
          </text:list>
        </text:list-item>
        <text:list-item>
          <text:p text:style-name="P69">Account validity: <text:span text:style-name="Strong_20_Emphasis">6 months</text:span>. After 6 months, create another account if needed.</text:p>
        </text:list-item>
      </text:list>
      <text:p text:style-name="P12">💳 <text:span text:style-name="Strong_20_Emphasis">Credits &amp; Refunds</text:span></text:p>
      <text:list xml:id="list909412301" text:style-name="L17">
        <text:list-item>
          <text:p text:style-name="P70">$100 credit on signup.</text:p>
        </text:list-item>
        <text:list-item>
          <text:p text:style-name="P70">Once we start using, we get another $100 (≈ ₹17,000 INR).</text:p>
        </text:list-item>
        <text:list-item>
          <text:p text:style-name="P70">Below ₹1000 → No refund.</text:p>
        </text:list-item>
        <text:list-item>
          <text:p text:style-name="P70">More than ₹1000 → Refund possible (up to 3 chances).</text:p>
        </text:list-item>
      </text:list>
      <text:p text:style-name="P7"/>
      <text:h text:style-name="P3" text:outline-level="1">What is a Computer?</text:h>
      <text:list xml:id="list1229235986" text:style-name="L18">
        <text:list-item>
          <text:p text:style-name="P71">Any <text:span text:style-name="Strong_20_Emphasis">IP-enabled device</text:span>.</text:p>
        </text:list-item>
        <text:list-item>
          <text:p text:style-name="P71">Communication between computers = <text:span text:style-name="Strong_20_Emphasis">IT</text:span>.</text:p>
        </text:list-item>
        <text:list-item>
          <text:p text:style-name="P71">Examples: Server, Mobile, Laptop, TV, AC.</text:p>
        </text:list-item>
      </text:list>
      <text:h text:style-name="P5" text:outline-level="3">Based on purpose:</text:h>
      <text:list xml:id="list4259077456" text:style-name="L19">
        <text:list-item>
          <text:p text:style-name="P72"><text:span text:style-name="Strong_20_Emphasis">Server</text:span> → Hosting applications</text:p>
        </text:list-item>
        <text:list-item>
          <text:p text:style-name="P72"><text:span text:style-name="Strong_20_Emphasis">Computer (PC)</text:span> → Internet browsing, songs, videos, banking, etc.</text:p>
        </text:list-item>
        <text:list-item>
          <text:p text:style-name="P72"><text:span text:style-name="Strong_20_Emphasis">Mobile</text:span> → Calling, social media, apps</text:p>
        </text:list-item>
      </text:list>
      <text:h text:style-name="P5" text:outline-level="3">Components</text:h>
      <text:list xml:id="list1701099877" text:style-name="L20">
        <text:list-item>
          <text:p text:style-name="P73">RAM</text:p>
        </text:list-item>
        <text:list-item>
          <text:p text:style-name="P73">CPU (Processor)</text:p>
        </text:list-item>
        <text:list-item>
          <text:p text:style-name="P73">Storage</text:p>
        </text:list-item>
        <text:list-item>
          <text:p text:style-name="P73">Operating System (OS)</text:p>
        </text:list-item>
      </text:list>
      <text:p text:style-name="P7"/>
      <text:h text:style-name="P3" text:outline-level="1"><text:soft-page-break/>Linux vs Windows</text:h>
      <text:h text:style-name="P5" text:outline-level="3">Why Linux is better than Windows?</text:h>
      <text:p text:style-name="P12">👉 The OS is the <text:span text:style-name="Strong_20_Emphasis">bridge between hardware and software</text:span>.</text:p>
      <text:h text:style-name="P6" text:outline-level="4">Windows</text:h>
      <text:list xml:id="list267665930" text:style-name="L21">
        <text:list-item>
          <text:p text:style-name="P74">Heavy graphics</text:p>
        </text:list-item>
        <text:list-item>
          <text:p text:style-name="P74">Expensive</text:p>
        </text:list-item>
        <text:list-item>
          <text:p text:style-name="P74">Slow, consumes more resources</text:p>
        </text:list-item>
        <text:list-item>
          <text:p text:style-name="P74">Frequent restarts needed</text:p>
        </text:list-item>
        <text:list-item>
          <text:p text:style-name="P74">Requires antivirus for security</text:p>
        </text:list-item>
        <text:list-item>
          <text:p text:style-name="P74">Upgrading to another version is difficult</text:p>
        </text:list-item>
      </text:list>
      <text:h text:style-name="P6" text:outline-level="4">Linux (Server Edition)</text:h>
      <text:list xml:id="list1539605174" text:style-name="L22">
        <text:list-item>
          <text:p text:style-name="P75">Open-source &amp; free</text:p>
        </text:list-item>
        <text:list-item>
          <text:p text:style-name="P75">No graphics, text-based → super fast</text:p>
        </text:list-item>
        <text:list-item>
          <text:p text:style-name="P75">Very lightweight (as small as 9 MB)</text:p>
        </text:list-item>
        <text:list-item>
          <text:p text:style-name="P75">Can run for years without restart</text:p>
        </text:list-item>
        <text:list-item>
          <text:p text:style-name="P75">In-built security</text:p>
        </text:list-item>
        <text:list-item>
          <text:p text:style-name="P75">Easy to upgrade</text:p>
        </text:list-item>
        <text:list-item>
          <text:p text:style-name="P75">Learning curve is steeper</text:p>
        </text:list-item>
      </text:list>
      <text:p text:style-name="P7"/>
      <text:h text:style-name="P3" text:outline-level="1">Linux Server Setup</text:h>
      <text:list xml:id="list2892059793" text:style-name="L23">
        <text:list-item>
          <text:p text:style-name="P76">Create a Linux Server</text:p>
        </text:list-item>
        <text:list-item>
          <text:p text:style-name="P76">Connect to it</text:p>
        </text:list-item>
        <text:list-item>
          <text:p text:style-name="P76">Start issuing basic commands</text:p>
        </text:list-item>
      </text:list>
      <text:p text:style-name="P7"/>
      <text:h text:style-name="P3" text:outline-level="1">AWS Region &amp; Availability Zone</text:h>
      <text:list xml:id="list3401689235" text:style-name="L24">
        <text:list-item>
          <text:p text:style-name="P77">First AWS Region: <text:span text:style-name="Strong_20_Emphasis">North Virginia (us-east-1)</text:span></text:p>
          <text:list>
            <text:list-item>
              <text:p text:style-name="P77">Cheapest region compared to others</text:p>
            </text:list-item>
          </text:list>
        </text:list-item>
        <text:list-item>
          <text:p text:style-name="P77">Each Region has multiple <text:span text:style-name="Strong_20_Emphasis">Availability Zones (AZs)</text:span> (at least 2).</text:p>
        </text:list-item>
      </text:list>
      <text:h text:style-name="P5" text:outline-level="3"><text:soft-page-break/>EC2 (Elastic Compute Cloud)</text:h>
      <text:list xml:id="list1686801016" text:style-name="L25">
        <text:list-item>
          <text:p text:style-name="P78">Virtual servers on AWS.</text:p>
        </text:list-item>
        <text:list-item>
          <text:p text:style-name="P78"><text:span text:style-name="Strong_20_Emphasis">AMI (Amazon Machine Image)</text:span> → Base OS.</text:p>
        </text:list-item>
        <text:list-item>
          <text:p text:style-name="P78"><text:span text:style-name="Strong_20_Emphasis">Free tier instances</text:span>:</text:p>
          <text:list>
            <text:list-item>
              <text:p text:style-name="P78"><text:span text:style-name="Source_20_Text">t2.micro</text:span> or <text:span text:style-name="Source_20_Text">t3.micro</text:span></text:p>
            </text:list-item>
            <text:list-item>
              <text:p text:style-name="P78">Specs: 2 CPUs, 1 GB RAM</text:p>
            </text:list-item>
          </text:list>
        </text:list-item>
      </text:list>
      <text:p text:style-name="P7"/>
      <text:h text:style-name="P3" text:outline-level="1">Firewall &amp; Authentication</text:h>
      <text:h text:style-name="P5" text:outline-level="3">Authentication Types</text:h>
      <text:list xml:id="list3440983717" text:style-name="L26">
        <text:list-item>
          <text:p text:style-name="P79"><text:span text:style-name="Strong_20_Emphasis">What you know</text:span> → Username, Password</text:p>
        </text:list-item>
        <text:list-item>
          <text:p text:style-name="P79"><text:span text:style-name="Strong_20_Emphasis">What you have</text:span> → RSA Key, OTP, Google/Microsoft Authenticator</text:p>
        </text:list-item>
        <text:list-item>
          <text:p text:style-name="P79"><text:span text:style-name="Strong_20_Emphasis">What you are</text:span> → Fingerprint, Retina, Palm</text:p>
        </text:list-item>
      </text:list>
      <text:h text:style-name="P5" text:outline-level="3">SSH Keys</text:h>
      <text:list xml:id="list972651530" text:style-name="L27">
        <text:list-item>
          <text:p text:style-name="P80">Public &amp; Private key pair</text:p>
        </text:list-item>
        <text:list-item>
          <text:p text:style-name="P80">Protocol: <text:span text:style-name="Strong_20_Emphasis">SSH (Secure Shell)</text:span></text:p>
        </text:list-item>
      </text:list>
      <text:p text:style-name="P7"/>
      <text:h text:style-name="P3" text:outline-level="1">Client-Server Architecture</text:h>
      <text:list xml:id="list1499096967" text:style-name="L28">
        <text:list-item>
          <text:p text:style-name="P81">Whoever provides a service = <text:span text:style-name="Strong_20_Emphasis">Server</text:span></text:p>
        </text:list-item>
        <text:list-item>
          <text:p text:style-name="P81">Whoever consumes it = <text:span text:style-name="Strong_20_Emphasis">Client</text:span></text:p>
        </text:list-item>
      </text:list>
      <text:p text:style-name="P12"><text:span text:style-name="Strong_20_Emphasis">Examples</text:span>:</text:p>
      <text:list xml:id="list2485019998" text:style-name="L29">
        <text:list-item>
          <text:p text:style-name="P82">Lawyer (Server) ↔ Public (Client)</text:p>
        </text:list-item>
        <text:list-item>
          <text:p text:style-name="P82">facebook.com (Server) ↔ Browser (Client)</text:p>
        </text:list-item>
      </text:list>
      <text:p text:style-name="P7"/>
      <text:h text:style-name="P3" text:outline-level="1">SSH Clients</text:h>
      <text:list xml:id="list2620059872" text:style-name="L30">
        <text:list-item>
          <text:p text:style-name="P83">PuTTY</text:p>
        </text:list-item>
        <text:list-item>
          <text:p text:style-name="P83">MobaXterm</text:p>
        </text:list-item>
        <text:list-item>
          <text:p text:style-name="P83">Windows CMD</text:p>
        </text:list-item>
        <text:list-item>
          <text:p text:style-name="P83">Mac Terminal</text:p>
        </text:list-item>
        <text:list-item>
          <text:p text:style-name="P83"><text:soft-page-break/>Git Bash (works as an SSH client, Git client, and mini-Linux in Windows)</text:p>
        </text:list-item>
      </text:list>
      <text:h text:style-name="P5" text:outline-level="3">Git Bash Basics</text:h>
      <text:list xml:id="list1508557831" text:style-name="L31">
        <text:list-item>
          <text:p text:style-name="P84">Lands in user directory: <text:span text:style-name="Source_20_Text">C:\Users\&lt;your-username&gt;</text:span></text:p>
        </text:list-item>
        <text:list-item>
          <text:p text:style-name="P84">Example: <text:span text:style-name="Source_20_Text">C:\Users\siva</text:span></text:p>
        </text:list-item>
        <text:list-item>
          <text:p text:style-name="P84">Path difference:</text:p>
          <text:list>
            <text:list-item>
              <text:p text:style-name="P84">Windows → <text:span text:style-name="Source_20_Text">\</text:span> (backward slash)</text:p>
            </text:list-item>
            <text:list-item>
              <text:p text:style-name="P84">Linux → <text:span text:style-name="Source_20_Text">/</text:span> (forward slash)</text:p>
            </text:list-item>
          </text:list>
        </text:list-item>
      </text:list>
      <text:p text:style-name="P12"><text:span text:style-name="Strong_20_Emphasis">Commands</text:span></text:p>
      <text:list xml:id="list1441217640" text:style-name="L32">
        <text:list-item>
          <text:p text:style-name="P85"><text:span text:style-name="Source_20_Text">pwd</text:span> → Present working directory</text:p>
        </text:list-item>
        <text:list-item>
          <text:p text:style-name="P85"><text:span text:style-name="Source_20_Text">ls -l</text:span> → List files in detail</text:p>
        </text:list-item>
        <text:list-item>
          <text:p text:style-name="P85"><text:span text:style-name="Source_20_Text">cd</text:span> → Change directory</text:p>
        </text:list-item>
      </text:list>
      <text:p text:style-name="P12"><text:span text:style-name="Strong_20_Emphasis">Example</text:span></text:p>
      <text:p text:style-name="P9"><text:span text:style-name="Source_20_Text">cd /c/devops/daws-86s</text:span></text:p>
      <text:p text:style-name="P9"><text:span text:style-name="Source_20_Text">ssh-keygen -f daws-86s</text:span></text:p>
      <text:p text:style-name="P8"><text:span text:style-name="Source_20_Text">ssh -i daws-86s ec2-user@98.80.251.7</text:span></text:p>
      <text:p text:style-name="P7"/>
      <text:h text:style-name="P3" text:outline-level="1">Firewall = Security Groups</text:h>
      <text:list xml:id="list99575217" text:style-name="L33">
        <text:list-item>
          <text:p text:style-name="P86">Control incoming (inbound) and outgoing (outbound) traffic.</text:p>
        </text:list-item>
        <text:list-item>
          <text:p text:style-name="P86">SSH (Port 22) must be enabled for login.</text:p>
        </text:list-item>
      </text:list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" text:outline-level="1"><text:soft-page-break/>Linux &amp; SSH Basics Cheat Sheet</text:h>
      <text:h text:style-name="P4" text:outline-level="2">SSH &amp; Keys</text:h>
      <text:p text:style-name="P9"><text:span text:style-name="Source_20_Text">ssh-keygen -f daws-86s <text:s text:c="9"/># Generate SSH key pair</text:span></text:p>
      <text:p text:style-name="P8"><text:span text:style-name="Source_20_Text">ssh -i &lt;private-key&gt; ec2-user@&lt;IP&gt; <text:s/># Connect to EC2 instance</text:span></text:p>
      <text:h text:style-name="P5" text:outline-level="3">Security Groups</text:h>
      <text:list xml:id="list1489086394" text:style-name="L34">
        <text:list-item>
          <text:p text:style-name="P87"><text:span text:style-name="Strong_20_Emphasis">Inbound</text:span>: SSH → Port 22 → <text:span text:style-name="Source_20_Text">0.0.0.0/0</text:span></text:p>
        </text:list-item>
        <text:list-item>
          <text:p text:style-name="P87"><text:span text:style-name="Strong_20_Emphasis">Outbound</text:span>: All traffic → <text:span text:style-name="Source_20_Text">0.0.0.0/0</text:span></text:p>
        </text:list-item>
      </text:list>
      <text:p text:style-name="P7"/>
      <text:h text:style-name="P4" text:outline-level="2">Paths &amp; Navigation</text:h>
      <text:list xml:id="list1225936644" text:style-name="L35">
        <text:list-item>
          <text:p text:style-name="P88">Windows home: <text:span text:style-name="Source_20_Text">C:\Users\siva</text:span></text:p>
        </text:list-item>
        <text:list-item>
          <text:p text:style-name="P88">Git Bash = mini Linux environment</text:p>
        </text:list-item>
        <text:list-item>
          <text:p text:style-name="P88">Absolute path: <text:span text:style-name="Source_20_Text">/c/devops/daws-86s</text:span> → starts from root <text:span text:style-name="Source_20_Text">/</text:span></text:p>
        </text:list-item>
        <text:list-item>
          <text:p text:style-name="P88">Relative path: <text:span text:style-name="Source_20_Text">daws-86s</text:span> → must exist in current directory</text:p>
        </text:list-item>
      </text:list>
      <text:p text:style-name="P7"/>
      <text:h text:style-name="P4" text:outline-level="2">Command Structure</text:h>
      <text:p text:style-name="P8"><text:span text:style-name="Source_20_Text">&lt;command&gt; &lt;inputs&gt; &lt;options&gt;</text:span></text:p>
      <text:list xml:id="list3845959533" text:style-name="L36">
        <text:list-item>
          <text:p text:style-name="P89">Inputs/options can be <text:span text:style-name="Strong_20_Emphasis">mandatory or optional</text:span>.</text:p>
        </text:list-item>
        <text:list-item>
          <text:p text:style-name="P89">Example:</text:p>
          <text:p text:style-name="P18"><text:span text:style-name="Source_20_Text">uname -a <text:s text:c="3"/># command with option</text:span></text:p>
        </text:list-item>
      </text:list>
      <text:p text:style-name="P7"/>
      <text:h text:style-name="P4" text:outline-level="2">Users &amp; Directories</text:h>
      <text:list xml:id="list1061079131" text:style-name="L37">
        <text:list-item>
          <text:p text:style-name="P90"><text:span text:style-name="Source_20_Text">$</text:span> → normal user</text:p>
        </text:list-item>
        <text:list-item>
          <text:p text:style-name="P90"><text:span text:style-name="Source_20_Text">#</text:span> → root user</text:p>
        </text:list-item>
        <text:list-item>
          <text:p text:style-name="P90"><text:span text:style-name="Source_20_Text">/root</text:span> → root home directory</text:p>
        </text:list-item>
        <text:list-item>
          <text:p text:style-name="P90"><text:span text:style-name="Source_20_Text">/home/&lt;username&gt;</text:span> → user home (e.g., <text:span text:style-name="Source_20_Text">/home/ec2-user</text:span>)</text:p>
        </text:list-item>
        <text:list-item>
          <text:p text:style-name="P90"><text:span text:style-name="Source_20_Text">/</text:span> → root filesystem</text:p>
        </text:list-item>
      </text:list>
      <text:p text:style-name="P7"/>
      <text:h text:style-name="P4" text:outline-level="2"><text:soft-page-break/>CRUD Operations</text:h>
      <text:list xml:id="list2102072350" text:style-name="L38">
        <text:list-item>
          <text:p text:style-name="P91"><text:span text:style-name="Strong_20_Emphasis">Create</text:span></text:p>
          <text:p text:style-name="P19"><text:span text:style-name="Source_20_Text">touch &lt;file&gt; <text:s text:c="5"/># Create file</text:span></text:p>
          <text:p text:style-name="P20"><text:span text:style-name="Source_20_Text">mkdir &lt;dir&gt; <text:s text:c="6"/># Create directory</text:span></text:p>
        </text:list-item>
        <text:list-item>
          <text:p text:style-name="P91"><text:span text:style-name="Strong_20_Emphasis">Read</text:span></text:p>
          <text:p text:style-name="P20"><text:span text:style-name="Source_20_Text">cat &lt;file&gt;</text:span></text:p>
        </text:list-item>
        <text:list-item>
          <text:p text:style-name="P91"><text:span text:style-name="Strong_20_Emphasis">Update</text:span></text:p>
          <text:p text:style-name="P19"><text:span text:style-name="Source_20_Text">echo "text" &gt; file <text:s text:c="6"/># Overwrite</text:span></text:p>
          <text:p text:style-name="P20"><text:span text:style-name="Source_20_Text">echo "text" &gt;&gt; file <text:s text:c="5"/># Append</text:span></text:p>
        </text:list-item>
        <text:list-item>
          <text:p text:style-name="P91"><text:span text:style-name="Strong_20_Emphasis">Delete</text:span></text:p>
          <text:p text:style-name="P19"><text:span text:style-name="Source_20_Text">rmdir &lt;dir&gt; <text:s text:c="13"/># Remove empty directory</text:span></text:p>
          <text:p text:style-name="P20"><text:span text:style-name="Source_20_Text">rm -r &lt;dir&gt; <text:s text:c="13"/># Remove recursively</text:span></text:p>
        </text:list-item>
      </text:list>
      <text:p text:style-name="P7"/>
      <text:h text:style-name="P4" text:outline-level="2">Navigation</text:h>
      <text:p text:style-name="P9"><text:span text:style-name="Source_20_Text">pwd <text:s text:c="11"/># Show current directory</text:span></text:p>
      <text:p text:style-name="P9"><text:span text:style-name="Source_20_Text">cd &lt;path&gt; <text:s text:c="5"/># Change directory</text:span></text:p>
      <text:p text:style-name="P8"><text:span text:style-name="Source_20_Text">cd .. <text:s text:c="9"/># Go back one step</text:span></text:p>
      <text:p text:style-name="P12">⚠️ <text:span text:style-name="Source_20_Text">Cd != cd</text:span> (case sensitive)</text:p>
      <text:p text:style-name="P7"/>
      <text:h text:style-name="P4" text:outline-level="2">Listing Files</text:h>
      <text:p text:style-name="P9"><text:span text:style-name="Source_20_Text">ls -l <text:s text:c="3"/># Long format</text:span></text:p>
      <text:p text:style-name="P9"><text:span text:style-name="Source_20_Text">ls -lr <text:s text:c="2"/># Reverse alphabetical</text:span></text:p>
      <text:p text:style-name="P9"><text:span text:style-name="Source_20_Text">ls -lt <text:s text:c="2"/># Sort by modified time (latest first)</text:span></text:p>
      <text:p text:style-name="P8"><text:span text:style-name="Source_20_Text">ls -ltr <text:s/># Sort by modified time (oldest first)</text:span></text:p>
      <text:p text:style-name="P7"/>
      <text:h text:style-name="P4" text:outline-level="2">Copy &amp; Move</text:h>
      <text:p text:style-name="P9"><text:span text:style-name="Source_20_Text">cp &lt;src&gt; &lt;dest&gt; <text:s text:c="4"/># Copy</text:span></text:p>
      <text:p text:style-name="P9"><text:span text:style-name="Source_20_Text">mv &lt;src&gt; &lt;dest&gt; <text:s text:c="4"/># Move/Rename</text:span></text:p>
      <text:p text:style-name="P8"><text:span text:style-name="Source_20_Text">. <text:s text:c="18"/># Current directory</text:span></text:p>
      <text:p text:style-name="P7"/>
      <text:h text:style-name="P4" text:outline-level="2">Search with <text:span text:style-name="Source_20_Text">grep</text:span></text:h>
      <text:p text:style-name="P9"><text:span text:style-name="Source_20_Text">grep &lt;word&gt; &lt;file&gt; <text:s text:c="2"/># Search text in file</text:span></text:p>
      <text:p text:style-name="P9"><text:span text:style-name="Source_20_Text">grep -n <text:s text:c="13"/># Show line numbers</text:span></text:p>
      <text:p text:style-name="P9"><text:span text:style-name="Source_20_Text">grep -c <text:s text:c="13"/># Count matches</text:span></text:p>
      <text:p text:style-name="P9"><text:span text:style-name="Source_20_Text">grep -i <text:s text:c="13"/># Case insensitive</text:span></text:p>
      <text:p text:style-name="P8"><text:span text:style-name="Source_20_Text">grep -v <text:s text:c="13"/># Show non-matching lines</text:span></text:p>
      <text:p text:style-name="P7"><text:soft-page-break/></text:p>
      <text:h text:style-name="P4" text:outline-level="2">SSH Config</text:h>
      <text:p text:style-name="P12">File: <text:span text:style-name="Source_20_Text">~/.ssh/config</text:span> <text:span text:style-name="Emphasis">(no extension)</text:span></text:p>
      <text:p text:style-name="P9"><text:span text:style-name="Source_20_Text">Host *</text:span></text:p>
      <text:p text:style-name="P9"><text:span text:style-name="Source_20_Text"><text:s text:c="4"/>ServerAliveInterval 60</text:span></text:p>
      <text:p text:style-name="P8"><text:span text:style-name="Source_20_Text"><text:s text:c="4"/>ServerAliveCountMax 3</text:span></text:p>
      <text:p text:style-name="P7"/>
      <text:h text:style-name="P4" text:outline-level="2">Downloading</text:h>
      <text:p text:style-name="P9"><text:span text:style-name="Source_20_Text">wget &lt;url&gt; <text:s text:c="3"/># Download file</text:span></text:p>
      <text:p text:style-name="P8"><text:span text:style-name="Source_20_Text">curl &lt;url&gt; <text:s text:c="3"/># Print file contents</text:span></text:p>
      <text:p text:style-name="P12">Example:</text:p>
      <text:p text:style-name="P8"><text:span text:style-name="Source_20_Text">wget https://raw.githubusercontent.com/daws-86s/notes/refs/heads/main/session-02.txt</text:span></text:p>
      <text:p text:style-name="P7"/>
      <text:h text:style-name="P4" text:outline-level="2">Printing Output</text:h>
      <text:p text:style-name="P9"><text:span text:style-name="Source_20_Text">printf "Hello World\n"</text:span></text:p>
      <text:p text:style-name="P8"><text:span text:style-name="Source_20_Text">echo "Hello World"</text:span></text:p>
      <text:p text:style-name="P7"/>
      <text:h text:style-name="P4" text:outline-level="2">Text Processing</text:h>
      <text:p text:style-name="P9"><text:span text:style-name="Source_20_Text">cut -d":" -f1 file.txt <text:s text:c="5"/># Extract fields</text:span></text:p>
      <text:p text:style-name="P8"><text:span text:style-name="Source_20_Text">awk -F "/" '{print $1}' <text:s text:c="4"/># Print first field (delimiter = "/")</text:span></text:p>
      <text:p text:style-name="P7"/>
      <text:h text:style-name="P4" text:outline-level="2">Switching Users</text:h>
      <text:p text:style-name="P9"><text:span text:style-name="Source_20_Text">sudo su <text:s text:c="4"/># Switch to root, stay in same directory</text:span></text:p>
      <text:p text:style-name="P8"><text:span text:style-name="Source_20_Text">sudo su - <text:s text:c="2"/># Switch to root, go to root’s home directory</text:span></text:p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erfect 👍 You’ve got a <text:span text:style-name="Strong_20_Emphasis">Linux Essentials + Vim + User Management + Permissions</text:span> bundle here. I’ll rewrite and structure it neatly for clarity (like a reference guide).</text:p>
      <text:p text:style-name="P7"/>
      <text:h text:style-name="P3" text:outline-level="1">Linux Essentials Cheat Sheet</text:h>
      <text:h text:style-name="P4" text:outline-level="2">Basic Commands</text:h>
      <text:p text:style-name="P9"><text:span text:style-name="Source_20_Text">uname <text:s text:c="9"/># Show system info <text:s/></text:span></text:p>
      <text:p text:style-name="P9"><text:span text:style-name="Source_20_Text">pwd <text:s text:c="11"/># Print working directory <text:s/></text:span></text:p>
      <text:p text:style-name="P9"><text:span text:style-name="Source_20_Text">touch file <text:s text:c="4"/># Create empty file <text:s/></text:span></text:p>
      <text:p text:style-name="P9"><text:span text:style-name="Source_20_Text">cat file <text:s text:c="6"/># Display file contents <text:s/></text:span></text:p>
      <text:p text:style-name="P9"><text:span text:style-name="Source_20_Text">cd dir <text:s text:c="8"/># Change directory <text:s/></text:span></text:p>
      <text:p text:style-name="P9"><text:span text:style-name="Source_20_Text">mkdir dir <text:s text:c="5"/># Create directory <text:s/></text:span></text:p>
      <text:p text:style-name="P9"><text:span text:style-name="Source_20_Text">rmdir dir <text:s text:c="5"/># Remove empty directory <text:s/></text:span></text:p>
      <text:p text:style-name="P9"><text:span text:style-name="Source_20_Text">rm -r dir <text:s text:c="5"/># Remove directory with contents <text:s/></text:span></text:p>
      <text:p text:style-name="P9"><text:span text:style-name="Source_20_Text">cp src dst <text:s text:c="4"/># Copy file/directory <text:s/></text:span></text:p>
      <text:p text:style-name="P9"><text:span text:style-name="Source_20_Text">mv src dst <text:s text:c="4"/># Move or rename file/directory <text:s/></text:span></text:p>
      <text:p text:style-name="P9"><text:span text:style-name="Source_20_Text">grep word file # Search inside file <text:s/></text:span></text:p>
      <text:p text:style-name="P9"><text:span text:style-name="Source_20_Text">cut -d":" -f1 file <text:s/># Extract fields <text:s/></text:span></text:p>
      <text:p text:style-name="P9"><text:span text:style-name="Source_20_Text">awk '{print $1}' file # Print first field from each line <text:s/></text:span></text:p>
      <text:p text:style-name="P9"><text:span text:style-name="Source_20_Text">echo "text" <text:s text:c="3"/># Print text <text:s/></text:span></text:p>
      <text:p text:style-name="P9"><text:span text:style-name="Source_20_Text">ls -l <text:s text:c="9"/># List files (long format) <text:s/></text:span></text:p>
      <text:p text:style-name="P9"><text:span text:style-name="Source_20_Text">curl &lt;url&gt; <text:s text:c="4"/># Fetch and display contents <text:s/></text:span></text:p>
      <text:p text:style-name="P8"><text:span text:style-name="Source_20_Text">wget &lt;url&gt; <text:s text:c="4"/># Download file from URL <text:s/></text:span></text:p>
      <text:h text:style-name="P5" text:outline-level="3">Piping</text:h>
      <text:p text:style-name="P12">Combine commands with <text:span text:style-name="Source_20_Text">|</text:span> (pipe):</text:p>
      <text:p text:style-name="P8"><text:span text:style-name="Source_20_Text">head file | tail -n 5</text:span></text:p>
      <text:p text:style-name="P7"/>
      <text:h text:style-name="P4" text:outline-level="2">Vim Editor (Vi IMproved)</text:h>
      <text:p text:style-name="P12">Start Vim:</text:p>
      <text:p text:style-name="P8"><text:span text:style-name="Source_20_Text">vim &lt;file&gt;</text:span></text:p>
      <text:list xml:id="list2261387950" text:style-name="L39">
        <text:list-item>
          <text:p text:style-name="P92">If file exists → opens it.</text:p>
        </text:list-item>
        <text:list-item>
          <text:p text:style-name="P92">If file doesn’t exist → creates it and opens.</text:p>
        </text:list-item>
      </text:list>
      <text:h text:style-name="P5" text:outline-level="3">Modes</text:h>
      <text:list xml:id="list1020099619" text:style-name="L40">
        <text:list-item>
          <text:p text:style-name="P93"><text:span text:style-name="Strong_20_Emphasis">Default mode</text:span> → <text:span text:style-name="Emphasis">Esc mode</text:span>.</text:p>
        </text:list-item>
        <text:list-item>
          <text:p text:style-name="P93"><text:span text:style-name="Strong_20_Emphasis">Insert mode</text:span> → Press <text:span text:style-name="Source_20_Text">i</text:span> or <text:span text:style-name="Source_20_Text">a</text:span>.</text:p>
        </text:list-item>
        <text:list-item>
          <text:p text:style-name="P93"><text:span text:style-name="Strong_20_Emphasis">Command/Colon mode</text:span> → Press <text:span text:style-name="Source_20_Text">:</text:span></text:p>
        </text:list-item>
      </text:list>
      <text:h text:style-name="P5" text:outline-level="3">Command Mode (<text:span text:style-name="Source_20_Text">:</text:span>)</text:h>
      <text:p text:style-name="P9"><text:span text:style-name="Source_20_Text">:wq <text:s text:c="5"/># Save &amp; quit <text:s/></text:span></text:p>
      <text:p text:style-name="P9"><text:soft-page-break/><text:span text:style-name="Source_20_Text">:q! <text:s text:c="5"/># Quit without saving <text:s/></text:span></text:p>
      <text:p text:style-name="P9"><text:span text:style-name="Source_20_Text">:q <text:s text:c="6"/># Quit if no changes <text:s/></text:span></text:p>
      <text:p text:style-name="P9"><text:span text:style-name="Source_20_Text">:set nu <text:s/># Show line numbers <text:s/></text:span></text:p>
      <text:p text:style-name="P9"><text:span text:style-name="Source_20_Text">:&lt;line&gt; <text:s/># Jump to line number <text:s/></text:span></text:p>
      <text:p text:style-name="P9"><text:span text:style-name="Source_20_Text">:/word <text:s text:c="2"/># Search forward <text:s/></text:span></text:p>
      <text:p text:style-name="P9"><text:span text:style-name="Source_20_Text">:?word <text:s text:c="2"/># Search backward <text:s/></text:span></text:p>
      <text:p text:style-name="P9"><text:span text:style-name="Source_20_Text">:&lt;line&gt;d # Delete line <text:s/></text:span></text:p>
      <text:p text:style-name="P9"><text:span text:style-name="Source_20_Text">:noh <text:s text:c="4"/># Remove highlight <text:s/></text:span></text:p>
      <text:p text:style-name="P9"><text:span text:style-name="Source_20_Text">:28s/root/ROOT <text:s text:c="4"/># Replace first match on line 28 <text:s/></text:span></text:p>
      <text:p text:style-name="P9"><text:span text:style-name="Source_20_Text">:29s/root/ROOT/g <text:s text:c="2"/># Replace all matches on line 29 <text:s/></text:span></text:p>
      <text:p text:style-name="P8"><text:span text:style-name="Source_20_Text">:%s/root/ROOT/g <text:s text:c="3"/># Replace in entire file <text:s/></text:span></text:p>
      <text:h text:style-name="P5" text:outline-level="3">Esc Mode (Navigation &amp; Editing)</text:h>
      <text:p text:style-name="P9"><text:span text:style-name="Source_20_Text">gg <text:s text:c="9"/># Go to top <text:s/></text:span></text:p>
      <text:p text:style-name="P9"><text:span text:style-name="Source_20_Text">Shift+g <text:s text:c="4"/># Go to bottom <text:s/></text:span></text:p>
      <text:p text:style-name="P9"><text:span text:style-name="Source_20_Text">u <text:s text:c="10"/># Undo <text:s/></text:span></text:p>
      <text:p text:style-name="P9"><text:span text:style-name="Source_20_Text">Ctrl+r <text:s text:c="5"/># Redo <text:s/></text:span></text:p>
      <text:p text:style-name="P9"><text:span text:style-name="Source_20_Text">dd <text:s text:c="9"/># Delete line <text:s/></text:span></text:p>
      <text:p text:style-name="P9"><text:span text:style-name="Source_20_Text">yy <text:s text:c="9"/># Copy line (yank) <text:s/></text:span></text:p>
      <text:p text:style-name="P9"><text:span text:style-name="Source_20_Text">p <text:s text:c="10"/># Paste below <text:s/></text:span></text:p>
      <text:p text:style-name="P8"><text:span text:style-name="Source_20_Text">Shift+p <text:s text:c="4"/># Paste above <text:s/></text:span></text:p>
      <text:p text:style-name="P7"/>
      <text:h text:style-name="P4" text:outline-level="2">File Viewing</text:h>
      <text:p text:style-name="P9"><text:span text:style-name="Source_20_Text">head file <text:s text:c="7"/># First 10 lines <text:s/></text:span></text:p>
      <text:p text:style-name="P9"><text:span text:style-name="Source_20_Text">tail file <text:s text:c="7"/># Last 10 lines <text:s/></text:span></text:p>
      <text:p text:style-name="P9"><text:span text:style-name="Source_20_Text">head -n 8 file | tail -n 3 <text:s text:c="2"/># Lines 6–8 <text:s/></text:span></text:p>
      <text:p text:style-name="P8"><text:span text:style-name="Source_20_Text">head -n 65 file | tail -n 11 # Lines 55–65 <text:s/></text:span></text:p>
      <text:p text:style-name="P7"/>
      <text:h text:style-name="P4" text:outline-level="2">Linux Administration</text:h>
      <text:h text:style-name="P5" text:outline-level="3">User Management</text:h>
      <text:p text:style-name="P9"><text:span text:style-name="Source_20_Text">useradd suresh <text:s text:c="9"/># Create user <text:s/></text:span></text:p>
      <text:p text:style-name="P9"><text:span text:style-name="Source_20_Text">groupadd devops <text:s text:c="8"/># Create group <text:s/></text:span></text:p>
      <text:p text:style-name="P9"><text:span text:style-name="Source_20_Text">id suresh <text:s text:c="14"/># Show user ID &amp; groups <text:s/></text:span></text:p>
      <text:p text:style-name="P8"><text:span text:style-name="Source_20_Text">passwd suresh <text:s text:c="10"/># Set password <text:s/></text:span></text:p>
      <text:list xml:id="list1608283296" text:style-name="L41">
        <text:list-item>
          <text:p text:style-name="P94"><text:span text:style-name="Strong_20_Emphasis">Default</text:span>: When a user is created, a group with the same name is also created.</text:p>
        </text:list-item>
      </text:list>
      <text:p text:style-name="P12"><text:span text:style-name="Strong_20_Emphasis">System files:</text:span></text:p>
      <text:list xml:id="list479993712" text:style-name="L42">
        <text:list-item>
          <text:p text:style-name="P95"><text:span text:style-name="Source_20_Text">/etc/passwd</text:span> → User info</text:p>
        </text:list-item>
        <text:list-item>
          <text:p text:style-name="P95"><text:span text:style-name="Source_20_Text">/etc/group</text:span> → Group info</text:p>
        </text:list-item>
        <text:list-item>
          <text:p text:style-name="P95"><text:span text:style-name="Source_20_Text">/etc/shadow</text:span> → Encrypted passwords</text:p>
        </text:list-item>
      </text:list>
      <text:h text:style-name="P5" text:outline-level="3">Managing Groups</text:h>
      <text:p text:style-name="P9"><text:span text:style-name="Source_20_Text">usermod -g devops suresh <text:s text:c="4"/># Change primary group <text:s/></text:span></text:p>
      <text:p text:style-name="P9"><text:span text:style-name="Source_20_Text">usermod -aG devops suresh <text:s text:c="3"/># Add to secondary group <text:s/></text:span></text:p>
      <text:p text:style-name="P8"><text:span text:style-name="Source_20_Text">gpasswd -d suresh devops <text:s text:c="4"/># Remove user from group <text:s/></text:span></text:p>
      <text:h text:style-name="P5" text:outline-level="3"><text:soft-page-break/>SSH Config</text:h>
      <text:p text:style-name="P12">File: <text:span text:style-name="Source_20_Text">/etc/ssh/sshd_config</text:span></text:p>
      <text:p text:style-name="P8"><text:span text:style-name="Source_20_Text">PasswordAuthentication no</text:span></text:p>
      <text:p text:style-name="P12">Validate syntax:</text:p>
      <text:p text:style-name="P8"><text:span text:style-name="Source_20_Text">sshd -t</text:span></text:p>
      <text:p text:style-name="P12">Restart service:</text:p>
      <text:p text:style-name="P8"><text:span text:style-name="Source_20_Text">systemctl restart sshd</text:span></text:p>
      <text:p text:style-name="P7"/>
      <text:h text:style-name="P4" text:outline-level="2">File Permissions</text:h>
      <text:list xml:id="list628353679" text:style-name="L43">
        <text:list-item>
          <text:p text:style-name="P96"><text:span text:style-name="Strong_20_Emphasis">Read (r) = 4, Write (w) = 2, Execute (x) = 1</text:span></text:p>
        </text:list-item>
        <text:list-item>
          <text:p text:style-name="P96">Three sets: <text:span text:style-name="Source_20_Text">user | group | others</text:span></text:p>
        </text:list-item>
      </text:list>
      <text:p text:style-name="P12">Example:</text:p>
      <text:p text:style-name="P9"><text:span text:style-name="Source_20_Text">-rw- <text:s/>r-- <text:s/>r--</text:span></text:p>
      <text:p text:style-name="P8"><text:span text:style-name="Source_20_Text"><text:s/>u <text:s text:c="3"/>g <text:s text:c="3"/>o</text:span></text:p>
      <text:h text:style-name="P5" text:outline-level="3">Changing Permissions</text:h>
      <text:p text:style-name="P9"><text:span text:style-name="Source_20_Text">chmod g+w file <text:s text:c="3"/># Add write permission to group <text:s/></text:span></text:p>
      <text:p text:style-name="P8"><text:span text:style-name="Source_20_Text">chmod 744 file <text:s text:c="3"/># User=rwx, Group=r, Others=r <text:s/></text:span></text:p>
      <text:p text:style-name="P7"/>
      <text:p text:style-name="P12">👉 This now covers <text:span text:style-name="Strong_20_Emphasis">commands + vim + piping + admin + permissions</text:span> in a clean guid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Great 👍 You’re now adding <text:span text:style-name="Strong_20_Emphasis">File Ownership, SSH Key-based Login, Sudo Access, Ports, Package Management, and Services</text:span>.<text:line-break/>I’ll clean this up and organize it in a <text:span text:style-name="Strong_20_Emphasis">Linux Admin Guide style</text:span>:</text:p>
      <text:p text:style-name="P7"/>
      <text:h text:style-name="P3" text:outline-level="1">Linux Administration Guide</text:h>
      <text:h text:style-name="P4" text:outline-level="2">File Ownership</text:h>
      <text:p text:style-name="P9"><text:span text:style-name="Source_20_Text">chmod <text:s text:c="8"/># Change permissions (only owner or root can do this) <text:s/></text:span></text:p>
      <text:p text:style-name="P9"><text:span text:style-name="Source_20_Text">chown user:group file/folder <text:s text:c="3"/># Change ownership (only root can do this) <text:s/></text:span></text:p>
      <text:p text:style-name="P8"><text:span text:style-name="Source_20_Text">chown -R user:group dir <text:s text:c="8"/># Change ownership recursively <text:s/></text:span></text:p>
      <text:p text:style-name="P7"/>
      <text:h text:style-name="P4" text:outline-level="2">SSH Key-Based Login</text:h>
      <text:h text:style-name="P5" text:outline-level="3">Steps (example: user <text:span text:style-name="Source_20_Text">suresh</text:span>)</text:h>
      <text:list xml:id="list2091233679" text:style-name="L44">
        <text:list-item>
          <text:p text:style-name="P97">User generates key pair:</text:p>
          <text:p text:style-name="P21"><text:span text:style-name="Source_20_Text">ssh-keygen -f suresh</text:span></text:p>
          <text:list>
            <text:list-item>
              <text:p text:style-name="P97"><text:span text:style-name="Source_20_Text">suresh</text:span> → private key</text:p>
            </text:list-item>
            <text:list-item>
              <text:p text:style-name="P97"><text:span text:style-name="Source_20_Text">suresh.pub</text:span> → public key</text:p>
            </text:list-item>
          </text:list>
        </text:list-item>
        <text:list-item>
          <text:p text:style-name="P97">Admin setup:</text:p>
          <text:p text:style-name="P22"><text:span text:style-name="Source_20_Text">useradd suresh</text:span></text:p>
          <text:p text:style-name="P22"><text:span text:style-name="Source_20_Text">mkdir /home/suresh/.ssh</text:span></text:p>
          <text:p text:style-name="P22"><text:span text:style-name="Source_20_Text">chmod 700 /home/suresh/.ssh</text:span></text:p>
          <text:p text:style-name="P21"><text:span text:style-name="Source_20_Text">chown suresh:suresh /home/suresh/.ssh</text:span></text:p>
        </text:list-item>
        <text:list-item>
          <text:p text:style-name="P97">Place public key:</text:p>
          <text:p text:style-name="P22"><text:span text:style-name="Source_20_Text">vim /home/suresh/.ssh/authorized_keys</text:span></text:p>
          <text:p text:style-name="P22"><text:span text:style-name="Source_20_Text">chmod 600 /home/suresh/.ssh/authorized_keys</text:span></text:p>
          <text:p text:style-name="P21"><text:span text:style-name="Source_20_Text">chown suresh:suresh /home/suresh/.ssh/authorized_keys</text:span></text:p>
        </text:list-item>
        <text:list-item>
          <text:p text:style-name="P97">Login using private key:</text:p>
          <text:p text:style-name="P21"><text:span text:style-name="Source_20_Text">ssh -i suresh suresh@&lt;IP&gt;</text:span></text:p>
        </text:list-item>
      </text:list>
      <text:p text:style-name="P7"/>
      <text:h text:style-name="P4" text:outline-level="2">Sudo Access</text:h>
      <text:list xml:id="list197267746" text:style-name="L45">
        <text:list-item>
          <text:p text:style-name="P98"><text:span text:style-name="Strong_20_Emphasis">Config file</text:span>: <text:span text:style-name="Source_20_Text">/etc/sudoers</text:span></text:p>
        </text:list-item>
        <text:list-item>
          <text:p text:style-name="P98">Edit safely with:</text:p>
          <text:p text:style-name="P23"><text:span text:style-name="Source_20_Text">visudo</text:span></text:p>
        </text:list-item>
        <text:list-item>
          <text:p text:style-name="P98"><text:soft-page-break/>Add user to <text:span text:style-name="Strong_20_Emphasis">wheel group</text:span> (on RHEL/CentOS):</text:p>
          <text:p text:style-name="P23"><text:span text:style-name="Source_20_Text">usermod -aG wheel sivakumar</text:span></text:p>
        </text:list-item>
        <text:list-item>
          <text:p text:style-name="P98">Update <text:span text:style-name="Source_20_Text">/etc/sudoers</text:span>:</text:p>
          <text:p text:style-name="P23"><text:span text:style-name="Source_20_Text">%wheel ALL=(ALL) NOPASSWD: ALL</text:span></text:p>
        </text:list-item>
      </text:list>
      <text:p text:style-name="P7"/>
      <text:h text:style-name="P4" text:outline-level="2">Ports</text:h>
      <text:list xml:id="list552606199" text:style-name="L46">
        <text:list-item>
          <text:p text:style-name="P99">Total ports: <text:span text:style-name="Strong_20_Emphasis">0 – 65,535</text:span></text:p>
        </text:list-item>
        <text:list-item>
          <text:p text:style-name="P99">Common example:</text:p>
          <text:list>
            <text:list-item>
              <text:p text:style-name="P99"><text:span text:style-name="Source_20_Text">https</text:span> → Port 443</text:p>
            </text:list-item>
            <text:list-item>
              <text:p text:style-name="P99"><text:span text:style-name="Source_20_Text">http</text:span> → Port 80</text:p>
            </text:list-item>
          </text:list>
        </text:list-item>
      </text:list>
      <text:p text:style-name="P12">Analogy:</text:p>
      <text:p text:style-name="P10">Like sending a courier:</text:p>
      <text:list xml:id="list1940423671" text:style-name="L47">
        <text:list-item>
          <text:p text:style-name="P53"><text:span text:style-name="Strong_20_Emphasis">Address</text:span> → IP (location)</text:p>
        </text:list-item>
        <text:list-item>
          <text:p text:style-name="P53"><text:span text:style-name="Strong_20_Emphasis">Flat number</text:span> → Port (specific service)</text:p>
        </text:list-item>
      </text:list>
      <text:p text:style-name="P7"/>
      <text:h text:style-name="P4" text:outline-level="2">Package Management</text:h>
      <text:h text:style-name="P5" text:outline-level="3">RHEL / CentOS</text:h>
      <text:p text:style-name="P9"><text:span text:style-name="Source_20_Text">dnf install &lt;pkg&gt; <text:s text:c="5"/># Install package <text:s/></text:span></text:p>
      <text:p text:style-name="P9"><text:span text:style-name="Source_20_Text">dnf remove &lt;pkg&gt; <text:s text:c="6"/># Remove package <text:s/></text:span></text:p>
      <text:p text:style-name="P9"><text:span text:style-name="Source_20_Text">dnf update &lt;pkg&gt; <text:s text:c="6"/># Update package <text:s/></text:span></text:p>
      <text:p text:style-name="P9"><text:span text:style-name="Source_20_Text">dnf info &lt;pkg&gt; <text:s text:c="8"/># Show details <text:s/></text:span></text:p>
      <text:p text:style-name="P9"/>
      <text:p text:style-name="P9"><text:span text:style-name="Source_20_Text">dnf list installed <text:s text:c="4"/># Show installed packages <text:s/></text:span></text:p>
      <text:p text:style-name="P8"><text:span text:style-name="Source_20_Text">dnf list available <text:s text:c="4"/># Show available packages <text:s/></text:span></text:p>
      <text:p text:style-name="P12"><text:span text:style-name="Emphasis">(Earlier versions used </text:span><text:span text:style-name="Source_20_Text">yum</text:span><text:span text:style-name="Emphasis"> instead of </text:span><text:span text:style-name="Source_20_Text">dnf</text:span><text:span text:style-name="Emphasis">)</text:span></text:p>
      <text:h text:style-name="P5" text:outline-level="3">Ubuntu / Debian</text:h>
      <text:p text:style-name="P8"><text:span text:style-name="Source_20_Text">apt-get install &lt;pkg&gt;</text:span></text:p>
      <text:p text:style-name="P12">Repo config:</text:p>
      <text:p text:style-name="P8"><text:span text:style-name="Source_20_Text">/etc/yum.repos.d/</text:span></text:p>
      <text:p text:style-name="P7"/>
      <text:h text:style-name="P4" text:outline-level="2"><text:soft-page-break/>Service Management</text:h>
      <text:p text:style-name="P12">Example: <text:span text:style-name="Strong_20_Emphasis">nginx (web server)</text:span></text:p>
      <text:p text:style-name="P9"><text:span text:style-name="Source_20_Text">systemctl start nginx <text:s text:c="5"/># Start service <text:s/></text:span></text:p>
      <text:p text:style-name="P9"><text:span text:style-name="Source_20_Text">systemctl status nginx <text:s text:c="4"/># Check status <text:s/></text:span></text:p>
      <text:p text:style-name="P9"><text:span text:style-name="Source_20_Text">systemctl stop nginx <text:s text:c="6"/># Stop service <text:s/></text:span></text:p>
      <text:p text:style-name="P9"><text:span text:style-name="Source_20_Text">systemctl restart nginx <text:s text:c="3"/># Restart service <text:s/></text:span></text:p>
      <text:p text:style-name="P9"/>
      <text:p text:style-name="P9"><text:span text:style-name="Source_20_Text">systemctl enable nginx <text:s text:c="4"/># Start automatically on boot <text:s/></text:span></text:p>
      <text:p text:style-name="P8"><text:span text:style-name="Source_20_Text">systemctl disable nginx <text:s text:c="3"/># Disable auto start <text:s/></text:span></text:p>
      <text:p text:style-name="P12">Test in browser:</text:p>
      <text:p text:style-name="P8"><text:span text:style-name="Source_20_Text">http://&lt;IP&gt;:80</text:span></text:p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Great notes 👍 You’ve now covered <text:span text:style-name="Strong_20_Emphasis">process management, networking, and system architecture</text:span> concepts. Let me quickly refine and structure them so they’re crystal clear for revision:</text:p>
      <text:p text:style-name="P7"/>
      <text:h text:style-name="P3" text:outline-level="1"><text:span text:style-name="Strong_20_Emphasis">Process Management</text:span></text:h>
      <text:list xml:id="list459690400" text:style-name="L48">
        <text:list-item>
          <text:p text:style-name="P100"><text:span text:style-name="Strong_20_Emphasis">Process</text:span> = A running instance of a program → gets a <text:span text:style-name="Strong_20_Emphasis">PID (Process ID)</text:span>.</text:p>
        </text:list-item>
        <text:list-item>
          <text:p text:style-name="P100"><text:span text:style-name="Strong_20_Emphasis">Parent Process</text:span> spawns <text:span text:style-name="Strong_20_Emphasis">Child Process</text:span> → tracked via <text:span text:style-name="Strong_20_Emphasis">PPID (Parent PID)</text:span>.</text:p>
        </text:list-item>
      </text:list>
      <text:h text:style-name="P5" text:outline-level="3">Commands:</text:h>
      <text:list xml:id="list4288713145" text:style-name="L49">
        <text:list-item>
          <text:p text:style-name="P101"><text:span text:style-name="Source_20_Text">ps</text:span> → processes of current user.</text:p>
        </text:list-item>
        <text:list-item>
          <text:p text:style-name="P101"><text:span text:style-name="Source_20_Text">ps -ef</text:span> → all processes.</text:p>
        </text:list-item>
        <text:list-item>
          <text:p text:style-name="P101"><text:span text:style-name="Source_20_Text">top</text:span> → real-time process + resource usage.</text:p>
        </text:list-item>
        <text:list-item>
          <text:p text:style-name="P101"><text:span text:style-name="Source_20_Text">sleep 10 &amp;</text:span> → run in background.</text:p>
        </text:list-item>
        <text:list-item>
          <text:p text:style-name="P101"><text:span text:style-name="Source_20_Text">kill &lt;PID&gt;</text:span> → terminate process (graceful).</text:p>
        </text:list-item>
        <text:list-item>
          <text:p text:style-name="P101"><text:span text:style-name="Source_20_Text">kill -9 &lt;PID&gt;</text:span> → force kill.</text:p>
        </text:list-item>
      </text:list>
      <text:h text:style-name="P5" text:outline-level="3">Foreground vs Background</text:h>
      <text:list xml:id="list2759886884" text:style-name="L50">
        <text:list-item>
          <text:p text:style-name="P102"><text:span text:style-name="Strong_20_Emphasis">Foreground</text:span>: Blocks terminal until finished.</text:p>
        </text:list-item>
        <text:list-item>
          <text:p text:style-name="P102"><text:span text:style-name="Strong_20_Emphasis">Background (</text:span><text:span text:style-name="Source_20_Text">&amp;</text:span><text:span text:style-name="Strong_20_Emphasis">)</text:span>: Lets you continue using terminal.</text:p>
        </text:list-item>
      </text:list>
      <text:p text:style-name="P7"/>
      <text:h text:style-name="P3" text:outline-level="1"><text:span text:style-name="Strong_20_Emphasis">Network Management</text:span></text:h>
      <text:list xml:id="list3083502123" text:style-name="L51">
        <text:list-item>
          <text:p text:style-name="P103"><text:span text:style-name="Strong_20_Emphasis">Check service &amp; process</text:span></text:p>
          <text:p text:style-name="P24"><text:span text:style-name="Source_20_Text">systemctl status nginx</text:span></text:p>
          <text:p text:style-name="P24"><text:span text:style-name="Source_20_Text">ps -ef | grep nginx</text:span></text:p>
          <text:p text:style-name="P25"><text:span text:style-name="Source_20_Text">netstat -ltnp <text:s text:c="2"/># list listening ports + processes</text:span></text:p>
        </text:list-item>
        <text:list-item>
          <text:p text:style-name="P103"><text:span text:style-name="Strong_20_Emphasis">Ports in Linux</text:span>: <text:span text:style-name="Source_20_Text">0 - 65535</text:span></text:p>
          <text:list>
            <text:list-item>
              <text:p text:style-name="P103"><text:span text:style-name="Source_20_Text">0-1023</text:span>: Well-known (e.g., 22 SSH, 80 HTTP, 443 HTTPS).</text:p>
            </text:list-item>
            <text:list-item>
              <text:p text:style-name="P103"><text:span text:style-name="Source_20_Text">1024-49151</text:span>: Registered.</text:p>
            </text:list-item>
            <text:list-item>
              <text:p text:style-name="P103"><text:span text:style-name="Source_20_Text">49152-65535</text:span>: Dynamic/Ephemeral.</text:p>
            </text:list-item>
          </text:list>
        </text:list-item>
      </text:list>
      <text:p text:style-name="P7"/>
      <text:h text:style-name="P3" text:outline-level="1"><text:span text:style-name="Strong_20_Emphasis">Linux File System Hierarchy</text:span></text:h>
      <text:list xml:id="list1135357345" text:style-name="L52">
        <text:list-item>
          <text:p text:style-name="P104"><text:span text:style-name="Strong_20_Emphasis">Hard Link</text:span>: Points directly to inode, multiple names for same file.</text:p>
        </text:list-item>
        <text:list-item>
          <text:p text:style-name="P104"><text:soft-page-break/><text:span text:style-name="Strong_20_Emphasis">Soft Link (symlink)</text:span>: Points to path, like a shortcut.</text:p>
        </text:list-item>
        <text:list-item>
          <text:p text:style-name="P104"><text:span text:style-name="Strong_20_Emphasis">inode</text:span>: Metadata about file (permissions, ownership, size, location).</text:p>
        </text:list-item>
      </text:list>
      <text:p text:style-name="P7"/>
      <text:h text:style-name="P3" text:outline-level="1"><text:span text:style-name="Strong_20_Emphasis">Proxy Types</text:span></text:h>
      <text:list xml:id="list4172657057" text:style-name="L53">
        <text:list-item>
          <text:p text:style-name="P105"><text:span text:style-name="Strong_20_Emphasis">Forward Proxy</text:span>: Client → Proxy → Internet.</text:p>
        </text:list-item>
        <text:list-item>
          <text:p text:style-name="P105"><text:span text:style-name="Strong_20_Emphasis">Reverse Proxy</text:span>: Internet → Proxy → Servers (e.g., Nginx, Load Balancer).</text:p>
        </text:list-item>
      </text:list>
      <text:p text:style-name="P7"/>
      <text:h text:style-name="P3" text:outline-level="1"><text:span text:style-name="Strong_20_Emphasis">3-Tier Architecture</text:span></text:h>
      <text:h text:style-name="P5" text:outline-level="3"><text:span text:style-name="Strong_20_Emphasis">1-Tier</text:span> (Monolithic)</text:h>
      <text:list xml:id="list1808244439" text:style-name="L54">
        <text:list-item>
          <text:p text:style-name="P106">All in one system (App + DB).</text:p>
        </text:list-item>
        <text:list-item>
          <text:p text:style-name="P106">Example: Old desktop apps.</text:p>
        </text:list-item>
      </text:list>
      <text:h text:style-name="P5" text:outline-level="3"><text:span text:style-name="Strong_20_Emphasis">2-Tier</text:span></text:h>
      <text:list xml:id="list1597319386" text:style-name="L55">
        <text:list-item>
          <text:p text:style-name="P107"><text:span text:style-name="Strong_20_Emphasis">DB</text:span> ↔ <text:span text:style-name="Strong_20_Emphasis">App + Webserver together</text:span>.</text:p>
        </text:list-item>
      </text:list>
      <text:h text:style-name="P5" text:outline-level="3"><text:span text:style-name="Strong_20_Emphasis">3-Tier (Decoupled / Loose Coupling)</text:span></text:h>
      <text:list xml:id="list190203988" text:style-name="L56">
        <text:list-item>
          <text:p text:style-name="P108"><text:span text:style-name="Strong_20_Emphasis">Frontend/Web Tier</text:span>:</text:p>
          <text:list>
            <text:list-item>
              <text:p text:style-name="P108">Load Balancer (distributes requests).</text:p>
            </text:list-item>
            <text:list-item>
              <text:p text:style-name="P108">Web Server (Nginx, Apache).</text:p>
            </text:list-item>
            <text:list-item>
              <text:p text:style-name="P108">Tech: HTML, CSS, JavaScript.</text:p>
            </text:list-item>
          </text:list>
        </text:list-item>
        <text:list-item>
          <text:p text:style-name="P108"><text:span text:style-name="Strong_20_Emphasis">Application/Backend Tier</text:span>:</text:p>
          <text:list>
            <text:list-item>
              <text:p text:style-name="P108">Handles <text:span text:style-name="Strong_20_Emphasis">business logic (CRUD)</text:span>.</text:p>
            </text:list-item>
            <text:list-item>
              <text:p text:style-name="P108">Tech: Java, .NET, Python, NodeJS, Go, etc.</text:p>
            </text:list-item>
          </text:list>
        </text:list-item>
        <text:list-item>
          <text:p text:style-name="P108"><text:span text:style-name="Strong_20_Emphasis">Database Tier</text:span>:</text:p>
          <text:list>
            <text:list-item>
              <text:p text:style-name="P108">Stores data.</text:p>
            </text:list-item>
            <text:list-item>
              <text:p text:style-name="P108">SQL: MySQL, Oracle, PostgreSQL, MSSQL.</text:p>
            </text:list-item>
            <text:list-item>
              <text:p text:style-name="P108">NoSQL: MongoDB, Cassandra, Redis.</text:p>
            </text:list-item>
            <text:list-item>
              <text:p text:style-name="P108">Queues: ActiveMQ, RabbitMQ, Kafka, WebSphere MQ.</text:p>
            </text:list-item>
          </text:list>
        </text:list-item>
      </text:list>
      <text:p text:style-name="P7"/>
      <text:p text:style-name="P12">✅ Your notes now read like a <text:span text:style-name="Strong_20_Emphasis">mini Linux + System Design crash course</text:span>.</text:p>
      <text:p text:style-name="P12"/>
      <text:h text:style-name="P3" text:outline-level="1"><text:soft-page-break/><text:span text:style-name="Strong_20_Emphasis">Process &amp; Network Management</text:span></text:h>
      <text:list xml:id="list3424258693" text:style-name="L57">
        <text:list-item>
          <text:p text:style-name="P109"><text:span text:style-name="Source_20_Text">ps -ef</text:span> → list all running processes</text:p>
        </text:list-item>
        <text:list-item>
          <text:p text:style-name="P109"><text:span text:style-name="Source_20_Text">top</text:span> → live processes + CPU/RAM usage</text:p>
        </text:list-item>
      </text:list>
      <text:h text:style-name="P5" text:outline-level="3">Kill Process</text:h>
      <text:list xml:id="list1407616061" text:style-name="L58">
        <text:list-item>
          <text:p text:style-name="P110"><text:span text:style-name="Source_20_Text">kill &lt;PID&gt;</text:span> → request to terminate</text:p>
        </text:list-item>
        <text:list-item>
          <text:p text:style-name="P110"><text:span text:style-name="Source_20_Text">kill -9 &lt;PID&gt;</text:span> → force kill</text:p>
        </text:list-item>
      </text:list>
      <text:h text:style-name="P5" text:outline-level="3">Ports</text:h>
      <text:list xml:id="list1405128859" text:style-name="L59">
        <text:list-item>
          <text:p text:style-name="P111"><text:span text:style-name="Source_20_Text">netstat -lntp</text:span> → list listening ports + PID</text:p>
        </text:list-item>
      </text:list>
      <text:p text:style-name="P7"/>
      <text:h text:style-name="P3" text:outline-level="1"><text:span text:style-name="Strong_20_Emphasis">System Architecture</text:span></text:h>
      <text:p text:style-name="P12"><text:span text:style-name="Strong_20_Emphasis">Flow:</text:span><text:line-break/><text:span text:style-name="Source_20_Text">Database → Application → Web → Load Balancer → User</text:span></text:p>
      <text:p text:style-name="P7"/>
      <text:h text:style-name="P3" text:outline-level="1"><text:span text:style-name="Strong_20_Emphasis">CRUD (Database Operations)</text:span></text:h>
      <text:list xml:id="list1227727163" text:style-name="L60">
        <text:list-item>
          <text:p text:style-name="P112"><text:span text:style-name="Strong_20_Emphasis">Create</text:span> → Insert new data</text:p>
        </text:list-item>
        <text:list-item>
          <text:p text:style-name="P112"><text:span text:style-name="Strong_20_Emphasis">Read</text:span> → Query data</text:p>
        </text:list-item>
        <text:list-item>
          <text:p text:style-name="P112"><text:span text:style-name="Strong_20_Emphasis">Update</text:span> → Modify data</text:p>
        </text:list-item>
        <text:list-item>
          <text:p text:style-name="P112"><text:span text:style-name="Strong_20_Emphasis">Delete</text:span> → Remove data</text:p>
        </text:list-item>
      </text:list>
      <text:p text:style-name="P7"/>
      <text:h text:style-name="P3" text:outline-level="1"><text:span text:style-name="Strong_20_Emphasis">AMI (Amazon Machine Image)</text:span></text:h>
      <text:list xml:id="list774210302" text:style-name="L61">
        <text:list-item>
          <text:p text:style-name="P113"><text:span text:style-name="Strong_20_Emphasis">Image</text:span> = OS + required software</text:p>
        </text:list-item>
        <text:list-item>
          <text:p text:style-name="P113">Example: <text:span text:style-name="Source_20_Text">devops-practice</text:span> → RHEL-based AMI</text:p>
        </text:list-item>
        <text:list-item>
          <text:p text:style-name="P113"><text:span text:style-name="Strong_20_Emphasis">Amazon Linux</text:span> ~ RedHat/CentOS family</text:p>
        </text:list-item>
      </text:list>
      <text:h text:style-name="P5" text:outline-level="3">Login</text:h>
      <text:p text:style-name="P9"><text:span text:style-name="Source_20_Text">ssh ec2-user@&lt;Public-IP&gt;</text:span></text:p>
      <text:p text:style-name="P9"><text:span text:style-name="Source_20_Text">username: ec2-user</text:span></text:p>
      <text:p text:style-name="P8"><text:span text:style-name="Source_20_Text">password: DevOps321</text:span></text:p>
      <text:p text:style-name="P7"/>
      <text:h text:style-name="P3" text:outline-level="1"><text:soft-page-break/><text:span text:style-name="Strong_20_Emphasis">Linux vs Kernel</text:span></text:h>
      <text:list xml:id="list549395760" text:style-name="L62">
        <text:list-item>
          <text:p text:style-name="P114"><text:span text:style-name="Strong_20_Emphasis">Kernel</text:span>: Core layer that interacts with hardware.</text:p>
        </text:list-item>
        <text:list-item>
          <text:p text:style-name="P114"><text:span text:style-name="Strong_20_Emphasis">OS = Kernel + Utilities</text:span> for users.</text:p>
        </text:list-item>
        <text:list-item>
          <text:p text:style-name="P114"><text:span text:style-name="Strong_20_Emphasis">Linus Torvalds</text:span> created <text:span text:style-name="Strong_20_Emphasis">Linux kernel</text:span> (also Git).</text:p>
        </text:list-item>
      </text:list>
      <text:h text:style-name="P5" text:outline-level="3">Families</text:h>
      <text:list xml:id="list2938034162" text:style-name="L63">
        <text:list-item>
          <text:p text:style-name="P115"><text:span text:style-name="Strong_20_Emphasis">RedHat (Enterprise)</text:span> → RHEL, Fedora, CentOS, AlmaLinux</text:p>
        </text:list-item>
        <text:list-item>
          <text:p text:style-name="P115"><text:span text:style-name="Strong_20_Emphasis">Ubuntu/Debian Family</text:span> → Ubuntu, Mint</text:p>
        </text:list-item>
        <text:list-item>
          <text:p text:style-name="P115"><text:span text:style-name="Strong_20_Emphasis">Enterprise vs Open Source</text:span>: Paid support vs community-driven.</text:p>
        </text:list-item>
      </text:list>
      <text:p text:style-name="P7"/>
      <text:h text:style-name="P3" text:outline-level="1"><text:span text:style-name="Strong_20_Emphasis">Database Basics</text:span></text:h>
      <text:list xml:id="list1289405400" text:style-name="L64">
        <text:list-item>
          <text:p text:style-name="P116"><text:span text:style-name="Strong_20_Emphasis">Database Server</text:span> = physical/virtual box running DB software.</text:p>
        </text:list-item>
        <text:list-item>
          <text:p text:style-name="P116"><text:span text:style-name="Strong_20_Emphasis">RDBMS</text:span> = Tables (rows + columns), with relations.</text:p>
        </text:list-item>
        <text:list-item>
          <text:p text:style-name="P116">Common DBs: MySQL, MSSQL, Oracle, PostgreSQL.</text:p>
        </text:list-item>
        <text:list-item>
          <text:p text:style-name="P116"><text:span text:style-name="Strong_20_Emphasis">Port</text:span>: MySQL = <text:span text:style-name="Source_20_Text">3306</text:span></text:p>
        </text:list-item>
      </text:list>
      <text:h text:style-name="P5" text:outline-level="3">MySQL Setup</text:h>
      <text:p text:style-name="P9"><text:span text:style-name="Source_20_Text">mysql_secure_installation --set-root-pass ExpenseApp@1</text:span></text:p>
      <text:p text:style-name="P8"><text:span text:style-name="Source_20_Text">mysql -u root -pExpenseApp@1</text:span></text:p>
      <text:h text:style-name="P5" text:outline-level="3">Connection requires:</text:h>
      <text:list xml:id="list2354943381" text:style-name="L65">
        <text:list-item>
          <text:p text:style-name="P117">IP</text:p>
        </text:list-item>
        <text:list-item>
          <text:p text:style-name="P117">Port</text:p>
        </text:list-item>
        <text:list-item>
          <text:p text:style-name="P117">Protocol</text:p>
        </text:list-item>
        <text:list-item>
          <text:p text:style-name="P117">Username</text:p>
        </text:list-item>
        <text:list-item>
          <text:p text:style-name="P117">Password/Key</text:p>
        </text:list-item>
      </text:list>
      <text:p text:style-name="P7"/>
      <text:h text:style-name="P3" text:outline-level="1"><text:span text:style-name="Strong_20_Emphasis">Application Tier Setup</text:span></text:h>
      <text:h text:style-name="P5" text:outline-level="3">Install NodeJS</text:h>
      <text:p text:style-name="P9"><text:span text:style-name="Source_20_Text">dnf module disable nodejs -y <text:s text:c="8"/># Disable default</text:span></text:p>
      <text:p text:style-name="P9"><text:span text:style-name="Source_20_Text">dnf module enable nodejs:20 -y <text:s text:c="6"/># Enable NodeJS v20</text:span></text:p>
      <text:p text:style-name="P8"><text:span text:style-name="Source_20_Text">dnf install nodejs -y</text:span></text:p>
      <text:h text:style-name="P5" text:outline-level="3"><text:soft-page-break/>Service Accounts</text:h>
      <text:p text:style-name="P9"><text:span text:style-name="Source_20_Text">useradd expense <text:s text:c="7"/># Create system user for app</text:span></text:p>
      <text:p text:style-name="P8"><text:span text:style-name="Source_20_Text">mkdir /app <text:s text:c="12"/># Application directory</text:span></text:p>
      <text:p text:style-name="P7"/>
      <text:p text:style-name="P12">✅ Now you have <text:span text:style-name="Strong_20_Emphasis">full workflow</text:span>:</text:p>
      <text:list xml:id="list3671049199" text:style-name="L66">
        <text:list-item>
          <text:p text:style-name="P118">Provision EC2 (AMI → OS + base software).</text:p>
        </text:list-item>
        <text:list-item>
          <text:p text:style-name="P118">Secure SSH access (keys/password).</text:p>
        </text:list-item>
        <text:list-item>
          <text:p text:style-name="P118">Install DB (MySQL) → configure schema.</text:p>
        </text:list-item>
        <text:list-item>
          <text:p text:style-name="P118">Install App runtime (NodeJS).</text:p>
        </text:list-item>
        <text:list-item>
          <text:p text:style-name="P118">Deploy App in <text:span text:style-name="Source_20_Text">/app</text:span> using service user.</text:p>
        </text:list-item>
        <text:list-item>
          <text:p text:style-name="P118">Manage via processes, ports, and services.</text:p>
        </text:list-item>
      </text:list>
      <text:p text:style-name="P7"/>
      <text:p text:style-name="P12">Want me to also create a <text:span text:style-name="Strong_20_Emphasis">step-by-step deployment flow (Database + Backend + Web + Load Balancer)</text:span> like a <text:span text:style-name="Strong_20_Emphasis">DevOps playbook</text:span>? That would tie together all these commands into one complete projec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xcellent set of notes 👏 You’re essentially building up a <text:span text:style-name="Strong_20_Emphasis">complete DevOps project flow</text:span>:</text:p>
      <text:p text:style-name="P12">Provision → Connect → Install → Configure → Run → Verify.<text:line-break/>Let me refine this into a <text:span text:style-name="Strong_20_Emphasis">clear knowledge sheet</text:span> for you:</text:p>
      <text:p text:style-name="P7"/>
      <text:h text:style-name="P3" text:outline-level="1">🌍 How Internet Works</text:h>
      <text:list xml:id="list4233534082" text:style-name="L67">
        <text:list-item>
          <text:p text:style-name="P119"><text:span text:style-name="Strong_20_Emphasis">Internet</text:span> = A global network of networks.</text:p>
        </text:list-item>
        <text:list-item>
          <text:p text:style-name="P119">Data flows through <text:span text:style-name="Strong_20_Emphasis">routers, switches, undersea cables, satellites</text:span>.</text:p>
        </text:list-item>
        <text:list-item>
          <text:p text:style-name="P119">Your request (e.g., facebook.com) → DNS resolves domain to <text:span text:style-name="Strong_20_Emphasis">IP address</text:span> → data travels across multiple nodes (like Chennai → Guntur → Vijayawada → Vizag → Kolkata).</text:p>
        </text:list-item>
        <text:list-item>
          <text:p text:style-name="P119"><text:span text:style-name="Strong_20_Emphasis">Latency</text:span> = more hops = slower speed.</text:p>
        </text:list-item>
      </text:list>
      <text:p text:style-name="P7"/>
      <text:h text:style-name="P3" text:outline-level="1">🌐 Public vs Private IP</text:h>
      <text:list xml:id="list2303957150" text:style-name="L68">
        <text:list-item>
          <text:p text:style-name="P120"><text:span text:style-name="Strong_20_Emphasis">Public IP</text:span> → Unique globally, reachable from the Internet (e.g., <text:span text:style-name="Source_20_Text">54.88.122.243</text:span>).</text:p>
        </text:list-item>
        <text:list-item>
          <text:p text:style-name="P120"><text:span text:style-name="Strong_20_Emphasis">Private IP</text:span> → Used inside LAN/VPC, not directly reachable (e.g., <text:span text:style-name="Source_20_Text">172.31.x.x</text:span>).</text:p>
        </text:list-item>
        <text:list-item>
          <text:p text:style-name="P120">NAT (Network Address Translation) maps private ↔ public IPs.</text:p>
        </text:list-item>
      </text:list>
      <text:p text:style-name="P7"/>
      <text:h text:style-name="P3" text:outline-level="1">📡 Wireless vs Wired</text:h>
      <text:list xml:id="list1526717067" text:style-name="L69">
        <text:list-item>
          <text:p text:style-name="P121"><text:span text:style-name="Strong_20_Emphasis">Wired</text:span> → Faster, stable, less interference.</text:p>
        </text:list-item>
        <text:list-item>
          <text:p text:style-name="P121"><text:span text:style-name="Strong_20_Emphasis">Wireless</text:span> → Convenient, mobility, but can be slower.</text:p>
        </text:list-item>
      </text:list>
      <text:p text:style-name="P7"/>
      <text:h text:style-name="P3" text:outline-level="1">👤 Human vs System User</text:h>
      <text:list xml:id="list4236436337" text:style-name="L70">
        <text:list-item>
          <text:p text:style-name="P122"><text:span text:style-name="Strong_20_Emphasis">Human User</text:span> → login with password/keys.</text:p>
        </text:list-item>
        <text:list-item>
          <text:p text:style-name="P122"><text:span text:style-name="Strong_20_Emphasis">System/Service User</text:span> → created for applications (non-human), usually <text:span text:style-name="Strong_20_Emphasis">no password</text:span>, used to run services securely.</text:p>
        </text:list-item>
      </text:list>
      <text:p text:style-name="P8"><text:span text:style-name="Source_20_Text">useradd expense</text:span></text:p>
      <text:p text:style-name="P7"/>
      <text:h text:style-name="P3" text:outline-level="1">📦 Dependencies &amp; Build Files</text:h>
      <text:p text:style-name="P12">Every language uses a <text:span text:style-name="Strong_20_Emphasis">build/manifest file</text:span> to declare dependencies:</text:p>
      <text:list xml:id="list3087311485" text:style-name="L71">
        <text:list-item>
          <text:p text:style-name="P123"><text:soft-page-break/><text:span text:style-name="Strong_20_Emphasis">Node.js</text:span> → <text:span text:style-name="Source_20_Text">package.json</text:span></text:p>
        </text:list-item>
        <text:list-item>
          <text:p text:style-name="P123"><text:span text:style-name="Strong_20_Emphasis">Java</text:span> → <text:span text:style-name="Source_20_Text">pom.xml</text:span></text:p>
        </text:list-item>
        <text:list-item>
          <text:p text:style-name="P123"><text:span text:style-name="Strong_20_Emphasis">Python</text:span> → <text:span text:style-name="Source_20_Text">requirements.txt</text:span></text:p>
        </text:list-item>
        <text:list-item>
          <text:p text:style-name="P123"><text:span text:style-name="Strong_20_Emphasis">.NET</text:span> → <text:span text:style-name="Source_20_Text">.sln</text:span></text:p>
        </text:list-item>
        <text:list-item>
          <text:p text:style-name="P123"><text:span text:style-name="Strong_20_Emphasis">Go</text:span> → <text:span text:style-name="Source_20_Text">build.go</text:span></text:p>
        </text:list-item>
      </text:list>
      <text:p text:style-name="P12">Install deps for Node.js:</text:p>
      <text:p text:style-name="P8"><text:span text:style-name="Source_20_Text">npm install</text:span></text:p>
      <text:p text:style-name="P7"/>
      <text:h text:style-name="P3" text:outline-level="1">⚙️ Backend Service Setup</text:h>
      <text:list xml:id="list1777600019" text:style-name="L72">
        <text:list-item>
          <text:p text:style-name="P124"><text:span text:style-name="Strong_20_Emphasis">Install language runtime</text:span></text:p>
          <text:p text:style-name="P26"><text:span text:style-name="Source_20_Text">dnf install nodejs -y</text:span></text:p>
        </text:list-item>
        <text:list-item>
          <text:p text:style-name="P124"><text:span text:style-name="Strong_20_Emphasis">Create app directory</text:span></text:p>
          <text:p text:style-name="P26"><text:span text:style-name="Source_20_Text">mkdir /app</text:span></text:p>
        </text:list-item>
        <text:list-item>
          <text:p text:style-name="P124"><text:span text:style-name="Strong_20_Emphasis">Download code</text:span></text:p>
          <text:p text:style-name="P26"><text:span text:style-name="Source_20_Text">curl -o /tmp/backend.zip https://expense-builds.s3.us-east-1.amazonaws.com/expense-backend-v2.zip</text:span></text:p>
        </text:list-item>
        <text:list-item>
          <text:p text:style-name="P124"><text:span text:style-name="Strong_20_Emphasis">Unzip &amp; install dependencies</text:span></text:p>
          <text:p text:style-name="P27"><text:span text:style-name="Source_20_Text">unzip /tmp/backend.zip -d /app</text:span></text:p>
          <text:p text:style-name="P27"><text:span text:style-name="Source_20_Text">cd /app</text:span></text:p>
          <text:p text:style-name="P26"><text:span text:style-name="Source_20_Text">npm install</text:span></text:p>
        </text:list-item>
        <text:list-item>
          <text:p text:style-name="P124"><text:span text:style-name="Strong_20_Emphasis">Create systemd service</text:span><text:line-break/><text:span text:style-name="Source_20_Text">/etc/systemd/system/backend.service</text:span></text:p>
          <text:p text:style-name="P27"><text:span text:style-name="Source_20_Text">[Unit]</text:span></text:p>
          <text:p text:style-name="P27"><text:span text:style-name="Source_20_Text">Description=Backend Service</text:span></text:p>
          <text:p text:style-name="P27"/>
          <text:p text:style-name="P27"><text:span text:style-name="Source_20_Text">[Service]</text:span></text:p>
          <text:p text:style-name="P27"><text:span text:style-name="Source_20_Text">User=expense</text:span></text:p>
          <text:p text:style-name="P27"><text:span text:style-name="Source_20_Text">Environment=DB_HOST="172.31.30.95"</text:span></text:p>
          <text:p text:style-name="P27"><text:span text:style-name="Source_20_Text">ExecStart=/bin/node /app/index.js</text:span></text:p>
          <text:p text:style-name="P27"><text:span text:style-name="Source_20_Text">SyslogIdentifier=backend</text:span></text:p>
          <text:p text:style-name="P27"/>
          <text:p text:style-name="P27"><text:span text:style-name="Source_20_Text">[Install]</text:span></text:p>
          <text:p text:style-name="P26"><text:span text:style-name="Source_20_Text">WantedBy=multi-user.target</text:span></text:p>
        </text:list-item>
        <text:list-item>
          <text:p text:style-name="P124"><text:span text:style-name="Strong_20_Emphasis">Start Service</text:span></text:p>
          <text:p text:style-name="P27"><text:span text:style-name="Source_20_Text">systemctl daemon-reload</text:span></text:p>
          <text:p text:style-name="P27"><text:span text:style-name="Source_20_Text">systemctl start backend</text:span></text:p>
          <text:p text:style-name="P27"><text:span text:style-name="Source_20_Text">systemctl enable backend</text:span></text:p>
          <text:p text:style-name="P26"><text:span text:style-name="Source_20_Text">systemctl status backend</text:span></text:p>
        </text:list-item>
      </text:list>
      <text:p text:style-name="P7"><text:soft-page-break/></text:p>
      <text:h text:style-name="P3" text:outline-level="1">🗄 Database Integration</text:h>
      <text:list xml:id="list1430645380" text:style-name="L73">
        <text:list-item>
          <text:p text:style-name="P125">Import schema:</text:p>
          <text:p text:style-name="P28"><text:span text:style-name="Source_20_Text">mysql -h 172.31.30.95 -uroot -pExpenseApp@1 &lt; /app/schema/backend.sql</text:span></text:p>
        </text:list-item>
        <text:list-item>
          <text:p text:style-name="P125">Check connectivity:</text:p>
          <text:p text:style-name="P28"><text:span text:style-name="Source_20_Text">telnet 172.31.30.95 3306</text:span></text:p>
        </text:list-item>
      </text:list>
      <text:p text:style-name="P7"/>
      <text:h text:style-name="P3" text:outline-level="1">🌐 Frontend + Nginx</text:h>
      <text:list xml:id="list2681822674" text:style-name="L74">
        <text:list-item>
          <text:p text:style-name="P126">Install Nginx</text:p>
          <text:p text:style-name="P29"><text:span text:style-name="Source_20_Text">dnf install nginx -y</text:span></text:p>
          <text:p text:style-name="P29"><text:span text:style-name="Source_20_Text">systemctl start nginx</text:span></text:p>
          <text:p text:style-name="P30"><text:span text:style-name="Source_20_Text">systemctl enable nginx</text:span></text:p>
        </text:list-item>
        <text:list-item>
          <text:p text:style-name="P126">Frontend code location → <text:span text:style-name="Source_20_Text">/usr/share/nginx/html</text:span></text:p>
        </text:list-item>
        <text:list-item>
          <text:p text:style-name="P126">Config location → <text:span text:style-name="Source_20_Text">/etc/nginx</text:span><text:line-break/>Example config:</text:p>
          <text:p text:style-name="P30"><text:span text:style-name="Source_20_Text">vim /etc/nginx/default.d/expense.conf</text:span></text:p>
        </text:list-item>
        <text:list-item>
          <text:p text:style-name="P126">Restart &amp; verify:</text:p>
          <text:p text:style-name="P30"><text:span text:style-name="Source_20_Text">systemctl restart nginx</text:span></text:p>
        </text:list-item>
        <text:list-item>
          <text:p text:style-name="P126">Access via:</text:p>
          <text:p text:style-name="P30"><text:span text:style-name="Source_20_Text">http://54.88.122.243/api/transaction</text:span></text:p>
        </text:list-item>
      </text:list>
      <text:p text:style-name="P7"/>
      <text:p text:style-name="P12">✅ This covers <text:span text:style-name="Strong_20_Emphasis">Internet basics → users → dependencies → backend → database → frontend with Nginx</text:span>.<text:line-break/>You basically have a <text:span text:style-name="Strong_20_Emphasis">mini production-like 3-tier architecture</text:span> here.</text:p>
      <text:p text:style-name="P12">Do you want me to <text:span text:style-name="Strong_20_Emphasis">draw a flow diagram (DB → Backend → Nginx → User with ports/IPs)</text:span> so you can visualize the setup better?</text:p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1">Perfect 👍 You’ve now outlined </text:span><text:span text:style-name="Strong_20_Emphasis"><text:span text:style-name="T2">Database → Backend → Frontend → DNS → Nginx (forward &amp; reverse proxy)</text:span></text:span><text:span text:style-name="T1"> in a structured way. Let me summarize and organize your notes into a </text:span><text:span text:style-name="Strong_20_Emphasis"><text:span text:style-name="T2">clean learning flow</text:span></text:span><text:span text:style-name="T1"> (like a step-by-step DevOps practice project) so you can use it as a ready reference:</text:span></text:p>
      <text:h text:style-name="P1" text:outline-level="1">📌 Expense Project – 3 Tier Deployment (with DNS &amp; Nginx)</text:h>
      <text:h text:style-name="P4" text:outline-level="2">1. Database (MySQL)</text:h>
      <text:list xml:id="list3971556098" text:style-name="L75">
        <text:list-item>
          <text:p text:style-name="P127">Install and start MySQL server</text:p>
          <text:p text:style-name="P31"><text:span text:style-name="Source_20_Text">dnf install mysql-server -y</text:span></text:p>
          <text:p text:style-name="P31"><text:span text:style-name="Source_20_Text">systemctl enable mysqld</text:span></text:p>
          <text:p text:style-name="P32"><text:span text:style-name="Source_20_Text">systemctl start mysqld</text:span></text:p>
        </text:list-item>
        <text:list-item>
          <text:p text:style-name="P127">Set root password</text:p>
          <text:p text:style-name="P32"><text:span text:style-name="Source_20_Text">mysql_secure_installation --set-root-pass ExpenseApp@1</text:span></text:p>
        </text:list-item>
        <text:list-item>
          <text:p text:style-name="P127">Verify &amp; operate inside MySQL</text:p>
          <text:p text:style-name="P31"><text:span text:style-name="Source_20_Text">mysql;</text:span></text:p>
          <text:p text:style-name="P31"><text:span text:style-name="Source_20_Text">show databases;</text:span></text:p>
          <text:p text:style-name="P31"><text:span text:style-name="Source_20_Text">use &lt;schema&gt;;</text:span></text:p>
          <text:p text:style-name="P31"><text:span text:style-name="Source_20_Text">show tables;</text:span></text:p>
          <text:p text:style-name="P32"><text:span text:style-name="Source_20_Text">select * from &lt;table&gt;;</text:span></text:p>
        </text:list-item>
        <text:list-item>
          <text:p text:style-name="P127">Developer tasks (schema setup)</text:p>
          <text:p text:style-name="P31"><text:span text:style-name="Source_20_Text">create database transactions;</text:span></text:p>
          <text:p text:style-name="P31"><text:span text:style-name="Source_20_Text">use transactions;</text:span></text:p>
          <text:p text:style-name="P31"><text:span text:style-name="Source_20_Text">create table ... ;</text:span></text:p>
          <text:p text:style-name="P31"><text:span text:style-name="Source_20_Text">create user 'appuser'@'%' identified by 'password';</text:span></text:p>
          <text:p text:style-name="P31"><text:span text:style-name="Source_20_Text">grant all privileges on transactions.* to 'appuser'@'%';</text:span></text:p>
          <text:p text:style-name="P32"><text:span text:style-name="Source_20_Text">flush privileges;</text:span></text:p>
        </text:list-item>
      </text:list>
      <text:p text:style-name="P7"/>
      <text:h text:style-name="P4" text:outline-level="2">2. Backend (NodeJS)</text:h>
      <text:list xml:id="list3476500378" text:style-name="L76">
        <text:list-item>
          <text:p text:style-name="P128">Install Node.js runtime (as per developer version, e.g., v20)</text:p>
          <text:p text:style-name="P33"><text:span text:style-name="Source_20_Text">dnf module disable nodejs -y</text:span></text:p>
          <text:p text:style-name="P33"><text:span text:style-name="Source_20_Text">dnf module enable nodejs:20 -y</text:span></text:p>
          <text:p text:style-name="P34"><text:span text:style-name="Source_20_Text">dnf install nodejs -y</text:span></text:p>
        </text:list-item>
        <text:list-item>
          <text:p text:style-name="P128">Create non-human service user</text:p>
          <text:p text:style-name="P34"><text:span text:style-name="Source_20_Text">useradd expense</text:span></text:p>
        </text:list-item>
        <text:list-item>
          <text:p text:style-name="P128">Setup app directory and code</text:p>
          <text:p text:style-name="P33"><text:span text:style-name="Source_20_Text">mkdir /app</text:span></text:p>
          <text:p text:style-name="P33"><text:span text:style-name="Source_20_Text">curl -o /tmp/backend.zip https://expense-builds.s3.us-east-1.amazonaws.com/expense-backend-v2.zip</text:span></text:p>
          <text:p text:style-name="P33"><text:span text:style-name="Source_20_Text">cd /app &amp;&amp; unzip /tmp/backend.zip</text:span></text:p>
          <text:p text:style-name="P34"><text:soft-page-break/><text:span text:style-name="Source_20_Text">npm install</text:span></text:p>
        </text:list-item>
        <text:list-item>
          <text:p text:style-name="P128">Systemd service for backend</text:p>
          <text:p text:style-name="P33"><text:span text:style-name="Source_20_Text">[Unit]</text:span></text:p>
          <text:p text:style-name="P33"><text:span text:style-name="Source_20_Text">Description=Backend Service</text:span></text:p>
          <text:p text:style-name="P33"/>
          <text:p text:style-name="P33"><text:span text:style-name="Source_20_Text">[Service]</text:span></text:p>
          <text:p text:style-name="P33"><text:span text:style-name="Source_20_Text">User=expense</text:span></text:p>
          <text:p text:style-name="P33"><text:span text:style-name="Source_20_Text">Environment=DB_HOST="mysql.daws86s.fun"</text:span></text:p>
          <text:p text:style-name="P33"><text:span text:style-name="Source_20_Text">ExecStart=/bin/node /app/index.js</text:span></text:p>
          <text:p text:style-name="P33"><text:span text:style-name="Source_20_Text">SyslogIdentifier=backend</text:span></text:p>
          <text:p text:style-name="P33"/>
          <text:p text:style-name="P33"><text:span text:style-name="Source_20_Text">[Install]</text:span></text:p>
          <text:p text:style-name="P34"><text:span text:style-name="Source_20_Text">WantedBy=multi-user.target</text:span></text:p>
          <text:p text:style-name="P33"><text:span text:style-name="Source_20_Text">systemctl daemon-reload</text:span></text:p>
          <text:p text:style-name="P33"><text:span text:style-name="Source_20_Text">systemctl enable backend</text:span></text:p>
          <text:p text:style-name="P33"><text:span text:style-name="Source_20_Text">systemctl start backend</text:span></text:p>
          <text:p text:style-name="P34"><text:span text:style-name="Source_20_Text">systemctl status backend</text:span></text:p>
        </text:list-item>
        <text:list-item>
          <text:p text:style-name="P128">DB schema loading</text:p>
          <text:p text:style-name="P33"><text:span text:style-name="Source_20_Text">mysql -h mysql.daws86s.fun -uroot -pExpenseApp@1 &lt; /app/schema/backend.sql</text:span></text:p>
          <text:p text:style-name="P34"><text:span text:style-name="Source_20_Text">systemctl restart backend</text:span></text:p>
        </text:list-item>
        <text:list-item>
          <text:p text:style-name="P128">Debugging tools:</text:p>
          <text:p text:style-name="P33"><text:span text:style-name="Source_20_Text">ps -ef | grep backend</text:span></text:p>
          <text:p text:style-name="P33"><text:span text:style-name="Source_20_Text">netstat -lntp</text:span></text:p>
          <text:p text:style-name="P34"><text:span text:style-name="Source_20_Text">telnet DB_IP 3306</text:span></text:p>
        </text:list-item>
      </text:list>
      <text:p text:style-name="P7"/>
      <text:h text:style-name="P4" text:outline-level="2">3. Frontend (Nginx)</text:h>
      <text:p text:style-name="P12"/>
      <text:list xml:id="list149437682" text:style-name="L77">
        <text:list-item>
          <text:p text:style-name="P129">Install &amp; start Nginx</text:p>
          <text:p text:style-name="P35"><text:span text:style-name="Source_20_Text">dnf install nginx -y</text:span></text:p>
          <text:p text:style-name="P35"><text:span text:style-name="Source_20_Text">systemctl enable nginx</text:span></text:p>
          <text:p text:style-name="P36"><text:span text:style-name="Source_20_Text">systemctl start nginx</text:span></text:p>
        </text:list-item>
        <text:list-item>
          <text:p text:style-name="P129">Clean default HTML</text:p>
          <text:p text:style-name="P36"><text:span text:style-name="Source_20_Text">rm -rf /usr/share/nginx/html/*</text:span></text:p>
        </text:list-item>
        <text:list-item>
          <text:p text:style-name="P129">Download &amp; extract frontend</text:p>
          <text:p text:style-name="P35"><text:span text:style-name="Source_20_Text">curl -o /tmp/frontend.zip https://expense-builds.s3.us-east-1.amazonaws.com/expense-frontend-v2.zip</text:span></text:p>
          <text:p text:style-name="P36"><text:span text:style-name="Source_20_Text">cd /usr/share/nginx/html &amp;&amp; unzip /tmp/frontend.zip</text:span></text:p>
        </text:list-item>
        <text:list-item>
          <text:p text:style-name="P129">Reverse proxy configuration</text:p>
          <text:p text:style-name="P36"><text:span text:style-name="Source_20_Text">vim /etc/nginx/default.d/expense.conf</text:span></text:p>
          <text:p text:style-name="P35"><text:span text:style-name="Source_20_Text">proxy_http_version 1.1;</text:span></text:p>
          <text:p text:style-name="P35"/>
          <text:p text:style-name="P35"><text:soft-page-break/><text:span text:style-name="Source_20_Text">location /api/ {</text:span></text:p>
          <text:p text:style-name="P35"><text:span text:style-name="Source_20_Text"><text:s text:c="2"/>proxy_pass http://backend.daws86s.fun:8080/;</text:span></text:p>
          <text:p text:style-name="P35"><text:span text:style-name="Source_20_Text">}</text:span></text:p>
          <text:p text:style-name="P35"/>
          <text:p text:style-name="P35"><text:span text:style-name="Source_20_Text">location /health {</text:span></text:p>
          <text:p text:style-name="P35"><text:span text:style-name="Source_20_Text"><text:s text:c="2"/>stub_status on;</text:span></text:p>
          <text:p text:style-name="P35"><text:span text:style-name="Source_20_Text"><text:s text:c="2"/>access_log off;</text:span></text:p>
          <text:p text:style-name="P36"><text:span text:style-name="Source_20_Text">}</text:span></text:p>
          <text:p text:style-name="P36"><text:span text:style-name="Source_20_Text">systemctl restart nginx</text:span></text:p>
        </text:list-item>
        <text:list-item>
          <text:p text:style-name="P129">Debugging:</text:p>
          <text:p text:style-name="P36"><text:span text:style-name="Source_20_Text">telnet backend_IP 8080</text:span></text:p>
        </text:list-item>
      </text:list>
      <text:p text:style-name="P7"/>
      <text:h text:style-name="P4" text:outline-level="2">4. DNS Concepts</text:h>
      <text:list xml:id="list3023605251" text:style-name="L78">
        <text:list-item>
          <text:p text:style-name="P130"><text:span text:style-name="Strong_20_Emphasis">DNS = Phonebook of Internet</text:span></text:p>
        </text:list-item>
        <text:list-item>
          <text:p text:style-name="P130">Converts <text:span text:style-name="Strong_20_Emphasis">name → IP</text:span></text:p>
        </text:list-item>
        <text:list-item>
          <text:p text:style-name="P130">Managed by <text:span text:style-name="Strong_20_Emphasis">ICANN</text:span>, delegated to TLDs (<text:span text:style-name="Source_20_Text">.com</text:span>, <text:span text:style-name="Source_20_Text">.in</text:span>, <text:span text:style-name="Source_20_Text">.fun</text:span>, etc.)</text:p>
        </text:list-item>
        <text:list-item>
          <text:p text:style-name="P130">Domain purchase via <text:span text:style-name="Strong_20_Emphasis">registrars</text:span> (GoDaddy, Hostinger, AWS Route53)</text:p>
        </text:list-item>
        <text:list-item>
          <text:p text:style-name="P130">DNS Records:</text:p>
          <text:list>
            <text:list-item>
              <text:p text:style-name="P130"><text:span text:style-name="Source_20_Text">A</text:span> → IPv4 address</text:p>
            </text:list-item>
            <text:list-item>
              <text:p text:style-name="P130"><text:span text:style-name="Source_20_Text">AAAA</text:span> → IPv6</text:p>
            </text:list-item>
            <text:list-item>
              <text:p text:style-name="P130"><text:span text:style-name="Source_20_Text">CNAME</text:span> → Alias</text:p>
            </text:list-item>
            <text:list-item>
              <text:p text:style-name="P130"><text:span text:style-name="Source_20_Text">MX</text:span> → Mail</text:p>
            </text:list-item>
            <text:list-item>
              <text:p text:style-name="P130"><text:span text:style-name="Source_20_Text">TXT</text:span> → Verification</text:p>
            </text:list-item>
            <text:list-item>
              <text:p text:style-name="P130"><text:span text:style-name="Source_20_Text">NS</text:span> → Nameservers</text:p>
            </text:list-item>
            <text:list-item>
              <text:p text:style-name="P130"><text:span text:style-name="Source_20_Text">SOA</text:span> → Authority</text:p>
            </text:list-item>
          </text:list>
        </text:list-item>
        <text:list-item>
          <text:p text:style-name="P130">TTL (Time To Live) → cache expiry time</text:p>
        </text:list-item>
      </text:list>
      <text:p text:style-name="P12">Example:</text:p>
      <text:p text:style-name="P9"><text:span text:style-name="Source_20_Text">daws86s.fun <text:s text:c="9"/>→ frontend public IP</text:span></text:p>
      <text:p text:style-name="P9"><text:span text:style-name="Source_20_Text">mysql.daws86s.fun <text:s text:c="3"/>→ MySQL private IP</text:span></text:p>
      <text:p text:style-name="P8"><text:span text:style-name="Source_20_Text">backend.daws86s.fun <text:s/>→ Backend private IP</text:span></text:p>
      <text:p text:style-name="P7"/>
      <text:h text:style-name="P4" text:outline-level="2">5. Nginx Roles</text:h>
      <text:list xml:id="list2542615252" text:style-name="L79">
        <text:list-item>
          <text:p text:style-name="P131"><text:span text:style-name="Strong_20_Emphasis">Web Server</text:span> – serve HTML, CSS, JS</text:p>
        </text:list-item>
        <text:list-item>
          <text:p text:style-name="P131"><text:span text:style-name="Strong_20_Emphasis">Reverse Proxy</text:span> – hide backend identity, route API traffic</text:p>
        </text:list-item>
        <text:list-item>
          <text:p text:style-name="P131"><text:soft-page-break/><text:span text:style-name="Strong_20_Emphasis">Load Balancer</text:span> – distribute load across multiple servers</text:p>
        </text:list-item>
        <text:list-item>
          <text:p text:style-name="P131"><text:span text:style-name="Strong_20_Emphasis">Forward Proxy</text:span> – on behalf of client (VPN, bypass restrictions)</text:p>
        </text:list-item>
      </text:list>
      <text:p text:style-name="P7"/>
      <text:p text:style-name="P12">👉 With this, you’ve got a <text:span text:style-name="Strong_20_Emphasis">complete DevOps practice project</text:span>:</text:p>
      <text:list xml:id="list919412471" text:style-name="L80">
        <text:list-item>
          <text:p text:style-name="P132">MySQL as DB</text:p>
        </text:list-item>
        <text:list-item>
          <text:p text:style-name="P132">NodeJS as Backend</text:p>
        </text:list-item>
        <text:list-item>
          <text:p text:style-name="P132">Nginx as Frontend &amp; Reverse Proxy</text:p>
        </text:list-item>
        <text:list-item>
          <text:p text:style-name="P132">DNS setup for real domain routing</text:p>
        </text:list-item>
      </text:list>
      <text:p text:style-name="P7"/>
      <text:p text:style-name="P12">Would you like me to <text:span text:style-name="Strong_20_Emphasis">make a big architecture diagram (3-tier + DNS + Nginx roles)</text:span> and add it into your PDF cheat sheet so you have a one-stop reference?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" text:outline-level="1"><text:soft-page-break/>🌐 Internet, Proxies, HTTP &amp; Linux Concepts</text:h>
      <text:h text:style-name="P4" text:outline-level="2">1. Managing a TLD (Top-Level Domain)</text:h>
      <text:p text:style-name="P12">To own/manage a TLD (e.g., <text:span text:style-name="Strong_20_Emphasis">.devops</text:span>) you need:</text:p>
      <text:list xml:id="list4287125705" text:style-name="L81">
        <text:list-item>
          <text:p text:style-name="P133"><text:span text:style-name="Strong_20_Emphasis">Strong Technical Team</text:span> – to build &amp; run DNS infrastructure worldwide.</text:p>
        </text:list-item>
        <text:list-item>
          <text:p text:style-name="P133"><text:span text:style-name="Strong_20_Emphasis">Strong Finance</text:span> – because managing a TLD costs millions (ICANN fees, infra, global distribution).</text:p>
        </text:list-item>
        <text:list-item>
          <text:p text:style-name="P133"><text:span text:style-name="Strong_20_Emphasis">Strong Infrastructure</text:span> – global DNS servers, redundancy, DDoS protection.</text:p>
        </text:list-item>
        <text:list-item>
          <text:p text:style-name="P133"><text:span text:style-name="Strong_20_Emphasis">ICANN Approval</text:span> – apply to ICANN for your own TLD.</text:p>
        </text:list-item>
        <text:list-item>
          <text:p text:style-name="P133">Work with <text:span text:style-name="Strong_20_Emphasis">Domain Registrars</text:span> (GoDaddy, Hostinger, AWS Route53) → they sell domains under your TLD.</text:p>
        </text:list-item>
      </text:list>
      <text:h text:style-name="P4" text:outline-level="2">2. Forward vs Reverse Proxy</text:h>
      <text:h text:style-name="P5" text:outline-level="3">🔹 Forward Proxy</text:h>
      <text:list xml:id="list85639458" text:style-name="L82">
        <text:list-item>
          <text:p text:style-name="P134">Works on <text:span text:style-name="Strong_20_Emphasis">client-side</text:span> (between client &amp; internet).</text:p>
        </text:list-item>
        <text:list-item>
          <text:p text:style-name="P134"><text:span text:style-name="Strong_20_Emphasis">Anonymous identity</text:span> → hides client from the server.</text:p>
        </text:list-item>
        <text:list-item>
          <text:p text:style-name="P134"><text:span text:style-name="Strong_20_Emphasis">Restricted access</text:span> → can block sites (e.g., Facebook/Instagram).</text:p>
        </text:list-item>
        <text:list-item>
          <text:p text:style-name="P134"><text:span text:style-name="Strong_20_Emphasis">Traffic control</text:span> → caching frequently accessed content.</text:p>
        </text:list-item>
        <text:list-item>
          <text:p text:style-name="P134">Example:<text:line-break/><text:span text:style-name="Source_20_Text">Laptop → VPN(Company Proxy) → Internet</text:span></text:p>
        </text:list-item>
      </text:list>
      <text:h text:style-name="P5" text:outline-level="3">🔹 Reverse Proxy</text:h>
      <text:list xml:id="list3181555876" text:style-name="L83">
        <text:list-item>
          <text:p text:style-name="P135">Works on <text:span text:style-name="Strong_20_Emphasis">server-side</text:span> (between clients &amp; backend servers).</text:p>
        </text:list-item>
        <text:list-item>
          <text:p text:style-name="P135"><text:span text:style-name="Strong_20_Emphasis">Hides server identity</text:span> (security).</text:p>
        </text:list-item>
        <text:list-item>
          <text:p text:style-name="P135"><text:span text:style-name="Strong_20_Emphasis">SSL termination</text:span> (offloads HTTPS → HTTP).</text:p>
        </text:list-item>
        <text:list-item>
          <text:p text:style-name="P135"><text:span text:style-name="Strong_20_Emphasis">Caching server</text:span> (reduces backend load).</text:p>
        </text:list-item>
        <text:list-item>
          <text:p text:style-name="P135">Example:<text:line-break/><text:span text:style-name="Source_20_Text">Clients → Nginx (reverse proxy) → Backend servers</text:span></text:p>
        </text:list-item>
      </text:list>
      <text:p text:style-name="P12">Nginx Roles:</text:p>
      <text:list xml:id="list1835716634" text:style-name="L84">
        <text:list-item>
          <text:p text:style-name="P136">Reverse proxy</text:p>
        </text:list-item>
        <text:list-item>
          <text:p text:style-name="P136">Load balancer</text:p>
        </text:list-item>
        <text:list-item>
          <text:p text:style-name="P136">Web server</text:p>
        </text:list-item>
      </text:list>
      <text:p text:style-name="P9"><text:span text:style-name="Source_20_Text">upstream frontend {</text:span></text:p>
      <text:p text:style-name="P9"><text:span text:style-name="Source_20_Text"><text:s text:c="4"/>server frontend-1.daws86s.fun;</text:span></text:p>
      <text:p text:style-name="P9"><text:span text:style-name="Source_20_Text"><text:s text:c="4"/>server frontend-2.daws86s.fun;</text:span></text:p>
      <text:p text:style-name="P8"><text:soft-page-break/><text:span text:style-name="Source_20_Text">}</text:span></text:p>
      <text:h text:style-name="P4" text:outline-level="2">3. HTTP Methods &amp; Status Codes</text:h>
      <text:h text:style-name="P5" text:outline-level="3">CRUD = Verbs (Actions on Resources)</text:h>
      <text:list xml:id="list4170672709" text:style-name="L85">
        <text:list-item>
          <text:p text:style-name="P137"><text:span text:style-name="Strong_20_Emphasis">GET</text:span> → Read → <text:span text:style-name="Source_20_Text">200 OK</text:span></text:p>
        </text:list-item>
        <text:list-item>
          <text:p text:style-name="P137"><text:span text:style-name="Strong_20_Emphasis">POST</text:span> → Create → <text:span text:style-name="Source_20_Text">200 OK</text:span> or <text:span text:style-name="Source_20_Text">201 Created</text:span></text:p>
        </text:list-item>
        <text:list-item>
          <text:p text:style-name="P137"><text:span text:style-name="Strong_20_Emphasis">PUT/UPDATE</text:span> → Modify → <text:span text:style-name="Source_20_Text">200 OK</text:span></text:p>
        </text:list-item>
        <text:list-item>
          <text:p text:style-name="P137"><text:span text:style-name="Strong_20_Emphasis">DELETE</text:span> → Remove → <text:span text:style-name="Source_20_Text">200 OK</text:span></text:p>
        </text:list-item>
      </text:list>
      <text:h text:style-name="P5" text:outline-level="3">Common Status Codes</text:h>
      <text:list xml:id="list322641440" text:style-name="L86">
        <text:list-item>
          <text:p text:style-name="P138"><text:span text:style-name="Strong_20_Emphasis">2XX Success</text:span></text:p>
          <text:list>
            <text:list-item>
              <text:p text:style-name="P138"><text:span text:style-name="Source_20_Text">200</text:span> OK</text:p>
            </text:list-item>
            <text:list-item>
              <text:p text:style-name="P138"><text:span text:style-name="Source_20_Text">201</text:span> Created</text:p>
            </text:list-item>
          </text:list>
        </text:list-item>
        <text:list-item>
          <text:p text:style-name="P138"><text:span text:style-name="Strong_20_Emphasis">3XX Redirection/Cache</text:span></text:p>
          <text:list>
            <text:list-item>
              <text:p text:style-name="P138"><text:span text:style-name="Source_20_Text">301</text:span> Moved Permanently</text:p>
            </text:list-item>
            <text:list-item>
              <text:p text:style-name="P138"><text:span text:style-name="Source_20_Text">302</text:span> Found</text:p>
            </text:list-item>
          </text:list>
        </text:list-item>
        <text:list-item>
          <text:p text:style-name="P138"><text:span text:style-name="Strong_20_Emphasis">4XX Client Errors</text:span></text:p>
          <text:list>
            <text:list-item>
              <text:p text:style-name="P138"><text:span text:style-name="Source_20_Text">400</text:span> Bad request (wrong data)</text:p>
            </text:list-item>
            <text:list-item>
              <text:p text:style-name="P138"><text:span text:style-name="Source_20_Text">401</text:span> Unauthorized (needs login)</text:p>
            </text:list-item>
            <text:list-item>
              <text:p text:style-name="P138"><text:span text:style-name="Source_20_Text">403</text:span> Forbidden (no permission)</text:p>
            </text:list-item>
            <text:list-item>
              <text:p text:style-name="P138"><text:span text:style-name="Source_20_Text">404</text:span> Not found</text:p>
            </text:list-item>
          </text:list>
        </text:list-item>
        <text:list-item>
          <text:p text:style-name="P138"><text:span text:style-name="Strong_20_Emphasis">5XX Server Errors</text:span></text:p>
          <text:list>
            <text:list-item>
              <text:p text:style-name="P138"><text:span text:style-name="Source_20_Text">500</text:span> Internal server error</text:p>
            </text:list-item>
            <text:list-item>
              <text:p text:style-name="P138"><text:span text:style-name="Source_20_Text">503</text:span> Service unavailable</text:p>
            </text:list-item>
            <text:list-item>
              <text:p text:style-name="P138"><text:span text:style-name="Source_20_Text">504</text:span> Gateway timeout</text:p>
            </text:list-item>
          </text:list>
        </text:list-item>
      </text:list>
      <text:p text:style-name="P12">Example API call:</text:p>
      <text:p text:style-name="P9"><text:span text:style-name="Source_20_Text">POST http://daws86s.fun/api/transaction</text:span></text:p>
      <text:p text:style-name="P8"><text:span text:style-name="Source_20_Text">{ "amount": "100", "desc": "snacks" }</text:span></text:p>
      <text:p text:style-name="P7"/>
      <text:h text:style-name="P4" text:outline-level="2">4. Linux Logs &amp; Debugging</text:h>
      <text:list xml:id="list2257294005" text:style-name="L87">
        <text:list-item>
          <text:p text:style-name="P139"><text:span text:style-name="Strong_20_Emphasis">Web content</text:span> → <text:span text:style-name="Source_20_Text">/usr/share/nginx/html</text:span></text:p>
        </text:list-item>
        <text:list-item>
          <text:p text:style-name="P139"><text:span text:style-name="Strong_20_Emphasis">Nginx config</text:span> → <text:span text:style-name="Source_20_Text">/etc/nginx</text:span></text:p>
        </text:list-item>
        <text:list-item>
          <text:p text:style-name="P139"><text:soft-page-break/><text:span text:style-name="Strong_20_Emphasis">Logs</text:span></text:p>
          <text:list>
            <text:list-item>
              <text:p text:style-name="P139">System logs → <text:span text:style-name="Source_20_Text">/var/log/messages</text:span></text:p>
            </text:list-item>
            <text:list-item>
              <text:p text:style-name="P139">Nginx logs → <text:span text:style-name="Source_20_Text">/var/log/nginx</text:span></text:p>
            </text:list-item>
            <text:list-item>
              <text:p text:style-name="P139">Backend logs often also go into <text:span text:style-name="Source_20_Text">/var/log/messages</text:span> (via <text:span text:style-name="Source_20_Text">SyslogIdentifier</text:span>)</text:p>
            </text:list-item>
          </text:list>
        </text:list-item>
      </text:list>
      <text:h text:style-name="P5" text:outline-level="3">Debugging Tools</text:h>
      <text:p text:style-name="P9"><text:span text:style-name="Source_20_Text">systemctl status &lt;service&gt; <text:s text:c="2"/># Check service status</text:span></text:p>
      <text:p text:style-name="P9"><text:span text:style-name="Source_20_Text">ps -ef | grep &lt;name&gt; <text:s text:c="7"/># Running processes</text:span></text:p>
      <text:p text:style-name="P9"><text:span text:style-name="Source_20_Text">netstat -lntp <text:s text:c="14"/># Open ports &amp; services</text:span></text:p>
      <text:p text:style-name="P9"><text:span text:style-name="Source_20_Text">telnet &lt;IP&gt; &lt;port&gt; <text:s text:c="9"/># Connectivity test</text:span></text:p>
      <text:p text:style-name="P9"><text:span text:style-name="Source_20_Text">nslookup &lt;domain&gt; <text:s text:c="10"/># DNS resolution</text:span></text:p>
      <text:p text:style-name="P8"><text:span text:style-name="Source_20_Text">curl http://localhost:8080/health <text:s/># Health check</text:span></text:p>
      <text:p text:style-name="P7"/>
      <text:h text:style-name="P4" text:outline-level="2">5. Linux File Links</text:h>
      <text:h text:style-name="P5" text:outline-level="3">🔹 Soft Link (Symbolic link)</text:h>
      <text:list xml:id="list2919803756" text:style-name="L88">
        <text:list-item>
          <text:p text:style-name="P140">Works like a <text:span text:style-name="Strong_20_Emphasis">shortcut</text:span>.</text:p>
        </text:list-item>
        <text:list-item>
          <text:p text:style-name="P140">Different inode from original file.</text:p>
        </text:list-item>
        <text:list-item>
          <text:p text:style-name="P140">If original file is deleted → symlink breaks.</text:p>
        </text:list-item>
        <text:list-item>
          <text:p text:style-name="P140">Example:</text:p>
          <text:p text:style-name="P37"><text:span text:style-name="Source_20_Text">ln -s /usr/bin/python3 mypython</text:span></text:p>
        </text:list-item>
      </text:list>
      <text:h text:style-name="P5" text:outline-level="3">🔹 Hard Link</text:h>
      <text:list xml:id="list2155966134" text:style-name="L89">
        <text:list-item>
          <text:p text:style-name="P141"><text:span text:style-name="Strong_20_Emphasis">Same inode</text:span> as original file (two names for same content).</text:p>
        </text:list-item>
        <text:list-item>
          <text:p text:style-name="P141">Even if one link is deleted, data remains as long as another exists.</text:p>
        </text:list-item>
        <text:list-item>
          <text:p text:style-name="P141">Example:</text:p>
          <text:p text:style-name="P38"><text:span text:style-name="Source_20_Text">ln file1 file2</text:span></text:p>
        </text:list-item>
      </text:list>
      <text:p text:style-name="P7"/>
      <text:p text:style-name="P12">✅ With this structure, you now have:</text:p>
      <text:list xml:id="list284370649" text:style-name="L90">
        <text:list-item>
          <text:p text:style-name="P142"><text:span text:style-name="Strong_20_Emphasis">TLD ownership knowledge</text:span></text:p>
        </text:list-item>
        <text:list-item>
          <text:p text:style-name="P142"><text:span text:style-name="Strong_20_Emphasis">Forward vs Reverse proxy</text:span></text:p>
        </text:list-item>
        <text:list-item>
          <text:p text:style-name="P142"><text:span text:style-name="Strong_20_Emphasis">HTTP methods &amp; codes</text:span></text:p>
        </text:list-item>
        <text:list-item>
          <text:p text:style-name="P142"><text:span text:style-name="Strong_20_Emphasis">Linux debugging commands</text:span></text:p>
        </text:list-item>
        <text:list-item>
          <text:p text:style-name="P142"><text:span text:style-name="Strong_20_Emphasis">Softlink vs Hardlink</text:span></text:p>
        </text:list-item>
      </text:list>
      <text:p text:style-name="P7"><text:line-break/></text:p>
      <text:p text:style-name="P12"><text:soft-page-break/>Perfect — you’re now documenting the <text:span text:style-name="Strong_20_Emphasis">Roboshop e-commerce project architecture</text:span> step by step 🚀. Let me reframe and structure what you’ve written so far, so it looks like a professional <text:span text:style-name="Strong_20_Emphasis">project architecture + deployment guide</text:span>.</text:p>
      <text:p text:style-name="P7"/>
      <text:h text:style-name="P3" text:outline-level="1">Roboshop E-commerce Project</text:h>
      <text:h text:style-name="P4" text:outline-level="2">Architecture Overview</text:h>
      <text:list xml:id="list599379633" text:style-name="L91">
        <text:list-item>
          <text:p text:style-name="P143"><text:span text:style-name="Strong_20_Emphasis">Database Tier</text:span></text:p>
          <text:list>
            <text:list-item>
              <text:p text:style-name="P143">MySQL (RDBMS) → Structured data (tables, columns).<text:line-break/>Example: <text:span text:style-name="Source_20_Text">Products</text:span>, <text:span text:style-name="Source_20_Text">Orders</text:span>, <text:span text:style-name="Source_20_Text">Customers</text:span>, <text:span text:style-name="Source_20_Text">Transactions</text:span>.</text:p>
            </text:list-item>
            <text:list-item>
              <text:p text:style-name="P143">MongoDB (NoSQL) → Flexible, document-based storage.<text:line-break/>Stores unstructured data such as product metadata, reviews, subscriptions, etc.</text:p>
            </text:list-item>
          </text:list>
        </text:list-item>
        <text:list-item>
          <text:p text:style-name="P143"><text:span text:style-name="Strong_20_Emphasis">Backend / Application Tier</text:span></text:p>
          <text:list>
            <text:list-item>
              <text:p text:style-name="P143">Written in Node.js / Java / Python.</text:p>
            </text:list-item>
            <text:list-item>
              <text:p text:style-name="P143">Communicates with both SQL and NoSQL databases.</text:p>
            </text:list-item>
            <text:list-item>
              <text:p text:style-name="P143">Provides APIs to frontend (REST endpoints).</text:p>
            </text:list-item>
            <text:list-item>
              <text:p text:style-name="P143">Example Service: <text:span text:style-name="Source_20_Text">catalogue.service</text:span>.</text:p>
            </text:list-item>
          </text:list>
        </text:list-item>
        <text:list-item>
          <text:p text:style-name="P143"><text:span text:style-name="Strong_20_Emphasis">Frontend Tier</text:span></text:p>
          <text:list>
            <text:list-item>
              <text:p text:style-name="P143">Nginx-based web server.</text:p>
            </text:list-item>
            <text:list-item>
              <text:p text:style-name="P143">Serves static website + routes API calls to backend services.</text:p>
            </text:list-item>
          </text:list>
        </text:list-item>
        <text:list-item>
          <text:p text:style-name="P143"><text:span text:style-name="Strong_20_Emphasis">Cache Layer (Redis)</text:span></text:p>
          <text:list>
            <text:list-item>
              <text:p text:style-name="P143">In-memory cache to speed up database queries.</text:p>
            </text:list-item>
            <text:list-item>
              <text:p text:style-name="P143">Improves user experience for frequently accessed data like product details, cart items, etc.</text:p>
            </text:list-item>
          </text:list>
        </text:list-item>
      </text:list>
      <text:p text:style-name="P7"/>
      <text:h text:style-name="P4" text:outline-level="2">Example Data Models</text:h>
      <text:h text:style-name="P5" text:outline-level="3">SQL (MySQL Example)</text:h>
      <text:p text:style-name="P9"><text:span text:style-name="Source_20_Text">CREATE TABLE products (</text:span></text:p>
      <text:p text:style-name="P9"><text:span text:style-name="Source_20_Text"><text:s text:c="4"/>id INT AUTO_INCREMENT PRIMARY KEY,</text:span></text:p>
      <text:p text:style-name="P9"><text:span text:style-name="Source_20_Text"><text:s text:c="4"/>name VARCHAR(255),</text:span></text:p>
      <text:p text:style-name="P9"><text:span text:style-name="Source_20_Text"><text:s text:c="4"/>description TEXT,</text:span></text:p>
      <text:p text:style-name="P9"><text:span text:style-name="Source_20_Text"><text:s text:c="4"/>price DECIMAL(10,2),</text:span></text:p>
      <text:p text:style-name="P9"><text:span text:style-name="Source_20_Text"><text:s text:c="4"/>discount DECIMAL(5,2),</text:span></text:p>
      <text:p text:style-name="P9"><text:span text:style-name="Source_20_Text"><text:s text:c="4"/>vendor VARCHAR(255),</text:span></text:p>
      <text:p text:style-name="P9"><text:span text:style-name="Source_20_Text"><text:s text:c="4"/>rating FLOAT,</text:span></text:p>
      <text:p text:style-name="P9"><text:span text:style-name="Source_20_Text"><text:s text:c="4"/>reviews TEXT</text:span></text:p>
      <text:p text:style-name="P8"><text:span text:style-name="Source_20_Text">);</text:span></text:p>
      <text:h text:style-name="P5" text:outline-level="3"><text:soft-page-break/>NoSQL (MongoDB Example)</text:h>
      <text:p text:style-name="P9"><text:span text:style-name="Source_20_Text">{</text:span></text:p>
      <text:p text:style-name="P9"><text:span text:style-name="Source_20_Text"><text:s text:c="2"/>"name": "some food",</text:span></text:p>
      <text:p text:style-name="P9"><text:span text:style-name="Source_20_Text"><text:s text:c="2"/>"price": "123INR",</text:span></text:p>
      <text:p text:style-name="P9"><text:span text:style-name="Source_20_Text"><text:s text:c="2"/>"description": "food products daily consumable",</text:span></text:p>
      <text:p text:style-name="P9"><text:span text:style-name="Source_20_Text"><text:s text:c="2"/>"expiry": "01-01-2026"</text:span></text:p>
      <text:p text:style-name="P9"><text:span text:style-name="Source_20_Text">}</text:span></text:p>
      <text:p text:style-name="P9"/>
      <text:p text:style-name="P9"><text:span text:style-name="Source_20_Text">{</text:span></text:p>
      <text:p text:style-name="P9"><text:span text:style-name="Source_20_Text"><text:s text:c="2"/>"name": "a toy",</text:span></text:p>
      <text:p text:style-name="P9"><text:span text:style-name="Source_20_Text"><text:s text:c="2"/>"price": "123INR",</text:span></text:p>
      <text:p text:style-name="P9"><text:span text:style-name="Source_20_Text"><text:s text:c="2"/>"description": "fun toy for kids",</text:span></text:p>
      <text:p text:style-name="P9"><text:span text:style-name="Source_20_Text"><text:s text:c="2"/>"subscription": "yes, monthly"</text:span></text:p>
      <text:p text:style-name="P8"><text:span text:style-name="Source_20_Text">}</text:span></text:p>
      <text:p text:style-name="P7"/>
      <text:h text:style-name="P4" text:outline-level="2">System Setup</text:h>
      <text:h text:style-name="P5" text:outline-level="3">MongoDB Setup</text:h>
      <text:list xml:id="list2188070429" text:style-name="L92">
        <text:list-item>
          <text:p text:style-name="P144">Install repo in <text:span text:style-name="Source_20_Text">/etc/yum.repos.d/</text:span></text:p>
        </text:list-item>
        <text:list-item>
          <text:p text:style-name="P144">Run service on port <text:span text:style-name="Source_20_Text">27017</text:span>.</text:p>
        </text:list-item>
        <text:list-item>
          <text:p text:style-name="P144">Allow remote connections by binding to <text:span text:style-name="Source_20_Text">0.0.0.0</text:span>.</text:p>
        </text:list-item>
      </text:list>
      <text:p text:style-name="P7"/>
      <text:h text:style-name="P5" text:outline-level="3">Create System User for Roboshop</text:h>
      <text:p text:style-name="P8"><text:span text:style-name="Source_20_Text">useradd --system --home /app --shell /sbin/nologin --comment "roboshop system user" roboshop</text:span></text:p>
      <text:p text:style-name="P7"/>
      <text:h text:style-name="P5" text:outline-level="3">Catalogue Service (Backend Example)</text:h>
      <text:p text:style-name="P12"><text:span text:style-name="Source_20_Text">/etc/systemd/system/catalogue.service</text:span></text:p>
      <text:p text:style-name="P9"><text:span text:style-name="Source_20_Text">[Unit]</text:span></text:p>
      <text:p text:style-name="P9"><text:span text:style-name="Source_20_Text">Description = Catalogue Service</text:span></text:p>
      <text:p text:style-name="P9"/>
      <text:p text:style-name="P9"><text:span text:style-name="Source_20_Text">[Service]</text:span></text:p>
      <text:p text:style-name="P9"><text:span text:style-name="Source_20_Text">User=roboshop</text:span></text:p>
      <text:p text:style-name="P9"><text:span text:style-name="Source_20_Text">Environment=MONGO=true</text:span></text:p>
      <text:p text:style-name="P9"><text:span text:style-name="Source_20_Text">Environment=MONGO_URL="mongodb://&lt;MONGODB-SERVER-IPADDRESS&gt;:27017/catalogue"</text:span></text:p>
      <text:p text:style-name="P9"><text:span text:style-name="Source_20_Text">ExecStart=/bin/node /app/server.js</text:span></text:p>
      <text:p text:style-name="P9"><text:span text:style-name="Source_20_Text">SyslogIdentifier=catalogue</text:span></text:p>
      <text:p text:style-name="P9"/>
      <text:p text:style-name="P9"><text:span text:style-name="Source_20_Text">[Install]</text:span></text:p>
      <text:p text:style-name="P8"><text:span text:style-name="Source_20_Text">WantedBy=multi-user.target</text:span></text:p>
      <text:p text:style-name="P12">Start &amp; Enable:</text:p>
      <text:p text:style-name="P9"><text:span text:style-name="Source_20_Text">systemctl daemon-reload</text:span></text:p>
      <text:p text:style-name="P9"><text:span text:style-name="Source_20_Text">systemctl start catalogue</text:span></text:p>
      <text:p text:style-name="P8"><text:span text:style-name="Source_20_Text">systemctl enable catalogue</text:span></text:p>
      <text:p text:style-name="P7"><text:soft-page-break/></text:p>
      <text:h text:style-name="P5" text:outline-level="3">Example API Call</text:h>
      <text:p text:style-name="P8"><text:span text:style-name="Source_20_Text">GET http://daws86s.fun/api/catalogue/products/Artificial%20Intelligence</text:span></text:p>
      <text:p text:style-name="P7"/>
      <text:h text:style-name="P4" text:outline-level="2">Redis (Cache Layer)</text:h>
      <text:list xml:id="list4141134249" text:style-name="L93">
        <text:list-item>
          <text:p text:style-name="P145">Stores hot data in memory for faster access.</text:p>
        </text:list-item>
        <text:list-item>
          <text:p text:style-name="P145">Flow:</text:p>
          <text:list>
            <text:list-item>
              <text:p text:style-name="P145">App → Cache → Database → Cache updated → User gets response.</text:p>
            </text:list-item>
          </text:list>
        </text:list-item>
      </text:list>
      <text:p text:style-name="P12">Analogy:</text:p>
      <text:list xml:id="list3169209817" text:style-name="L94">
        <text:list-item>
          <text:p text:style-name="P146"><text:span text:style-name="Strong_20_Emphasis">CM → PA → Person</text:span></text:p>
        </text:list-item>
        <text:list-item>
          <text:p text:style-name="P146">Instead of going to CM every time, Person gets quick answers from PA (Cache).</text:p>
        </text:list-item>
      </text:list>
      <text:p text:style-name="P7"/>
      <text:p text:style-name="P12">✅ This already looks like a <text:span text:style-name="Strong_20_Emphasis">mini-project deployment guide</text:span>.</text:p>
      <text:p text:style-name="P12">Do you want me to expand this into a <text:span text:style-name="Strong_20_Emphasis">full Roboshop architecture PDF</text:span> (with diagrams showing Frontend ↔ Backend ↔ DB ↔ Redis flow), so you can use it as reference for deployments or documentation?</text:p>
      <text:h text:style-name="P14" text:outline-level="1"><text:soft-page-break/><text:line-break/><text:line-break/><text:line-break/><text:line-break/><text:line-break/><text:line-break/><text:line-break/><text:line-break/><text:line-break/></text:h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>Shipping Service – Roboshop Project</text:h>
      <text:h text:style-name="P4" text:outline-level="2">Language &amp; Build Tool</text:h>
      <text:list xml:id="list1170319372" text:style-name="L95">
        <text:list-item>
          <text:p text:style-name="P147"><text:span text:style-name="Strong_20_Emphasis">Java</text:span> – main programming language for the Shipping service.</text:p>
        </text:list-item>
        <text:list-item>
          <text:p text:style-name="P147"><text:span text:style-name="Strong_20_Emphasis">Maven</text:span> – build automation &amp; dependency management tool for Java projects.</text:p>
        </text:list-item>
      </text:list>
      <text:h text:style-name="P5" text:outline-level="3">File Structure</text:h>
      <text:list xml:id="list1796484282" text:style-name="L96">
        <text:list-item>
          <text:p text:style-name="P148"><text:span text:style-name="Strong_20_Emphasis">Source Code</text:span> → <text:span text:style-name="Source_20_Text">*.java</text:span> (developer-written).</text:p>
        </text:list-item>
        <text:list-item>
          <text:p text:style-name="P148"><text:span text:style-name="Strong_20_Emphasis">Build File</text:span> → <text:span text:style-name="Source_20_Text">pom.xml</text:span> (Project Object Model).</text:p>
          <text:list>
            <text:list-item>
              <text:p text:style-name="P148"><text:soft-page-break/>Contains:</text:p>
              <text:list>
                <text:list-item>
                  <text:p text:style-name="P148">Project Name</text:p>
                </text:list-item>
                <text:list-item>
                  <text:p text:style-name="P148">Version</text:p>
                </text:list-item>
                <text:list-item>
                  <text:p text:style-name="P148">Description</text:p>
                </text:list-item>
                <text:list-item>
                  <text:p text:style-name="P148">Dependencies (libraries, tools)</text:p>
                </text:list-item>
              </text:list>
            </text:list-item>
          </text:list>
        </text:list-item>
      </text:list>
      <text:p text:style-name="P7"/>
      <text:h text:style-name="P4" text:outline-level="2">Compilation Process</text:h>
      <text:list xml:id="list3346936052" text:style-name="L97">
        <text:list-item>
          <text:p text:style-name="P149"><text:span text:style-name="Strong_20_Emphasis">Source Code</text:span> → Human-readable <text:span text:style-name="Source_20_Text">.java</text:span> file.</text:p>
        </text:list-item>
        <text:list-item>
          <text:p text:style-name="P149"><text:span text:style-name="Strong_20_Emphasis">Compile</text:span> → <text:span text:style-name="Source_20_Text">javac HelloWorld.java</text:span> → produces <text:span text:style-name="Source_20_Text">HelloWorld.class</text:span> (bytecode).</text:p>
        </text:list-item>
        <text:list-item>
          <text:p text:style-name="P149"><text:span text:style-name="Strong_20_Emphasis">Bytecode Execution</text:span> → Runs on JVM (Java Virtual Machine).</text:p>
        </text:list-item>
      </text:list>
      <text:list xml:id="list2246514272" text:style-name="L98">
        <text:list-item>
          <text:p text:style-name="P150">Compilation ensures faster execution because the machine understands bytecode (0s and 1s).</text:p>
        </text:list-item>
      </text:list>
      <text:p text:style-name="P12">Example:</text:p>
      <text:p text:style-name="P9"><text:span text:style-name="Source_20_Text">javac HelloWorld.java</text:span></text:p>
      <text:p text:style-name="P8"><text:span text:style-name="Source_20_Text">java HelloWorld</text:span></text:p>
      <text:p text:style-name="P7"/>
      <text:h text:style-name="P4" text:outline-level="2">Maven Build Workflow</text:h>
      <text:list xml:id="list1869688711" text:style-name="L99">
        <text:list-item>
          <text:p text:style-name="P151"><text:span text:style-name="Strong_20_Emphasis">Node.js</text:span> projects → use <text:span text:style-name="Source_20_Text">npm</text:span> for builds &amp; dependencies.</text:p>
        </text:list-item>
        <text:list-item>
          <text:p text:style-name="P151"><text:span text:style-name="Strong_20_Emphasis">Java</text:span> projects → use <text:span text:style-name="Source_20_Text">maven</text:span>.</text:p>
        </text:list-item>
      </text:list>
      <text:h text:style-name="P5" text:outline-level="3">Maven Concepts</text:h>
      <text:list xml:id="list2204161597" text:style-name="L100">
        <text:list-item>
          <text:p text:style-name="P152"><text:span text:style-name="Strong_20_Emphasis">GroupID</text:span> → Organization / Project namespace</text:p>
          <text:list>
            <text:list-item>
              <text:p text:style-name="P152">Example: <text:span text:style-name="Source_20_Text">in.amazon</text:span></text:p>
            </text:list-item>
          </text:list>
        </text:list-item>
        <text:list-item>
          <text:p text:style-name="P152"><text:span text:style-name="Strong_20_Emphasis">ArtifactID</text:span> → Component / Module name</text:p>
          <text:list>
            <text:list-item>
              <text:p text:style-name="P152">Example: <text:span text:style-name="Source_20_Text">cart</text:span></text:p>
            </text:list-item>
          </text:list>
        </text:list-item>
        <text:list-item>
          <text:p text:style-name="P152"><text:span text:style-name="Strong_20_Emphasis">Version</text:span> → Release number</text:p>
          <text:list>
            <text:list-item>
              <text:p text:style-name="P152">Example: <text:span text:style-name="Source_20_Text">1.0</text:span></text:p>
            </text:list-item>
          </text:list>
        </text:list-item>
      </text:list>
      <text:p text:style-name="P12">Example:</text:p>
      <text:p text:style-name="P9"><text:span text:style-name="Source_20_Text">GroupID <text:s text:c="2"/>= in.amazon</text:span></text:p>
      <text:p text:style-name="P9"><text:span text:style-name="Source_20_Text">ArtifactID = cart</text:span></text:p>
      <text:p text:style-name="P8"><text:span text:style-name="Source_20_Text">Version <text:s text:c="3"/>= 1.0</text:span></text:p>
      <text:p text:style-name="P12">Dependencies:</text:p>
      <text:p text:style-name="P9"><text:span text:style-name="Source_20_Text">&lt;dependency&gt;</text:span></text:p>
      <text:p text:style-name="P9"><text:soft-page-break/><text:span text:style-name="Source_20_Text"><text:s text:c="2"/>&lt;groupId&gt;com.joindevops&lt;/groupId&gt;</text:span></text:p>
      <text:p text:style-name="P9"><text:span text:style-name="Source_20_Text"><text:s text:c="2"/>&lt;artifactId&gt;httpClient&lt;/artifactId&gt;</text:span></text:p>
      <text:p text:style-name="P9"><text:span text:style-name="Source_20_Text"><text:s text:c="2"/>&lt;version&gt;1.0&lt;/version&gt;</text:span></text:p>
      <text:p text:style-name="P8"><text:span text:style-name="Source_20_Text">&lt;/dependency&gt;</text:span></text:p>
      <text:p text:style-name="P7"/>
      <text:h text:style-name="P4" text:outline-level="2">Maven Lifecycle</text:h>
      <text:p text:style-name="P12">Lifecycle phases handle project validation, compilation, testing, packaging, and deployment.</text:p>
      <text:h text:style-name="P5" text:outline-level="3">Core Commands</text:h>
      <text:list xml:id="list338217599" text:style-name="L101">
        <text:list-item>
          <text:p text:style-name="P153"><text:span text:style-name="Source_20_Text">mvn validate</text:span> → validate project structure.</text:p>
        </text:list-item>
        <text:list-item>
          <text:p text:style-name="P153"><text:span text:style-name="Source_20_Text">mvn compile</text:span> → compile <text:span text:style-name="Source_20_Text">.java</text:span> files → <text:span text:style-name="Source_20_Text">.class</text:span> bytecode.</text:p>
        </text:list-item>
        <text:list-item>
          <text:p text:style-name="P153"><text:span text:style-name="Source_20_Text">mvn test</text:span> → run developer test cases.</text:p>
        </text:list-item>
        <text:list-item>
          <text:p text:style-name="P153"><text:span text:style-name="Source_20_Text">mvn package</text:span> → package compiled code into an artifact (<text:span text:style-name="Source_20_Text">.jar</text:span>, <text:span text:style-name="Source_20_Text">.war</text:span>, <text:span text:style-name="Source_20_Text">.ear</text:span>).</text:p>
        </text:list-item>
        <text:list-item>
          <text:p text:style-name="P153"><text:span text:style-name="Source_20_Text">mvn clean</text:span> → remove old builds/compiled classes.</text:p>
        </text:list-item>
      </text:list>
      <text:h text:style-name="P5" text:outline-level="3">Packaging Formats</text:h>
      <text:list xml:id="list3631408478" text:style-name="L102">
        <text:list-item>
          <text:p text:style-name="P154"><text:span text:style-name="Source_20_Text">.jar</text:span> → Java Archive (libraries, standalone apps).</text:p>
        </text:list-item>
        <text:list-item>
          <text:p text:style-name="P154"><text:span text:style-name="Source_20_Text">.war</text:span> → Web Application Archive (deployable on web servers).</text:p>
        </text:list-item>
        <text:list-item>
          <text:p text:style-name="P154"><text:span text:style-name="Source_20_Text">.ear</text:span> → Enterprise Archive (large enterprise-level apps).</text:p>
        </text:list-item>
      </text:list>
      <text:p text:style-name="P12">⚙️ <text:span text:style-name="Strong_20_Emphasis">Default </text:span><text:span text:style-name="Source_20_Text">mvn package</text:span><text:span text:style-name="Strong_20_Emphasis"> flow</text:span> → <text:span text:style-name="Source_20_Text">validate → compile → test → package</text:span></text:p>
      <text:p text:style-name="P7"/>
      <text:p text:style-name="P12">✅ This means the <text:span text:style-name="Strong_20_Emphasis">Shipping service</text:span> in Roboshop is:</text:p>
      <text:list xml:id="list2886774741" text:style-name="L103">
        <text:list-item>
          <text:p text:style-name="P155">A <text:span text:style-name="Strong_20_Emphasis">Java microservice</text:span>.</text:p>
        </text:list-item>
        <text:list-item>
          <text:p text:style-name="P155">Built &amp; packaged using <text:span text:style-name="Strong_20_Emphasis">Maven</text:span>.</text:p>
        </text:list-item>
        <text:list-item>
          <text:p text:style-name="P155">Deployed as a <text:span text:style-name="Source_20_Text">.jar</text:span> (or <text:span text:style-name="Source_20_Text">.war</text:span>) file.</text:p>
        </text:list-item>
      </text:list>
      <text:h text:style-name="P3" text:outline-level="1">Java + Maven (Shipping Service Recap)</text:h>
      <text:list xml:id="list1129733954" text:style-name="L104">
        <text:list-item>
          <text:p text:style-name="P156"><text:span text:style-name="Strong_20_Emphasis">Build file</text:span> → <text:span text:style-name="Source_20_Text">pom.xml</text:span></text:p>
        </text:list-item>
        <text:list-item>
          <text:p text:style-name="P156"><text:span text:style-name="Strong_20_Emphasis">Packaging type</text:span> → <text:span text:style-name="Source_20_Text">.jar</text:span> (Java Archive File)</text:p>
        </text:list-item>
      </text:list>
      <text:h text:style-name="P5" text:outline-level="3">Maven Lifecycle</text:h>
      <text:list xml:id="list4246400010" text:style-name="L105">
        <text:list-item>
          <text:p text:style-name="P157"><text:span text:style-name="Source_20_Text">mvn validate</text:span> → validates project structure</text:p>
        </text:list-item>
        <text:list-item>
          <text:p text:style-name="P157"><text:span text:style-name="Source_20_Text">mvn compile</text:span> → compiles source code → generates <text:span text:style-name="Source_20_Text">.class</text:span> files inside <text:span text:style-name="Source_20_Text">target/</text:span></text:p>
        </text:list-item>
        <text:list-item>
          <text:p text:style-name="P157"><text:span text:style-name="Source_20_Text">mvn test</text:span> → runs unit test cases</text:p>
        </text:list-item>
        <text:list-item>
          <text:p text:style-name="P157"><text:soft-page-break/><text:span text:style-name="Source_20_Text">mvn package</text:span> → builds/archives the application → <text:span text:style-name="Source_20_Text">.jar</text:span> file in <text:span text:style-name="Source_20_Text">target/</text:span></text:p>
        </text:list-item>
        <text:list-item>
          <text:p text:style-name="P157"><text:span text:style-name="Source_20_Text">mvn clean</text:span> → removes previous build/compilation artifacts</text:p>
        </text:list-item>
        <text:list-item>
          <text:p text:style-name="P157"><text:span text:style-name="Source_20_Text">mvn clean package</text:span> = <text:span text:style-name="Source_20_Text">clean + validate + compile + test + package</text:span></text:p>
        </text:list-item>
      </text:list>
      <text:p text:style-name="P7"/>
      <text:h text:style-name="P3" text:outline-level="1">RabbitMQ (Message Queue)</text:h>
      <text:list xml:id="list3795945413" text:style-name="L106">
        <text:list-item>
          <text:p text:style-name="P158"><text:span text:style-name="Strong_20_Emphasis">Problem</text:span>: HTTP is synchronous (tight coupling, timeout issues).</text:p>
        </text:list-item>
        <text:list-item>
          <text:p text:style-name="P158"><text:span text:style-name="Strong_20_Emphasis">Solution</text:span>: MQ provides <text:span text:style-name="Strong_20_Emphasis">Asynchronous Communication</text:span> (decoupling).</text:p>
        </text:list-item>
      </text:list>
      <text:h text:style-name="P5" text:outline-level="3">Concepts</text:h>
      <text:list xml:id="list265424541" text:style-name="L107">
        <text:list-item>
          <text:p text:style-name="P159"><text:span text:style-name="Strong_20_Emphasis">Synchronous</text:span> → Waits for response immediately (timeout if delayed).</text:p>
        </text:list-item>
        <text:list-item>
          <text:p text:style-name="P159"><text:span text:style-name="Strong_20_Emphasis">Asynchronous</text:span> → Fire and forget. Message stored → delivered when consumer is available.</text:p>
        </text:list-item>
      </text:list>
      <text:h text:style-name="P5" text:outline-level="3">Advantages</text:h>
      <text:list xml:id="list3709178602" text:style-name="L108">
        <text:list-item>
          <text:p text:style-name="P160"><text:span text:style-name="Strong_20_Emphasis">Decoupling / Loose Coupling</text:span> → Producer doesn’t depend on consumer’s availability.</text:p>
        </text:list-item>
        <text:list-item>
          <text:p text:style-name="P160"><text:span text:style-name="Strong_20_Emphasis">Reliability</text:span> → Messages stored until delivery.</text:p>
        </text:list-item>
        <text:list-item>
          <text:p text:style-name="P160"><text:span text:style-name="Strong_20_Emphasis">Scalability</text:span> → Can handle huge request volumes.</text:p>
        </text:list-item>
      </text:list>
      <text:h text:style-name="P5" text:outline-level="3">Types</text:h>
      <text:list xml:id="list3593806098" text:style-name="L109">
        <text:list-item>
          <text:p text:style-name="P161"><text:span text:style-name="Strong_20_Emphasis">Point-to-Point (Queue)</text:span></text:p>
          <text:list>
            <text:list-item>
              <text:p text:style-name="P161">1 Producer → 1 Consumer</text:p>
            </text:list-item>
            <text:list-item>
              <text:p text:style-name="P161">FIFO (First In, First Out)</text:p>
            </text:list-item>
            <text:list-item>
              <text:p text:style-name="P161">Example: Flipkart order → send to eKart queue</text:p>
            </text:list-item>
          </text:list>
          <text:p text:style-name="P39"><text:span text:style-name="Source_20_Text">{</text:span></text:p>
          <text:p text:style-name="P39"><text:span text:style-name="Source_20_Text"><text:s text:c="2"/>"orderID": "1234erva",</text:span></text:p>
          <text:p text:style-name="P39"><text:span text:style-name="Source_20_Text"><text:s text:c="2"/>"customerName": "ramesh",</text:span></text:p>
          <text:p text:style-name="P39"><text:span text:style-name="Source_20_Text"><text:s text:c="2"/>"address": "ameerpet, hyd"</text:span></text:p>
          <text:p text:style-name="P40"><text:span text:style-name="Source_20_Text">}</text:span></text:p>
        </text:list-item>
        <text:list-item>
          <text:p text:style-name="P161"><text:span text:style-name="Strong_20_Emphasis">Publish &amp; Subscribe (Topic)</text:span></text:p>
          <text:list>
            <text:list-item>
              <text:p text:style-name="P161">1 Producer → Multiple Subscribers</text:p>
            </text:list-item>
            <text:list-item>
              <text:p text:style-name="P161">All subscribers get the same message</text:p>
            </text:list-item>
          </text:list>
        </text:list-item>
      </text:list>
      <text:h text:style-name="P5" text:outline-level="3">MQ Technologies</text:h>
      <text:list xml:id="list3044852223" text:style-name="L110">
        <text:list-item>
          <text:p text:style-name="P162"><text:span text:style-name="Strong_20_Emphasis">RabbitMQ</text:span> (common in microservices)</text:p>
        </text:list-item>
        <text:list-item>
          <text:p text:style-name="P162"><text:span text:style-name="Strong_20_Emphasis">ActiveMQ</text:span></text:p>
        </text:list-item>
        <text:list-item>
          <text:p text:style-name="P162"><text:span text:style-name="Strong_20_Emphasis">IBM MQ</text:span></text:p>
        </text:list-item>
        <text:list-item>
          <text:p text:style-name="P162"><text:span text:style-name="Strong_20_Emphasis">Kafka</text:span> (high throughput, big data use cases)</text:p>
        </text:list-item>
      </text:list>
      <text:p text:style-name="P7"><text:soft-page-break/></text:p>
      <text:h text:style-name="P3" text:outline-level="1">Payment Service (Python)</text:h>
      <text:list xml:id="list3796292920" text:style-name="L111">
        <text:list-item>
          <text:p text:style-name="P163"><text:span text:style-name="Strong_20_Emphasis">Language</text:span> → Python</text:p>
        </text:list-item>
        <text:list-item>
          <text:p text:style-name="P163"><text:span text:style-name="Strong_20_Emphasis">File extension</text:span> → <text:span text:style-name="Source_20_Text">.py</text:span></text:p>
        </text:list-item>
        <text:list-item>
          <text:p text:style-name="P163"><text:span text:style-name="Strong_20_Emphasis">Dependency Tool</text:span> → <text:span text:style-name="Source_20_Text">pip</text:span></text:p>
        </text:list-item>
        <text:list-item>
          <text:p text:style-name="P163"><text:span text:style-name="Strong_20_Emphasis">Build file</text:span> → <text:span text:style-name="Source_20_Text">requirements.txt</text:span> (dependency list)</text:p>
        </text:list-item>
      </text:list>
      <text:h text:style-name="P5" text:outline-level="3">Example Flow</text:h>
      <text:list xml:id="list3785242633" text:style-name="L112">
        <text:list-item>
          <text:p text:style-name="P164">Input → Hall ticket number</text:p>
        </text:list-item>
        <text:list-item>
          <text:p text:style-name="P164">Output → API response with results</text:p>
        </text:list-item>
      </text:list>
      <text:p text:style-name="P7"/>
      <text:h text:style-name="P3" text:outline-level="1">Manual Deployment (Traditional Way)</text:h>
      <text:p text:style-name="P12">Steps:</text:p>
      <text:list xml:id="list1968454259" text:style-name="L113">
        <text:list-item>
          <text:p text:style-name="P165">Create server.</text:p>
        </text:list-item>
        <text:list-item>
          <text:p text:style-name="P165">Configure language runtime.</text:p>
        </text:list-item>
        <text:list-item>
          <text:p text:style-name="P165">Create system user.</text:p>
        </text:list-item>
        <text:list-item>
          <text:p text:style-name="P165">Create app directory.</text:p>
        </text:list-item>
        <text:list-item>
          <text:p text:style-name="P165">Download &amp; unzip code.</text:p>
        </text:list-item>
        <text:list-item>
          <text:p text:style-name="P165">Install dependencies.</text:p>
        </text:list-item>
        <text:list-item>
          <text:p text:style-name="P165">Create systemd service file.</text:p>
        </text:list-item>
        <text:list-item>
          <text:p text:style-name="P165">Run → <text:span text:style-name="Source_20_Text">daemon-reload</text:span>, <text:span text:style-name="Source_20_Text">start</text:span>, <text:span text:style-name="Source_20_Text">enable</text:span>.</text:p>
        </text:list-item>
      </text:list>
      <text:h text:style-name="P5" text:outline-level="3">Deployment Challenges</text:h>
      <text:list xml:id="list3518629382" text:style-name="L114">
        <text:list-item>
          <text:p text:style-name="P166">Manual steps are:</text:p>
          <text:list>
            <text:list-item>
              <text:p text:style-name="P166">Time consuming.</text:p>
            </text:list-item>
            <text:list-item>
              <text:p text:style-name="P166">Error-prone.</text:p>
            </text:list-item>
            <text:list-item>
              <text:p text:style-name="P166">Hard to troubleshoot.</text:p>
            </text:list-item>
            <text:list-item>
              <text:p text:style-name="P166">Require continuous attention.</text:p>
            </text:list-item>
          </text:list>
        </text:list-item>
      </text:list>
      <text:p text:style-name="P7"/>
      <text:h text:style-name="P3" text:outline-level="1"><text:soft-page-break/>Deployment Automation (Shell Scripts)</text:h>
      <text:list xml:id="list46297926" text:style-name="L115">
        <text:list-item>
          <text:p text:style-name="P167"><text:span text:style-name="Strong_20_Emphasis">Goal</text:span>: Automate steps → avoid repeated manual work.</text:p>
        </text:list-item>
        <text:list-item>
          <text:p text:style-name="P167"><text:span text:style-name="Strong_20_Emphasis">Approach</text:span>: Keep all commands in a shell script → run sequentially.</text:p>
        </text:list-item>
        <text:list-item>
          <text:p text:style-name="P167"><text:span text:style-name="Strong_20_Emphasis">Example</text:span>:</text:p>
          <text:p text:style-name="P41"><text:span text:style-name="Source_20_Text">#!/bin/bash</text:span></text:p>
          <text:p text:style-name="P41"><text:span text:style-name="Source_20_Text">set -e <text:s/># exit on error</text:span></text:p>
          <text:p text:style-name="P41"/>
          <text:p text:style-name="P41"><text:span text:style-name="Source_20_Text">echo "Installing Nginx..."</text:span></text:p>
          <text:p text:style-name="P41"><text:span text:style-name="Source_20_Text">dnf install nginx -y</text:span></text:p>
          <text:p text:style-name="P41"/>
          <text:p text:style-name="P41"><text:span text:style-name="Source_20_Text">echo "Starting service..."</text:span></text:p>
          <text:p text:style-name="P41"><text:span text:style-name="Source_20_Text">systemctl enable nginx</text:span></text:p>
          <text:p text:style-name="P42"><text:span text:style-name="Source_20_Text">systemctl restart nginx</text:span></text:p>
        </text:list-item>
      </text:list>
      <text:h text:style-name="P5" text:outline-level="3">Key Scripting Concepts</text:h>
      <text:list xml:id="list1088432897" text:style-name="L116">
        <text:list-item>
          <text:p text:style-name="P168"><text:span text:style-name="Strong_20_Emphasis">Variables</text:span> → store values for reuse.</text:p>
        </text:list-item>
        <text:list-item>
          <text:p text:style-name="P168"><text:span text:style-name="Strong_20_Emphasis">Data Types</text:span> → strings, numbers, arrays.</text:p>
        </text:list-item>
        <text:list-item>
          <text:p text:style-name="P168"><text:span text:style-name="Strong_20_Emphasis">Conditions</text:span> → <text:span text:style-name="Source_20_Text">if</text:span>, <text:span text:style-name="Source_20_Text">else</text:span> for decision-making.</text:p>
        </text:list-item>
        <text:list-item>
          <text:p text:style-name="P168"><text:span text:style-name="Strong_20_Emphasis">Loops</text:span> → repeat tasks (<text:span text:style-name="Source_20_Text">for</text:span>, <text:span text:style-name="Source_20_Text">while</text:span>).</text:p>
        </text:list-item>
        <text:list-item>
          <text:p text:style-name="P168"><text:span text:style-name="Strong_20_Emphasis">Functions</text:span> → group reusable commands.</text:p>
        </text:list-item>
        <text:list-item>
          <text:p text:style-name="P168"><text:span text:style-name="Strong_20_Emphasis">Error Handling</text:span> → stop on failure or retry.</text:p>
        </text:list-item>
      </text:list>
      <text:p text:style-name="P7"/>
      <text:p text:style-name="P12">✅ With this, Roboshop’s architecture now includes:</text:p>
      <text:list xml:id="list3053687180" text:style-name="L117">
        <text:list-item>
          <text:p text:style-name="P169"><text:span text:style-name="Strong_20_Emphasis">Databases</text:span> → MySQL, MongoDB, Redis</text:p>
        </text:list-item>
        <text:list-item>
          <text:p text:style-name="P169"><text:span text:style-name="Strong_20_Emphasis">Backend Services</text:span> → NodeJS (Catalogue, User), Java (Shipping), Python (Payment)</text:p>
        </text:list-item>
        <text:list-item>
          <text:p text:style-name="P169"><text:span text:style-name="Strong_20_Emphasis">Messaging Layer</text:span> → RabbitMQ</text:p>
        </text:list-item>
        <text:list-item>
          <text:p text:style-name="P169"><text:span text:style-name="Strong_20_Emphasis">Frontend</text:span> → Nginx + Angular/React (static files)</text:p>
        </text:list-item>
        <text:list-item>
          <text:p text:style-name="P169"><text:span text:style-name="Strong_20_Emphasis">Deployment Automation</text:span> → Shell scripts</text:p>
        </text:list-item>
      </text:list>
      <text:p text:style-name="P7"/>
      <text:h text:style-name="Heading_20_1" text:outline-level="1">📝 Shell Scripting &amp; AWS Automation Notes</text:h>
      <text:h text:style-name="Heading_20_2" text:outline-level="2">1. Basics</text:h>
      <text:list xml:id="list3230658761" text:style-name="L118">
        <text:list-item>
          <text:p text:style-name="P171"><text:span text:style-name="Strong_20_Emphasis">Variables</text:span> → Store values for reuse (<text:span text:style-name="Source_20_Text">x=10</text:span>).</text:p>
        </text:list-item>
        <text:list-item>
          <text:p text:style-name="P171"><text:span text:style-name="Strong_20_Emphasis">Data types</text:span> → Everything is a string by default; numbers work inside <text:span text:style-name="Source_20_Text">(( ))</text:span>.</text:p>
        </text:list-item>
        <text:list-item>
          <text:p text:style-name="P171"><text:span text:style-name="Strong_20_Emphasis">Conditions</text:span> → <text:span text:style-name="Source_20_Text">if [ condition ]; then … fi</text:span>.</text:p>
        </text:list-item>
        <text:list-item>
          <text:p text:style-name="P171"><text:soft-page-break/><text:span text:style-name="Strong_20_Emphasis">Functions</text:span> → Group reusable logic.</text:p>
        </text:list-item>
        <text:list-item>
          <text:p text:style-name="P171"><text:span text:style-name="Strong_20_Emphasis">Exit status</text:span> → <text:span text:style-name="Source_20_Text">$?</text:span> (0 = success, non-zero = error).</text:p>
        </text:list-item>
        <text:list-item>
          <text:p text:style-name="P171"><text:span text:style-name="Strong_20_Emphasis">Redirections</text:span></text:p>
          <text:list>
            <text:list-item>
              <text:p text:style-name="P171"><text:span text:style-name="Source_20_Text">&gt;</text:span> overwrite</text:p>
            </text:list-item>
            <text:list-item>
              <text:p text:style-name="P171"><text:span text:style-name="Source_20_Text">&gt;&gt;</text:span> append</text:p>
            </text:list-item>
            <text:list-item>
              <text:p text:style-name="P171"><text:span text:style-name="Source_20_Text">2&gt;</text:span> errors</text:p>
            </text:list-item>
            <text:list-item>
              <text:p text:style-name="P171"><text:span text:style-name="Source_20_Text">&amp;&gt;</text:span> both stdout + stderr</text:p>
            </text:list-item>
          </text:list>
        </text:list-item>
        <text:list-item>
          <text:p text:style-name="P171"><text:span text:style-name="Strong_20_Emphasis">Logs</text:span> → For troubleshooting (write to file with timestamps).</text:p>
        </text:list-item>
        <text:list-item>
          <text:p text:style-name="P171"><text:span text:style-name="Strong_20_Emphasis">Colors</text:span> → For humans (readability in console).</text:p>
        </text:list-item>
      </text:list>
      <text:p text:style-name="Horizontal_20_Line"/>
      <text:h text:style-name="Heading_20_2" text:outline-level="2">2. Loops / Iterations</text:h>
      <text:list xml:id="list1340920707" text:style-name="L119">
        <text:list-item>
          <text:p text:style-name="P172"><text:span text:style-name="Strong_20_Emphasis">Why loops?</text:span></text:p>
          <text:list>
            <text:list-item>
              <text:p text:style-name="P172">No performance improvement directly</text:p>
            </text:list-item>
            <text:list-item>
              <text:p text:style-name="P172">Reduces repetitive efforts</text:p>
            </text:list-item>
            <text:list-item>
              <text:p text:style-name="P172">Less code duplication</text:p>
            </text:list-item>
            <text:list-item>
              <text:p text:style-name="P172">Easier to maintain</text:p>
            </text:list-item>
            <text:list-item>
              <text:p text:style-name="P172">Supports dynamic workloads</text:p>
            </text:list-item>
          </text:list>
        </text:list-item>
      </text:list>
      <text:h text:style-name="Heading_20_3" text:outline-level="3">Example</text:h>
      <text:p text:style-name="Preformatted_20_Text"><text:span text:style-name="Source_20_Text">for(int i=0;i&lt;1000;i++){</text:span></text:p>
      <text:p text:style-name="Preformatted_20_Text"><text:span text:style-name="Source_20_Text"><text:s text:c="4"/>print i;</text:span></text:p>
      <text:p text:style-name="P43"><text:span text:style-name="Source_20_Text">}</text:span></text:p>
      <text:p text:style-name="Text_20_body">Equivalent in Bash:</text:p>
      <text:p text:style-name="Preformatted_20_Text"><text:span text:style-name="Source_20_Text">for i in {0..99}; do</text:span></text:p>
      <text:p text:style-name="Preformatted_20_Text"><text:span text:style-name="Source_20_Text"><text:s text:c="2"/>echo "print $i"</text:span></text:p>
      <text:p text:style-name="P43"><text:span text:style-name="Source_20_Text">done</text:span></text:p>
      <text:p text:style-name="Horizontal_20_Line"/>
      <text:h text:style-name="Heading_20_2" text:outline-level="2">3. Error Handling</text:h>
      <text:list xml:id="list2375498165" text:style-name="L120">
        <text:list-item>
          <text:p text:style-name="P173"><text:span text:style-name="Strong_20_Emphasis">Expected errors</text:span> → should be handled gracefully.</text:p>
        </text:list-item>
        <text:list-item>
          <text:p text:style-name="P173"><text:span text:style-name="Strong_20_Emphasis">Unexpected errors</text:span> → fail fast, alert the user.</text:p>
        </text:list-item>
      </text:list>
      <text:p text:style-name="Text_20_body">Example:</text:p>
      <text:list xml:id="list538245141" text:style-name="L121">
        <text:list-item>
          <text:p text:style-name="P174"><text:span text:style-name="Source_20_Text">aws s3 ls</text:span> → no output is fine (empty bucket).</text:p>
        </text:list-item>
        <text:list-item>
          <text:p text:style-name="P174">Error means authentication is wrong (must fix).</text:p>
        </text:list-item>
      </text:list>
      <text:p text:style-name="Horizontal_20_Line"><text:soft-page-break/></text:p>
      <text:h text:style-name="Heading_20_2" text:outline-level="2">4. AWS Automation (CLI)</text:h>
      <text:h text:style-name="Heading_20_3" text:outline-level="3">Authentication</text:h>
      <text:p text:style-name="P43"><text:span text:style-name="Source_20_Text">aws configure</text:span></text:p>
      <text:h text:style-name="Heading_20_3" text:outline-level="3">Create an EC2 Instance</text:h>
      <text:p text:style-name="Preformatted_20_Text"><text:span text:style-name="Source_20_Text">aws ec2 run-instances \</text:span></text:p>
      <text:p text:style-name="Preformatted_20_Text"><text:span text:style-name="Source_20_Text"><text:s text:c="2"/>--image-id ami-09c813fb71547fc4f \</text:span></text:p>
      <text:p text:style-name="Preformatted_20_Text"><text:span text:style-name="Source_20_Text"><text:s text:c="2"/>--instance-type t3.micro \</text:span></text:p>
      <text:p text:style-name="Preformatted_20_Text"><text:span text:style-name="Source_20_Text"><text:s text:c="2"/>--security-group-ids sg-07c8acf3fa6b923fa \</text:span></text:p>
      <text:p text:style-name="Preformatted_20_Text"><text:span text:style-name="Source_20_Text"><text:s text:c="2"/>--tag-specifications 'ResourceType=instance,Tags=[{Key=Name,Value=Test}]' \</text:span></text:p>
      <text:p text:style-name="Preformatted_20_Text"><text:span text:style-name="Source_20_Text"><text:s text:c="2"/>--query 'Instances[0].InstanceId' \</text:span></text:p>
      <text:p text:style-name="P43"><text:span text:style-name="Source_20_Text"><text:s text:c="2"/>--output text</text:span></text:p>
      <text:h text:style-name="Heading_20_3" text:outline-level="3">Get IP of an Instance</text:h>
      <text:list xml:id="list3226261928" text:style-name="L122">
        <text:list-item>
          <text:p text:style-name="P175"><text:span text:style-name="Strong_20_Emphasis">Public IP</text:span></text:p>
        </text:list-item>
      </text:list>
      <text:p text:style-name="Preformatted_20_Text"><text:span text:style-name="Source_20_Text">aws ec2 describe-instances \</text:span></text:p>
      <text:p text:style-name="Preformatted_20_Text"><text:span text:style-name="Source_20_Text"><text:s text:c="2"/>--instance-ids i-0682bd1dbd92ce16c \</text:span></text:p>
      <text:p text:style-name="Preformatted_20_Text"><text:span text:style-name="Source_20_Text"><text:s text:c="2"/>--query 'Reservations[0].Instances[0].PublicIpAddress' \</text:span></text:p>
      <text:p text:style-name="P43"><text:span text:style-name="Source_20_Text"><text:s text:c="2"/>--output text</text:span></text:p>
      <text:list xml:id="list507221827" text:style-name="L123">
        <text:list-item>
          <text:p text:style-name="P176"><text:span text:style-name="Strong_20_Emphasis">Private IP</text:span></text:p>
        </text:list-item>
      </text:list>
      <text:p text:style-name="Preformatted_20_Text"><text:span text:style-name="Source_20_Text">aws ec2 describe-instances \</text:span></text:p>
      <text:p text:style-name="Preformatted_20_Text"><text:span text:style-name="Source_20_Text"><text:s text:c="2"/>--instance-ids i-0682bd1dbd92ce16c \</text:span></text:p>
      <text:p text:style-name="Preformatted_20_Text"><text:span text:style-name="Source_20_Text"><text:s text:c="2"/>--query 'Reservations[0].Instances[0].PrivateIpAddress' \</text:span></text:p>
      <text:p text:style-name="P43"><text:span text:style-name="Source_20_Text"><text:s text:c="2"/>--output text</text:span></text:p>
      <text:h text:style-name="Heading_20_3" text:outline-level="3">Dynamic Logic</text:h>
      <text:p text:style-name="Preformatted_20_Text"><text:span text:style-name="Source_20_Text">if [ "$INSTANCE_TYPE" == "frontend" ]; then</text:span></text:p>
      <text:p text:style-name="Preformatted_20_Text"><text:span text:style-name="Source_20_Text"><text:s text:c="2"/>IP=$(aws ec2 describe-instances ... --query 'Reservations[0].Instances[0].PublicIpAddress' --output text)</text:span></text:p>
      <text:p text:style-name="Preformatted_20_Text"><text:span text:style-name="Source_20_Text">else</text:span></text:p>
      <text:p text:style-name="Preformatted_20_Text"><text:span text:style-name="Source_20_Text"><text:s text:c="2"/>IP=$(aws ec2 describe-instances ... --query 'Reservations[0].Instances[0].PrivateIpAddress' --output text)</text:span></text:p>
      <text:p text:style-name="P43"><text:span text:style-name="Source_20_Text">fi</text:span></text:p>
      <text:p text:style-name="Horizontal_20_Line"/>
      <text:h text:style-name="Heading_20_2" text:outline-level="2">5. Route53 Record Update</text:h>
      <text:p text:style-name="Preformatted_20_Text"><text:span text:style-name="Source_20_Text">aws route53 change-resource-record-sets \</text:span></text:p>
      <text:p text:style-name="Preformatted_20_Text"><text:span text:style-name="Source_20_Text"><text:s text:c="2"/>--hosted-zone-id Z0948150OFPSYTNVYZOY \</text:span></text:p>
      <text:p text:style-name="Preformatted_20_Text"><text:span text:style-name="Source_20_Text"><text:s text:c="2"/>--change-batch '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Comment": "Updating record set",</text:span></text:p>
      <text:p text:style-name="Preformatted_20_Text"><text:span text:style-name="Source_20_Text"><text:s text:c="4"/>"Changes": [{</text:span></text:p>
      <text:p text:style-name="Preformatted_20_Text"><text:span text:style-name="Source_20_Text"><text:s text:c="6"/>"Action": "UPSERT",</text:span></text:p>
      <text:p text:style-name="Preformatted_20_Text"><text:span text:style-name="Source_20_Text"><text:s text:c="6"/>"ResourceRecordSet": {</text:span></text:p>
      <text:p text:style-name="Preformatted_20_Text"><text:span text:style-name="Source_20_Text"><text:s text:c="8"/>"Name": "'$RECORD_NAME'",</text:span></text:p>
      <text:p text:style-name="Preformatted_20_Text"><text:span text:style-name="Source_20_Text"><text:s text:c="8"/>"Type": "A",</text:span></text:p>
      <text:p text:style-name="Preformatted_20_Text"><text:soft-page-break/><text:span text:style-name="Source_20_Text"><text:s text:c="8"/>"TTL": 1,</text:span></text:p>
      <text:p text:style-name="Preformatted_20_Text"><text:span text:style-name="Source_20_Text"><text:s text:c="8"/>"ResourceRecords": [{</text:span></text:p>
      <text:p text:style-name="Preformatted_20_Text"><text:span text:style-name="Source_20_Text"><text:s text:c="10"/>"Value": "'$IP'"</text:span></text:p>
      <text:p text:style-name="Preformatted_20_Text"><text:span text:style-name="Source_20_Text"><text:s text:c="8"/>}]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]</text:span></text:p>
      <text:p text:style-name="P43"><text:span text:style-name="Source_20_Text"><text:s text:c="2"/>}'</text:span></text:p>
      <text:p text:style-name="Horizontal_20_Line"/>
      <text:h text:style-name="Heading_20_2" text:outline-level="2">6. Git Basics</text:h>
      <text:list xml:id="list1263420881" text:style-name="L124">
        <text:list-item>
          <text:p text:style-name="P177"><text:span text:style-name="Strong_20_Emphasis">Initialize existing folder as repo</text:span></text:p>
        </text:list-item>
      </text:list>
      <text:p text:style-name="P43"><text:span text:style-name="Source_20_Text">git init</text:span></text:p>
      <text:p text:style-name="Horizontal_20_Line"/>
      <text:p text:style-name="Text_20_body">✅ With this structure:</text:p>
      <text:list xml:id="list2285935261" text:style-name="L125">
        <text:list-item>
          <text:p text:style-name="P178"><text:span text:style-name="Strong_20_Emphasis">Concepts (scripting)</text:span> → variables, conditions, loops, logs, error handling.</text:p>
        </text:list-item>
        <text:list-item>
          <text:p text:style-name="P178"><text:span text:style-name="Strong_20_Emphasis">AWS automation</text:span> → EC2, IP fetching, Route53 update.</text:p>
        </text:list-item>
        <text:list-item>
          <text:p text:style-name="P178"><text:span text:style-name="Strong_20_Emphasis">DevOps practices</text:span> → logging, error handling, Git integration.</text:p>
        </text:list-item>
      </text:list>
      <text:p text:style-name="Horizontal_20_Line"/>
      <text:p text:style-name="Text_20_body">Do you want me to <text:span text:style-name="Strong_20_Emphasis">bundle all these into one reusable Bash script</text:span> (create EC2 → fetch IP → update Route53 automatically)?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📝 Shell Scripting &amp; Automation Notes (Extended)</text:h>
      <text:h text:style-name="Heading_20_2" text:outline-level="2">1. Core Concepts</text:h>
      <text:list xml:id="list3909419195" text:style-name="L126">
        <text:list-item>
          <text:p text:style-name="P179"><text:span text:style-name="Strong_20_Emphasis">Variables</text:span> → store values for reuse.</text:p>
        </text:list-item>
        <text:list-item>
          <text:p text:style-name="P179"><text:span text:style-name="Strong_20_Emphasis">Data types</text:span> → Bash treats everything as strings (arrays, integers in <text:span text:style-name="Source_20_Text">(( ))</text:span>).</text:p>
        </text:list-item>
        <text:list-item>
          <text:p text:style-name="P179"><text:soft-page-break/><text:span text:style-name="Strong_20_Emphasis">Conditions</text:span> → <text:span text:style-name="Source_20_Text">if [ condition ]; then … fi</text:span>.</text:p>
        </text:list-item>
        <text:list-item>
          <text:p text:style-name="P179"><text:span text:style-name="Strong_20_Emphasis">Exit status</text:span> → <text:span text:style-name="Source_20_Text">$?</text:span> (0 = success, non-zero = failure).</text:p>
        </text:list-item>
        <text:list-item>
          <text:p text:style-name="P179"><text:span text:style-name="Strong_20_Emphasis">Functions</text:span> → reusable code blocks.</text:p>
        </text:list-item>
        <text:list-item>
          <text:p text:style-name="P179"><text:span text:style-name="Strong_20_Emphasis">Loops</text:span> → iterate for repetitive tasks.</text:p>
        </text:list-item>
        <text:list-item>
          <text:p text:style-name="P179"><text:span text:style-name="Strong_20_Emphasis">Redirections &amp; Logs</text:span> →</text:p>
          <text:list>
            <text:list-item>
              <text:p text:style-name="P179"><text:span text:style-name="Source_20_Text">&gt;</text:span> overwrite, <text:span text:style-name="Source_20_Text">&gt;&gt;</text:span> append, <text:span text:style-name="Source_20_Text">2&gt;</text:span> errors, <text:span text:style-name="Source_20_Text">&amp;&gt;</text:span> stdout+stderr.</text:p>
            </text:list-item>
            <text:list-item>
              <text:p text:style-name="P179">Logs → for troubleshooting.</text:p>
            </text:list-item>
          </text:list>
        </text:list-item>
        <text:list-item>
          <text:p text:style-name="P179"><text:span text:style-name="Strong_20_Emphasis">Error Handling</text:span> → handle <text:span text:style-name="Emphasis">expected</text:span> errors, fail on <text:span text:style-name="Emphasis">unexpected</text:span> ones.</text:p>
        </text:list-item>
      </text:list>
      <text:p text:style-name="Horizontal_20_Line"/>
      <text:h text:style-name="Heading_20_2" text:outline-level="2">2. SED (Streamline Editor)</text:h>
      <text:list xml:id="list4224993239" text:style-name="L127">
        <text:list-item>
          <text:p text:style-name="P180"><text:span text:style-name="Strong_20_Emphasis">Definition</text:span> → Non-interactive editor to manipulate text streams.</text:p>
        </text:list-item>
      </text:list>
      <text:h text:style-name="Heading_20_3" text:outline-level="3">Common Commands</text:h>
      <text:list xml:id="list998091798" text:style-name="L128">
        <text:list-item>
          <text:p text:style-name="P181">Insert line before 1st:</text:p>
          <text:p text:style-name="P44"><text:span text:style-name="Source_20_Text">sed '1i Hello SED' file</text:span></text:p>
        </text:list-item>
        <text:list-item>
          <text:p text:style-name="P181">Insert after 1st line:</text:p>
          <text:p text:style-name="P44"><text:span text:style-name="Source_20_Text">sed '1a Hello' file</text:span></text:p>
        </text:list-item>
        <text:list-item>
          <text:p text:style-name="P181">Delete 2nd line:</text:p>
          <text:p text:style-name="P44"><text:span text:style-name="Source_20_Text">sed '2d' file</text:span></text:p>
        </text:list-item>
        <text:list-item>
          <text:p text:style-name="P181">Delete lines containing "Hello":</text:p>
          <text:p text:style-name="P44"><text:span text:style-name="Source_20_Text">sed '/Hello/d' file</text:span></text:p>
        </text:list-item>
        <text:list-item>
          <text:p text:style-name="P181">Substitute first occurrence of <text:span text:style-name="Source_20_Text">root</text:span> with <text:span text:style-name="Source_20_Text">ROOT</text:span> in every line:</text:p>
          <text:p text:style-name="P44"><text:span text:style-name="Source_20_Text">sed 's/root/ROOT/' file</text:span></text:p>
        </text:list-item>
        <text:list-item>
          <text:p text:style-name="P181">Substitute all occurrences:</text:p>
          <text:p text:style-name="P44"><text:span text:style-name="Source_20_Text">sed 's/root/ROOT/g' file</text:span></text:p>
        </text:list-item>
        <text:list-item>
          <text:p text:style-name="P181">Replace 3rd line completely:</text:p>
          <text:p text:style-name="P44"><text:span text:style-name="Source_20_Text">sed '3c Hello change' file</text:span></text:p>
        </text:list-item>
        <text:list-item>
          <text:p text:style-name="P181">Change line based on pattern:</text:p>
          <text:p text:style-name="P44"><text:span text:style-name="Source_20_Text">sed '/error/c NO-ERROR' file</text:span></text:p>
        </text:list-item>
      </text:list>
      <text:p text:style-name="Horizontal_20_Line"/>
      <text:h text:style-name="Heading_20_2" text:outline-level="2"><text:soft-page-break/>3. Idempotency</text:h>
      <text:list xml:id="list2570435457" text:style-name="L129">
        <text:list-item>
          <text:p text:style-name="P182"><text:span text:style-name="Strong_20_Emphasis">Definition</text:span> → A script/operation should give the <text:span text:style-name="Emphasis">same result even if executed multiple times</text:span>.</text:p>
        </text:list-item>
        <text:list-item>
          <text:p text:style-name="P182"><text:span text:style-name="Strong_20_Emphasis">HTTP analogy</text:span>:</text:p>
          <text:list>
            <text:list-item>
              <text:p text:style-name="P182"><text:span text:style-name="Strong_20_Emphasis">GET</text:span> → idempotent (safe).</text:p>
            </text:list-item>
            <text:list-item>
              <text:p text:style-name="P182"><text:span text:style-name="Strong_20_Emphasis">POST</text:span> → risk of duplicates/errors, needs safeguards.</text:p>
            </text:list-item>
            <text:list-item>
              <text:p text:style-name="P182"><text:span text:style-name="Strong_20_Emphasis">PUT/UPDATE</text:span> → safe if check before updating.</text:p>
            </text:list-item>
            <text:list-item>
              <text:p text:style-name="P182"><text:span text:style-name="Strong_20_Emphasis">DELETE</text:span> → safe if check already deleted.</text:p>
            </text:list-item>
          </text:list>
        </text:list-item>
      </text:list>
      <text:h text:style-name="Heading_20_3" text:outline-level="3">Example in Automation</text:h>
      <text:list xml:id="list1385694198" text:style-name="L130">
        <text:list-item>
          <text:p text:style-name="P183">Ensure user exists only once:</text:p>
          <text:p text:style-name="P45"><text:span text:style-name="Source_20_Text">if id roboshop &amp;&gt;/dev/null; then</text:span></text:p>
          <text:p text:style-name="P45"><text:span text:style-name="Source_20_Text"><text:s text:c="2"/>echo "User exists, skipping..."</text:span></text:p>
          <text:p text:style-name="P45"><text:span text:style-name="Source_20_Text">else</text:span></text:p>
          <text:p text:style-name="P45"><text:span text:style-name="Source_20_Text"><text:s text:c="2"/>useradd roboshop</text:span></text:p>
          <text:p text:style-name="P46"><text:span text:style-name="Source_20_Text">fi</text:span></text:p>
        </text:list-item>
        <text:list-item>
          <text:p text:style-name="P183">Ensure DB/catalogue exists in MongoDB:</text:p>
          <text:p text:style-name="P45"><text:span text:style-name="Source_20_Text">mongosh mongodb.daws86s.fun --quiet \</text:span></text:p>
          <text:p text:style-name="P46"><text:span text:style-name="Source_20_Text"><text:s text:c="2"/>--eval "db.getMongo().getDBNames().indexOf('catalogue')"</text:span></text:p>
        </text:list-item>
      </text:list>
      <text:p text:style-name="Horizontal_20_Line"/>
      <text:p text:style-name="Text_20_body">✅ This way, your notes are <text:span text:style-name="Strong_20_Emphasis">modular</text:span>:</text:p>
      <text:list xml:id="list28282518" text:style-name="L131">
        <text:list-item>
          <text:p text:style-name="P184">Core shell concepts</text:p>
        </text:list-item>
        <text:list-item>
          <text:p text:style-name="P184"><text:span text:style-name="Source_20_Text">sed</text:span> usage</text:p>
        </text:list-item>
        <text:list-item>
          <text:p text:style-name="P184">Idempotency in automation</text:p>
        </text:list-item>
      </text:list>
      <text:p text:style-name="Horizontal_20_Line"/>
      <text:p text:style-name="Text_20_body">Do you want me to also <text:span text:style-name="Strong_20_Emphasis">add AWK (text processing)</text:span> next (similar to how we did for <text:span text:style-name="Source_20_Text">sed</text:span>), so your sheet covers both major Linux text editors?</text:p>
      <text:p text:style-name="Text_20_body"/>
      <text:p text:style-name="Text_20_body"/>
      <text:p text:style-name="Text_20_body"/>
      <text:h text:style-name="Heading_20_1" text:outline-level="1">📝 Shell Scripting &amp; Automation Notes (Extended with AWK)</text:h>
      <text:h text:style-name="Heading_20_2" text:outline-level="2">4. AWK (Pattern Scanning &amp; Processing Language)</text:h>
      <text:list xml:id="list176745522" text:style-name="L132">
        <text:list-item>
          <text:p text:style-name="P185"><text:span text:style-name="Strong_20_Emphasis">Definition</text:span> → AWK reads text <text:span text:style-name="Strong_20_Emphasis">line by line</text:span>, splits it into <text:span text:style-name="Strong_20_Emphasis">fields/columns</text:span>, and processes them.</text:p>
        </text:list-item>
        <text:list-item>
          <text:p text:style-name="P185"><text:soft-page-break/><text:span text:style-name="Strong_20_Emphasis">Default field separator (FS)</text:span> → whitespace (space/tab).</text:p>
        </text:list-item>
        <text:list-item>
          <text:p text:style-name="P185"><text:span text:style-name="Strong_20_Emphasis">Default output field separator (OFS)</text:span> → space.</text:p>
        </text:list-item>
        <text:list-item>
          <text:p text:style-name="P185"><text:span text:style-name="Strong_20_Emphasis">Syntax</text:span>:</text:p>
          <text:p text:style-name="P47"><text:span text:style-name="Source_20_Text">awk 'pattern { action }' file</text:span></text:p>
        </text:list-item>
      </text:list>
      <text:p text:style-name="Horizontal_20_Line"/>
      <text:h text:style-name="Heading_20_3" text:outline-level="3">Common Uses</text:h>
      <text:h text:style-name="Heading_20_4" text:outline-level="4">1. Print Entire Line</text:h>
      <text:p text:style-name="P43"><text:span text:style-name="Source_20_Text">awk '{print}' file</text:span></text:p>
      <text:h text:style-name="Heading_20_4" text:outline-level="4">2. Print Specific Columns</text:h>
      <text:list xml:id="list2274299749" text:style-name="L133">
        <text:list-item>
          <text:p text:style-name="P186">Print first column:</text:p>
          <text:p text:style-name="P48"><text:span text:style-name="Source_20_Text">awk '{print $1}' file</text:span></text:p>
        </text:list-item>
        <text:list-item>
          <text:p text:style-name="P186">Print first and third columns:</text:p>
          <text:p text:style-name="P48"><text:span text:style-name="Source_20_Text">awk '{print $1, $3}' file</text:span></text:p>
        </text:list-item>
      </text:list>
      <text:h text:style-name="Heading_20_4" text:outline-level="4">3. Use a Different Field Separator</text:h>
      <text:list xml:id="list3858751451" text:style-name="L134">
        <text:list-item>
          <text:p text:style-name="P187">Example: CSV file with commas</text:p>
          <text:p text:style-name="P49"><text:span text:style-name="Source_20_Text">awk -F, '{print $1, $2}' file.csv</text:span></text:p>
        </text:list-item>
      </text:list>
      <text:h text:style-name="Heading_20_4" text:outline-level="4">4. NR (Number of Record = Line Number)</text:h>
      <text:list xml:id="list2301281325" text:style-name="L135">
        <text:list-item>
          <text:p text:style-name="P188">Print line number + line:</text:p>
          <text:p text:style-name="P50"><text:span text:style-name="Source_20_Text">awk '{print NR, $0}' file</text:span></text:p>
        </text:list-item>
      </text:list>
      <text:h text:style-name="Heading_20_4" text:outline-level="4">5. NF (Number of Fields)</text:h>
      <text:list xml:id="list179597357" text:style-name="L136">
        <text:list-item>
          <text:p text:style-name="P189">Print last field of each line:</text:p>
          <text:p text:style-name="P51"><text:span text:style-name="Source_20_Text">awk '{print $NF}' file</text:span></text:p>
        </text:list-item>
      </text:list>
      <text:h text:style-name="Heading_20_4" text:outline-level="4">6. Condition-Based Filtering</text:h>
      <text:list xml:id="list3034338115" text:style-name="L137">
        <text:list-item>
          <text:p text:style-name="P190">Print lines where first column = "root":</text:p>
          <text:p text:style-name="P52"><text:span text:style-name="Source_20_Text">awk '$1=="root" {print $0}' /etc/passwd</text:span></text:p>
        </text:list-item>
        <text:list-item>
          <text:p text:style-name="P190">Print lines where age &gt; 30 (assuming 3rd column = age):</text:p>
          <text:p text:style-name="P52"><text:span text:style-name="Source_20_Text">awk '$3 &gt; 30 {print $1, $3}' file</text:span></text:p>
        </text:list-item>
      </text:list>
      <text:h text:style-name="Heading_20_4" text:outline-level="4">7. BEGIN &amp; END Blocks</text:h>
      <text:list xml:id="list235803537" text:style-name="L138">
        <text:list-item>
          <text:p text:style-name="P191">BEGIN → runs once before reading lines.</text:p>
        </text:list-item>
        <text:list-item>
          <text:p text:style-name="P191">END → runs once after reading all lines.</text:p>
        </text:list-item>
      </text:list>
      <text:p text:style-name="P43"><text:soft-page-break/><text:span text:style-name="Source_20_Text">awk 'BEGIN {print "Start"} {print $1} END {print "End"}' file</text:span></text:p>
      <text:p text:style-name="Horizontal_20_Line"/>
      <text:h text:style-name="Heading_20_3" text:outline-level="3">Example: <text:span text:style-name="Source_20_Text">/etc/passwd</text:span></text:h>
      <text:p text:style-name="P43"><text:span text:style-name="Source_20_Text">awk -F: '{print $1, $3}' /etc/passwd</text:span></text:p>
      <text:p text:style-name="Text_20_body">👉 Prints username and UID.</text:p>
      <text:p text:style-name="Horizontal_20_Line"/>
      <text:h text:style-name="Heading_20_3" text:outline-level="3">Quick Comparison — <text:span text:style-name="Source_20_Text">sed</text:span> vs <text:span text:style-name="Source_20_Text">awk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ource_20_Text">sed</text:span></text:p>
            </table:table-cell>
            <table:table-cell table:style-name="Table1.A1" office:value-type="string">
              <text:p text:style-name="Table_20_Heading"><text:span text:style-name="Source_20_Text">awk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Purpose</text:p>
          </table:table-cell>
          <table:table-cell table:style-name="Table1.A1" office:value-type="string">
            <text:p text:style-name="Table_20_Contents">Stream editor (line editing)</text:p>
          </table:table-cell>
          <table:table-cell table:style-name="Table1.A1" office:value-type="string">
            <text:p text:style-name="Table_20_Contents">Pattern scanning &amp; field-based</text:p>
          </table:table-cell>
        </table:table-row>
        <table:table-row>
          <table:table-cell table:style-name="Table1.A1" office:value-type="string">
            <text:p text:style-name="Table_20_Contents">Works on</text:p>
          </table:table-cell>
          <table:table-cell table:style-name="Table1.A1" office:value-type="string">
            <text:p text:style-name="Table_20_Contents">Whole lines, patterns</text:p>
          </table:table-cell>
          <table:table-cell table:style-name="Table1.A1" office:value-type="string">
            <text:p text:style-name="Table_20_Contents">Fields/columns inside lines</text:p>
          </table:table-cell>
        </table:table-row>
        <table:table-row>
          <table:table-cell table:style-name="Table1.A1" office:value-type="string">
            <text:p text:style-name="Table_20_Contents">Best for</text:p>
          </table:table-cell>
          <table:table-cell table:style-name="Table1.A1" office:value-type="string">
            <text:p text:style-name="Table_20_Contents">Replace, insert, delete</text:p>
          </table:table-cell>
          <table:table-cell table:style-name="Table1.A1" office:value-type="string">
            <text:p text:style-name="Table_20_Contents">Reports, filtering, analytics</text:p>
          </table:table-cell>
        </table:table-row>
        <table:table-row>
          <table:table-cell table:style-name="Table1.A1" office:value-type="string">
            <text:p text:style-name="Table_20_Contents">Complexity</text:p>
          </table:table-cell>
          <table:table-cell table:style-name="Table1.A1" office:value-type="string">
            <text:p text:style-name="Table_20_Contents">Simpler</text:p>
          </table:table-cell>
          <table:table-cell table:style-name="Table1.A1" office:value-type="string">
            <text:p text:style-name="Table_20_Contents">More powerful (mini language)</text:p>
          </table:table-cell>
        </table:table-row>
      </table:table>
      <text:p text:style-name="Horizontal_20_Line"/>
      <text:p text:style-name="Text_20_body">✅ Now your sheet covers:</text:p>
      <text:list xml:id="list2742105153" text:style-name="L139">
        <text:list-item>
          <text:p text:style-name="P192">Variables, Conditions, Functions, Loops</text:p>
        </text:list-item>
        <text:list-item>
          <text:p text:style-name="P192">Exit Status, Redirection, Logs, Error handling</text:p>
        </text:list-item>
        <text:list-item>
          <text:p text:style-name="P192"><text:span text:style-name="Source_20_Text">sed</text:span> (editing)</text:p>
        </text:list-item>
        <text:list-item>
          <text:p text:style-name="P192"><text:span text:style-name="Strong_20_Emphasis"><text:span text:style-name="Source_20_Text">awk</text:span></text:span><text:span text:style-name="Strong_20_Emphasis"> (field-based processing)</text:span></text:p>
        </text:list-item>
        <text:list-item>
          <text:p text:style-name="P192">Idempotency</text:p>
        </text:list-item>
      </text:list>
      <text:p text:style-name="Horizontal_20_Line"/>
      <text:p text:style-name="Text_20_body">Do you want me to also <text:span text:style-name="Strong_20_Emphasis">add GREP &amp; REGEX basics</text:span> (pattern searching) so your sheet becomes a <text:span text:style-name="Strong_20_Emphasis">complete Linux text processing toolkit</text:span>?</text:p>
      <text:p text:style-name="Text_20_body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5:10:55.970986456</meta:creation-date>
    <meta:generator>LibreOffice/7.3.7.2$Linux_X86_64 LibreOffice_project/30$Build-2</meta:generator>
    <dc:date>2025-09-24T18:27:59.328766271</dc:date>
    <meta:editing-duration>PT38M54S</meta:editing-duration>
    <meta:editing-cycles>2</meta:editing-cycles>
    <meta:print-date>2025-09-24T18:24:36.774581641</meta:print-date>
    <meta:document-statistic meta:table-count="1" meta:image-count="0" meta:object-count="0" meta:page-count="50" meta:paragraph-count="1288" meta:word-count="6889" meta:character-count="42553" meta:non-whitespace-character-count="36628"/>
  </office:meta>
</office:document-meta>
</file>